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48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14.78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14.23mm"/>
    </style:style>
    <style:style style:name="co9" style:family="table-column">
      <style:table-column-properties fo:break-before="auto" style:column-width="39.56mm"/>
    </style:style>
    <style:style style:name="co10" style:family="table-column">
      <style:table-column-properties fo:break-before="auto" style:column-width="28.38mm"/>
    </style:style>
    <style:style style:name="co11" style:family="table-column">
      <style:table-column-properties fo:break-before="auto" style:column-width="15.4mm"/>
    </style:style>
    <style:style style:name="co12" style:family="table-column">
      <style:table-column-properties fo:break-before="auto" style:column-width="50.17mm"/>
    </style:style>
    <style:style style:name="co13" style:family="table-column">
      <style:table-column-properties fo:break-before="auto" style:column-width="40.38mm"/>
    </style:style>
    <style:style style:name="co14" style:family="table-column">
      <style:table-column-properties fo:break-before="auto" style:column-width="15.88mm"/>
    </style:style>
    <style:style style:name="co15" style:family="table-column">
      <style:table-column-properties fo:break-before="auto" style:column-width="37.11mm"/>
    </style:style>
    <style:style style:name="co16" style:family="table-column">
      <style:table-column-properties fo:break-before="auto" style:column-width="27.04mm"/>
    </style:style>
    <style:style style:name="co17" style:family="table-column">
      <style:table-column-properties fo:break-before="auto" style:column-width="48.28mm"/>
    </style:style>
    <style:style style:name="co18" style:family="table-column">
      <style:table-column-properties fo:break-before="auto" style:column-width="1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etai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Execução Estática</text:p>
          </table:table-cell>
          <table:table-cell table:style-name="ce4" office:value-type="string" calcext:value-type="string">
            <text:p>Execução Estática – Média</text:p>
          </table:table-cell>
          <table:table-cell table:number-columns-repeated="2"/>
          <table:table-cell table:style-name="ce5" office:value-type="string" calcext:value-type="string" table:number-columns-spanned="5" table:number-rows-spanned="1">
            <text:p>10 Janelas</text:p>
          </table:table-cell>
          <table:covered-table-cell/>
          <table:covered-table-cell table:style-name="ce1"/>
          <table:covered-table-cell table:number-columns-repeated="2"/>
          <table:table-cell/>
          <table:table-cell table:style-name="ce5" office:value-type="string" calcext:value-type="string" table:number-columns-spanned="5" table:number-rows-spanned="1">
            <text:p>30 Janelas</text:p>
          </table:table-cell>
          <table:covered-table-cell/>
          <table:covered-table-cell table:style-name="ce1"/>
          <table:covered-table-cell table:number-columns-repeated="2"/>
          <table:table-cell table:number-columns-repeated="2"/>
          <table:table-cell table:style-name="ce5" office:value-type="string" calcext:value-type="string" table:number-columns-spanned="5" table:number-rows-spanned="1">
            <text:p>50 Janelas</text:p>
          </table:table-cell>
          <table:covered-table-cell/>
          <table:covered-table-cell table:style-name="ce1"/>
          <table:covered-table-cell table:number-columns-repeated="2"/>
        </table:table-row>
        <table:table-row table:style-name="ro1">
          <table:table-cell office:value-type="float" office:value="1.28219413757324" calcext:value-type="float">
            <text:p>1,28219413757324</text:p>
          </table:table-cell>
          <table:table-cell table:formula="of:=SUM([.A2:.A37]) / COUNTA([.A2:.A37])" office:value-type="float" office:value="0.925364534060161" calcext:value-type="float">
            <text:p>0,925364534060161</text:p>
          </table:table-cell>
          <table:table-cell table:number-columns-repeated="2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Limite Inferior</text:p>
          </table:table-cell>
          <table:table-cell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Limite Inferior</text:p>
          </table:table-cell>
          <table:table-cell table:number-columns-repeated="2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Limite Inferior</text:p>
          </table:table-cell>
        </table:table-row>
        <table:table-row table:style-name="ro1">
          <table:table-cell office:value-type="float" office:value="1.02231073379517" calcext:value-type="float">
            <text:p>1,02231073379517</text:p>
          </table:table-cell>
          <table:table-cell table:number-columns-repeated="3"/>
          <table:table-cell office:value-type="string" calcext:value-type="string">
            <text:p>Janela1</text:p>
          </table:table-cell>
          <table:table-cell office:value-type="float" office:value="2" calcext:value-type="float">
            <text:p>2</text:p>
          </table:table-cell>
          <table:table-cell office:value-type="float" office:value="0.146281480789185" calcext:value-type="float">
            <text:p>0,146281480789185</text:p>
          </table:table-cell>
          <table:table-cell office:value-type="float" office:value="0.128338754177094" calcext:value-type="float">
            <text:p>0,128338754177094</text:p>
          </table:table-cell>
          <table:table-cell office:value-type="float" office:value="0.109317779541016" calcext:value-type="float">
            <text:p>0,10931777954101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0.060532808303833" calcext:value-type="float">
            <text:p>0,060532808303833</text:p>
          </table:table-cell>
          <table:table-cell office:value-type="float" office:value="0.0507773756980896" calcext:value-type="float">
            <text:p>0,05077737569809</text:p>
          </table:table-cell>
          <table:table-cell office:value-type="float" office:value="0.0376899242401123" calcext:value-type="float">
            <text:p>0,037689924240112</text:p>
          </table:table-cell>
          <table:table-cell table:number-columns-repeated="2"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0.0312461853027344" calcext:value-type="float">
            <text:p>0,031246185302734</text:p>
          </table:table-cell>
          <table:table-cell office:value-type="float" office:value="0.0264248649279277" calcext:value-type="float">
            <text:p>0,026424864927928</text:p>
          </table:table-cell>
          <table:table-cell office:value-type="float" office:value="0.01202392578125" calcext:value-type="float">
            <text:p>0,01202392578125</text:p>
          </table:table-cell>
        </table:table-row>
        <table:table-row table:style-name="ro1">
          <table:table-cell office:value-type="float" office:value="0.877713918685913" calcext:value-type="float">
            <text:p>0,877713918685913</text:p>
          </table:table-cell>
          <table:table-cell table:number-columns-repeated="3"/>
          <table:table-cell office:value-type="string" calcext:value-type="string">
            <text:p>Janela2</text:p>
          </table:table-cell>
          <table:table-cell office:value-type="float" office:value="2" calcext:value-type="float">
            <text:p>2</text:p>
          </table:table-cell>
          <table:table-cell office:value-type="float" office:value="0.14171576499939" calcext:value-type="float">
            <text:p>0,14171576499939</text:p>
          </table:table-cell>
          <table:table-cell office:value-type="float" office:value="0.130178372065226" calcext:value-type="float">
            <text:p>0,130178372065226</text:p>
          </table:table-cell>
          <table:table-cell office:value-type="float" office:value="0.101778745651245" calcext:value-type="float">
            <text:p>0,10177874565124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office:value-type="float" office:value="0.0744531154632568" calcext:value-type="float">
            <text:p>0,074453115463257</text:p>
          </table:table-cell>
          <table:table-cell office:value-type="float" office:value="0.0622706413269043" calcext:value-type="float">
            <text:p>0,062270641326904</text:p>
          </table:table-cell>
          <table:table-cell office:value-type="float" office:value="0.0518603324890137" calcext:value-type="float">
            <text:p>0,051860332489014</text:p>
          </table:table-cell>
          <table:table-cell table:number-columns-repeated="2"/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office:value-type="float" office:value="0.0498654842376709" calcext:value-type="float">
            <text:p>0,049865484237671</text:p>
          </table:table-cell>
          <table:table-cell office:value-type="float" office:value="0.0481846729914348" calcext:value-type="float">
            <text:p>0,048184672991435</text:p>
          </table:table-cell>
          <table:table-cell office:value-type="float" office:value="0.0438816547393799" calcext:value-type="float">
            <text:p>0,04388165473938</text:p>
          </table:table-cell>
        </table:table-row>
        <table:table-row table:style-name="ro1">
          <table:table-cell office:value-type="float" office:value="0.902008295059204" calcext:value-type="float">
            <text:p>0,902008295059204</text:p>
          </table:table-cell>
          <table:table-cell table:number-columns-repeated="3"/>
          <table:table-cell office:value-type="string" calcext:value-type="string">
            <text:p>Janela3</text:p>
          </table:table-cell>
          <table:table-cell office:value-type="float" office:value="2" calcext:value-type="float">
            <text:p>2</text:p>
          </table:table-cell>
          <table:table-cell office:value-type="float" office:value="0.118423223495483" calcext:value-type="float">
            <text:p>0,118423223495483</text:p>
          </table:table-cell>
          <table:table-cell office:value-type="float" office:value="0.11455903450648" calcext:value-type="float">
            <text:p>0,11455903450648</text:p>
          </table:table-cell>
          <table:table-cell office:value-type="float" office:value="0.101510047912598" calcext:value-type="float">
            <text:p>0,10151004791259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" calcext:value-type="float">
            <text:p>1</text:p>
          </table:table-cell>
          <table:table-cell office:value-type="float" office:value="0.0697116851806641" calcext:value-type="float">
            <text:p>0,069711685180664</text:p>
          </table:table-cell>
          <table:table-cell office:value-type="float" office:value="0.0519607265790304" calcext:value-type="float">
            <text:p>0,05196072657903</text:p>
          </table:table-cell>
          <table:table-cell office:value-type="float" office:value="0.0418598651885986" calcext:value-type="float">
            <text:p>0,041859865188599</text:p>
          </table:table-cell>
          <table:table-cell table:number-columns-repeated="2"/>
          <table:table-cell office:value-type="string" calcext:value-type="string">
            <text:p>Janela3</text:p>
          </table:table-cell>
          <table:table-cell office:value-type="float" office:value="4" calcext:value-type="float">
            <text:p>4</text:p>
          </table:table-cell>
          <table:table-cell office:value-type="float" office:value="0.0389161109924316" calcext:value-type="float">
            <text:p>0,038916110992432</text:p>
          </table:table-cell>
          <table:table-cell office:value-type="float" office:value="0.309023141860962" calcext:value-type="float">
            <text:p>0,309023141860962</text:p>
          </table:table-cell>
          <table:table-cell office:value-type="float" office:value="0.019946813583374" calcext:value-type="float">
            <text:p>0,019946813583374</text:p>
          </table:table-cell>
        </table:table-row>
        <table:table-row table:style-name="ro1">
          <table:table-cell office:value-type="float" office:value="0.854190111160278" calcext:value-type="float">
            <text:p>0,854190111160278</text:p>
          </table:table-cell>
          <table:table-cell table:number-columns-repeated="3"/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office:value-type="float" office:value="0.124247312545776" calcext:value-type="float">
            <text:p>0,124247312545776</text:p>
          </table:table-cell>
          <table:table-cell office:value-type="float" office:value="0.107915818691254" calcext:value-type="float">
            <text:p>0,107915818691254</text:p>
          </table:table-cell>
          <table:table-cell office:value-type="float" office:value="0.0921366214752197" calcext:value-type="float">
            <text:p>0,09213662147522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office:value-type="float" office:value="0.055851936340332" calcext:value-type="float">
            <text:p>0,055851936340332</text:p>
          </table:table-cell>
          <table:table-cell office:value-type="float" office:value="0.0507870316505432" calcext:value-type="float">
            <text:p>0,050787031650543</text:p>
          </table:table-cell>
          <table:table-cell office:value-type="float" office:value="0.0448782444000244" calcext:value-type="float">
            <text:p>0,044878244400024</text:p>
          </table:table-cell>
          <table:table-cell table:number-columns-repeated="2"/>
          <table:table-cell office:value-type="string" calcext:value-type="string">
            <text:p>Janela4</text:p>
          </table:table-cell>
          <table:table-cell office:value-type="float" office:value="0" calcext:value-type="float">
            <text:p>0</text:p>
          </table:table-cell>
          <table:table-cell office:value-type="float" office:value="0.0428872108459473" calcext:value-type="float">
            <text:p>0,042887210845947</text:p>
          </table:table-cell>
          <table:table-cell office:value-type="float" office:value="0.441872358322144" calcext:value-type="float">
            <text:p>0,441872358322144</text:p>
          </table:table-cell>
          <table:table-cell office:value-type="float" office:value="0.0318880081176758" calcext:value-type="float">
            <text:p>0,031888008117676</text:p>
          </table:table-cell>
        </table:table-row>
        <table:table-row table:style-name="ro1">
          <table:table-cell office:value-type="float" office:value="0.877683162689209" calcext:value-type="float">
            <text:p>0,877683162689209</text:p>
          </table:table-cell>
          <table:table-cell table:number-columns-repeated="3"/>
          <table:table-cell office:value-type="string" calcext:value-type="string">
            <text:p>Janela5</text:p>
          </table:table-cell>
          <table:table-cell office:value-type="float" office:value="3" calcext:value-type="float">
            <text:p>3</text:p>
          </table:table-cell>
          <table:table-cell office:value-type="float" office:value="0.158349275588989" calcext:value-type="float">
            <text:p>0,158349275588989</text:p>
          </table:table-cell>
          <table:table-cell office:value-type="float" office:value="0.124368250370026" calcext:value-type="float">
            <text:p>0,124368250370026</text:p>
          </table:table-cell>
          <table:table-cell office:value-type="float" office:value="0.103059530258179" calcext:value-type="float">
            <text:p>0,10305953025817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2" calcext:value-type="float">
            <text:p>2</text:p>
          </table:table-cell>
          <table:table-cell office:value-type="float" office:value="0.0598115921020508" calcext:value-type="float">
            <text:p>0,059811592102051</text:p>
          </table:table-cell>
          <table:table-cell office:value-type="float" office:value="0.0552665193875631" calcext:value-type="float">
            <text:p>0,055266519387563</text:p>
          </table:table-cell>
          <table:table-cell office:value-type="float" office:value="0.04587721824646" calcext:value-type="float">
            <text:p>0,04587721824646</text:p>
          </table:table-cell>
          <table:table-cell table:number-columns-repeated="2"/>
          <table:table-cell office:value-type="string" calcext:value-type="string">
            <text:p>Janela5</text:p>
          </table:table-cell>
          <table:table-cell office:value-type="float" office:value="4" calcext:value-type="float">
            <text:p>4</text:p>
          </table:table-cell>
          <table:table-cell office:value-type="float" office:value="0.0259294509887695" calcext:value-type="float">
            <text:p>0,02592945098877</text:p>
          </table:table-cell>
          <table:table-cell office:value-type="float" office:value="0.0234294533729553" calcext:value-type="float">
            <text:p>0,023429453372955</text:p>
          </table:table-cell>
          <table:table-cell office:value-type="float" office:value="0.0199179649353027" calcext:value-type="float">
            <text:p>0,019917964935303</text:p>
          </table:table-cell>
        </table:table-row>
        <table:table-row table:style-name="ro1">
          <table:table-cell office:value-type="float" office:value="0.902124881744385" calcext:value-type="float">
            <text:p>0,902124881744385</text:p>
          </table:table-cell>
          <table:table-cell table:number-columns-repeated="3"/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office:value-type="float" office:value="0.102747440338135" calcext:value-type="float">
            <text:p>0,102747440338135</text:p>
          </table:table-cell>
          <table:table-cell office:value-type="float" office:value="0.0970824360847473" calcext:value-type="float">
            <text:p>0,097082436084747</text:p>
          </table:table-cell>
          <table:table-cell office:value-type="float" office:value="0.0668869018554688" calcext:value-type="float">
            <text:p>0,06688690185546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office:value-type="float" office:value="0.0628292560577393" calcext:value-type="float">
            <text:p>0,062829256057739</text:p>
          </table:table-cell>
          <table:table-cell office:value-type="float" office:value="0.0542885462443034" calcext:value-type="float">
            <text:p>0,054288546244303</text:p>
          </table:table-cell>
          <table:table-cell office:value-type="float" office:value="0.0478601455688477" calcext:value-type="float">
            <text:p>0,047860145568848</text:p>
          </table:table-cell>
          <table:table-cell table:number-columns-repeated="2"/>
          <table:table-cell office:value-type="string" calcext:value-type="string">
            <text:p>Janela6</text:p>
          </table:table-cell>
          <table:table-cell office:value-type="float" office:value="0" calcext:value-type="float">
            <text:p>0</text:p>
          </table:table-cell>
          <table:table-cell office:value-type="float" office:value="0.0358772277832031" calcext:value-type="float">
            <text:p>0,035877227783203</text:p>
          </table:table-cell>
          <table:table-cell office:value-type="float" office:value="0.0305820902188619" calcext:value-type="float">
            <text:p>0,030582090218862</text:p>
          </table:table-cell>
          <table:table-cell office:value-type="float" office:value="0.0249581336975098" calcext:value-type="float">
            <text:p>0,02495813369751</text:p>
          </table:table-cell>
        </table:table-row>
        <table:table-row table:style-name="ro1">
          <table:table-cell office:value-type="float" office:value="0.867794513702393" calcext:value-type="float">
            <text:p>0,867794513702393</text:p>
          </table:table-cell>
          <table:table-cell table:number-columns-repeated="3"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0.120673894882202" calcext:value-type="float">
            <text:p>0,120673894882202</text:p>
          </table:table-cell>
          <table:table-cell office:value-type="float" office:value="0.107372144858042" calcext:value-type="float">
            <text:p>0,107372144858042</text:p>
          </table:table-cell>
          <table:table-cell office:value-type="float" office:value="0.0888144969940186" calcext:value-type="float">
            <text:p>0,08881449699401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0.0448932647705078" calcext:value-type="float">
            <text:p>0,044893264770508</text:p>
          </table:table-cell>
          <table:table-cell office:value-type="float" office:value="0.0453993678092957" calcext:value-type="float">
            <text:p>0,045399367809296</text:p>
          </table:table-cell>
          <table:table-cell office:value-type="float" office:value="0.0338802337646484" calcext:value-type="float">
            <text:p>0,033880233764648</text:p>
          </table:table-cell>
          <table:table-cell table:number-columns-repeated="2"/>
          <table:table-cell office:value-type="string" calcext:value-type="string">
            <text:p>Janela7</text:p>
          </table:table-cell>
          <table:table-cell office:value-type="float" office:value="4" calcext:value-type="float">
            <text:p>4</text:p>
          </table:table-cell>
          <table:table-cell office:value-type="float" office:value="0.0289232730865479" calcext:value-type="float">
            <text:p>0,028923273086548</text:p>
          </table:table-cell>
          <table:table-cell office:value-type="float" office:value="0.0264184474945068" calcext:value-type="float">
            <text:p>0,026418447494507</text:p>
          </table:table-cell>
          <table:table-cell office:value-type="float" office:value="0.0208745002746582" calcext:value-type="float">
            <text:p>0,020874500274658</text:p>
          </table:table-cell>
        </table:table-row>
        <table:table-row table:style-name="ro1">
          <table:table-cell office:value-type="float" office:value="0.890283346176147" calcext:value-type="float">
            <text:p>0,890283346176147</text:p>
          </table:table-cell>
          <table:table-cell table:number-columns-repeated="3"/>
          <table:table-cell office:value-type="string" calcext:value-type="string">
            <text:p>Janela8</text:p>
          </table:table-cell>
          <table:table-cell office:value-type="float" office:value="3" calcext:value-type="float">
            <text:p>3</text:p>
          </table:table-cell>
          <table:table-cell office:value-type="float" office:value="0.104772806167603" calcext:value-type="float">
            <text:p>0,104772806167603</text:p>
          </table:table-cell>
          <table:table-cell office:value-type="float" office:value="0.0965787967046102" calcext:value-type="float">
            <text:p>0,09657879670461</text:p>
          </table:table-cell>
          <table:table-cell office:value-type="float" office:value="0.084773063659668" calcext:value-type="float">
            <text:p>0,08477306365966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office:value-type="float" office:value="0.0498917102813721" calcext:value-type="float">
            <text:p>0,049891710281372</text:p>
          </table:table-cell>
          <table:table-cell office:value-type="float" office:value="0.0456420580546061" calcext:value-type="float">
            <text:p>0,045642058054606</text:p>
          </table:table-cell>
          <table:table-cell office:value-type="float" office:value="0.0378973484039307" calcext:value-type="float">
            <text:p>0,037897348403931</text:p>
          </table:table-cell>
          <table:table-cell table:number-columns-repeated="2"/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office:value-type="float" office:value="0.032909631729126" calcext:value-type="float">
            <text:p>0,032909631729126</text:p>
          </table:table-cell>
          <table:table-cell office:value-type="float" office:value="0.0292592843373616" calcext:value-type="float">
            <text:p>0,029259284337362</text:p>
          </table:table-cell>
          <table:table-cell office:value-type="float" office:value="0.0229098796844482" calcext:value-type="float">
            <text:p>0,022909879684448</text:p>
          </table:table-cell>
        </table:table-row>
        <table:table-row table:style-name="ro1">
          <table:table-cell office:value-type="float" office:value="0.868140459060669" calcext:value-type="float">
            <text:p>0,868140459060669</text:p>
          </table:table-cell>
          <table:table-cell table:number-columns-repeated="3"/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office:value-type="float" office:value="0.190293312072754" calcext:value-type="float">
            <text:p>0,190293312072754</text:p>
          </table:table-cell>
          <table:table-cell office:value-type="float" office:value="0.170385877291362" calcext:value-type="float">
            <text:p>0,170385877291362</text:p>
          </table:table-cell>
          <table:table-cell office:value-type="float" office:value="0.148953676223755" calcext:value-type="float">
            <text:p>0,148953676223755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office:value-type="float" office:value="0.0488710403442383" calcext:value-type="float">
            <text:p>0,048871040344238</text:p>
          </table:table-cell>
          <table:table-cell office:value-type="float" office:value="0.0455495119094849" calcext:value-type="float">
            <text:p>0,045549511909485</text:p>
          </table:table-cell>
          <table:table-cell office:value-type="float" office:value="0.0388660430908203" calcext:value-type="float">
            <text:p>0,03886604309082</text:p>
          </table:table-cell>
          <table:table-cell table:number-columns-repeated="2"/>
          <table:table-cell office:value-type="string" calcext:value-type="string">
            <text:p>Janela9</text:p>
          </table:table-cell>
          <table:table-cell office:value-type="float" office:value="4" calcext:value-type="float">
            <text:p>4</text:p>
          </table:table-cell>
          <table:table-cell office:value-type="float" office:value="0.0349066257476807" calcext:value-type="float">
            <text:p>0,034906625747681</text:p>
          </table:table-cell>
          <table:table-cell office:value-type="float" office:value="0.0308356483777364" calcext:value-type="float">
            <text:p>0,030835648377737</text:p>
          </table:table-cell>
          <table:table-cell office:value-type="float" office:value="0.0249598026275635" calcext:value-type="float">
            <text:p>0,024959802627564</text:p>
          </table:table-cell>
        </table:table-row>
        <table:table-row table:style-name="ro1">
          <table:table-cell office:value-type="float" office:value="0.881072282791138" calcext:value-type="float">
            <text:p>0,881072282791138</text:p>
          </table:table-cell>
          <table:table-cell table:number-columns-repeated="3"/>
          <table:table-cell office:value-type="string" calcext:value-type="string">
            <text:p>Janela10</text:p>
          </table:table-cell>
          <table:table-cell office:value-type="float" office:value="6" calcext:value-type="float">
            <text:p>6</text:p>
          </table:table-cell>
          <table:table-cell office:value-type="float" office:value="0.179553508758545" calcext:value-type="float">
            <text:p>0,179553508758545</text:p>
          </table:table-cell>
          <table:table-cell office:value-type="float" office:value="0.177059868971507" calcext:value-type="float">
            <text:p>0,177059868971507</text:p>
          </table:table-cell>
          <table:table-cell office:value-type="float" office:value="0.157278060913086" calcext:value-type="float">
            <text:p>0,15727806091308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" calcext:value-type="float">
            <text:p>1</text:p>
          </table:table-cell>
          <table:table-cell office:value-type="float" office:value="0.0628306865692139" calcext:value-type="float">
            <text:p>0,062830686569214</text:p>
          </table:table-cell>
          <table:table-cell office:value-type="float" office:value="0.0558456182479858" calcext:value-type="float">
            <text:p>0,055845618247986</text:p>
          </table:table-cell>
          <table:table-cell office:value-type="float" office:value="0.0458571910858154" calcext:value-type="float">
            <text:p>0,045857191085815</text:p>
          </table:table-cell>
          <table:table-cell table:number-columns-repeated="2"/>
          <table:table-cell office:value-type="string" calcext:value-type="string">
            <text:p>Janela10</text:p>
          </table:table-cell>
          <table:table-cell office:value-type="float" office:value="2" calcext:value-type="float">
            <text:p>2</text:p>
          </table:table-cell>
          <table:table-cell office:value-type="float" office:value="0.070810079574585" calcext:value-type="float">
            <text:p>0,070810079574585</text:p>
          </table:table-cell>
          <table:table-cell office:value-type="float" office:value="0.0527499715487163" calcext:value-type="float">
            <text:p>0,052749971548716</text:p>
          </table:table-cell>
          <table:table-cell office:value-type="float" office:value="0.0428843498229981" calcext:value-type="float">
            <text:p>0,042884349822998</text:p>
          </table:table-cell>
        </table:table-row>
        <table:table-row table:style-name="ro1">
          <table:table-cell office:value-type="float" office:value="0.923685312271118" calcext:value-type="float">
            <text:p>0,923685312271118</text:p>
          </table:table-cell>
          <table:table-cell table:number-columns-repeated="3"/>
          <table:table-cell table:style-name="ce6" office:value-type="string" calcext:value-type="string">
            <text:p>Total</text:p>
          </table:table-cell>
          <table:table-cell/>
          <table:table-cell table:formula="of:=SUM([.G3:.G12])" office:value-type="float" office:value="1.38705801963806" calcext:value-type="float">
            <text:p>1,38705801963806</text:p>
          </table:table-cell>
          <table:table-cell table:formula="of:=SUM([.H3:.H12])" office:value-type="float" office:value="1.25383935372035" calcext:value-type="float">
            <text:p>1,25383935372035</text:p>
          </table:table-cell>
          <table:table-cell table:formula="of:=SUM([.I3:.I12])" office:value-type="float" office:value="1.05450892448425" calcext:value-type="float">
            <text:p>1,0545089244842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" calcext:value-type="float">
            <text:p>1</text:p>
          </table:table-cell>
          <table:table-cell office:value-type="float" office:value="0.0462026596069336" calcext:value-type="float">
            <text:p>0,046202659606934</text:p>
          </table:table-cell>
          <table:table-cell office:value-type="float" office:value="0.043329119682312" calcext:value-type="float">
            <text:p>0,043329119682312</text:p>
          </table:table-cell>
          <table:table-cell office:value-type="float" office:value="0.0368986129760742" calcext:value-type="float">
            <text:p>0,036898612976074</text:p>
          </table:table-cell>
          <table:table-cell table:number-columns-repeated="2"/>
          <table:table-cell office:value-type="string" calcext:value-type="string">
            <text:p>Janela11</text:p>
          </table:table-cell>
          <table:table-cell office:value-type="float" office:value="3" calcext:value-type="float">
            <text:p>3</text:p>
          </table:table-cell>
          <table:table-cell office:value-type="float" office:value="0.0439355373382568" calcext:value-type="float">
            <text:p>0,043935537338257</text:p>
          </table:table-cell>
          <table:table-cell office:value-type="float" office:value="0.0320758819580078" calcext:value-type="float">
            <text:p>0,032075881958008</text:p>
          </table:table-cell>
          <table:table-cell office:value-type="float" office:value="0.0258326530456543" calcext:value-type="float">
            <text:p>0,025832653045654</text:p>
          </table:table-cell>
        </table:table-row>
        <table:table-row table:style-name="ro1">
          <table:table-cell office:value-type="float" office:value="1.30564332008362" calcext:value-type="float">
            <text:p>1,30564332008362</text:p>
          </table:table-cell>
          <table:table-cell table:number-columns-repeated="9"/>
          <table:table-cell office:value-type="string" calcext:value-type="string">
            <text:p>Janela12</text:p>
          </table:table-cell>
          <table:table-cell office:value-type="float" office:value="3" calcext:value-type="float">
            <text:p>3</text:p>
          </table:table-cell>
          <table:table-cell office:value-type="float" office:value="0.0478734970092774" calcext:value-type="float">
            <text:p>0,047873497009277</text:p>
          </table:table-cell>
          <table:table-cell office:value-type="float" office:value="0.0438850522041321" calcext:value-type="float">
            <text:p>0,043885052204132</text:p>
          </table:table-cell>
          <table:table-cell office:value-type="float" office:value="0.0369277000427246" calcext:value-type="float">
            <text:p>0,036927700042725</text:p>
          </table:table-cell>
          <table:table-cell table:number-columns-repeated="2"/>
          <table:table-cell office:value-type="string" calcext:value-type="string">
            <text:p>Janela12</text:p>
          </table:table-cell>
          <table:table-cell office:value-type="float" office:value="2" calcext:value-type="float">
            <text:p>2</text:p>
          </table:table-cell>
          <table:table-cell office:value-type="float" office:value="0.0608339309692383" calcext:value-type="float">
            <text:p>0,060833930969238</text:p>
          </table:table-cell>
          <table:table-cell office:value-type="float" office:value="0.0544379552205404" calcext:value-type="float">
            <text:p>0,05443795522054</text:p>
          </table:table-cell>
          <table:table-cell office:value-type="float" office:value="0.0488681793212891" calcext:value-type="float">
            <text:p>0,048868179321289</text:p>
          </table:table-cell>
        </table:table-row>
        <table:table-row table:style-name="ro1">
          <table:table-cell office:value-type="float" office:value="0.862958431243897" calcext:value-type="float">
            <text:p>0,862958431243897</text:p>
          </table:table-cell>
          <table:table-cell table:number-columns-repeated="9"/>
          <table:table-cell office:value-type="string" calcext:value-type="string">
            <text:p>Janela13</text:p>
          </table:table-cell>
          <table:table-cell office:value-type="float" office:value="3" calcext:value-type="float">
            <text:p>3</text:p>
          </table:table-cell>
          <table:table-cell office:value-type="float" office:value="0.0638346672058106" calcext:value-type="float">
            <text:p>0,063834667205811</text:p>
          </table:table-cell>
          <table:table-cell office:value-type="float" office:value="0.0547806223233541" calcext:value-type="float">
            <text:p>0,054780622323354</text:p>
          </table:table-cell>
          <table:table-cell office:value-type="float" office:value="0.0369651317596436" calcext:value-type="float">
            <text:p>0,036965131759644</text:p>
          </table:table-cell>
          <table:table-cell table:number-columns-repeated="2"/>
          <table:table-cell office:value-type="string" calcext:value-type="string">
            <text:p>Janela13</text:p>
          </table:table-cell>
          <table:table-cell office:value-type="float" office:value="2" calcext:value-type="float">
            <text:p>2</text:p>
          </table:table-cell>
          <table:table-cell office:value-type="float" office:value="0.0349075794219971" calcext:value-type="float">
            <text:p>0,034907579421997</text:p>
          </table:table-cell>
          <table:table-cell office:value-type="float" office:value="0.0292179783185323" calcext:value-type="float">
            <text:p>0,029217978318532</text:p>
          </table:table-cell>
          <table:table-cell office:value-type="float" office:value="0.0231034755706787" calcext:value-type="float">
            <text:p>0,023103475570679</text:p>
          </table:table-cell>
        </table:table-row>
        <table:table-row table:style-name="ro1">
          <table:table-cell office:value-type="float" office:value="0.822869300842285" calcext:value-type="float">
            <text:p>0,822869300842285</text:p>
          </table:table-cell>
          <table:table-cell table:number-columns-repeated="9"/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office:value-type="float" office:value="0.0448813438415527" calcext:value-type="float">
            <text:p>0,044881343841553</text:p>
          </table:table-cell>
          <table:table-cell office:value-type="float" office:value="0.0417468150456747" calcext:value-type="float">
            <text:p>0,041746815045675</text:p>
          </table:table-cell>
          <table:table-cell office:value-type="float" office:value="0.0319418907165527" calcext:value-type="float">
            <text:p>0,031941890716553</text:p>
          </table:table-cell>
          <table:table-cell table:number-columns-repeated="2"/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office:value-type="float" office:value="0.050891637802124" calcext:value-type="float">
            <text:p>0,050891637802124</text:p>
          </table:table-cell>
          <table:table-cell office:value-type="float" office:value="0.0468816757202148" calcext:value-type="float">
            <text:p>0,046881675720215</text:p>
          </table:table-cell>
          <table:table-cell office:value-type="float" office:value="0.0398950576782227" calcext:value-type="float">
            <text:p>0,039895057678223</text:p>
          </table:table-cell>
        </table:table-row>
        <table:table-row table:style-name="ro1">
          <table:table-cell office:value-type="float" office:value="0.920276641845703" calcext:value-type="float">
            <text:p>0,920276641845703</text:p>
          </table:table-cell>
          <table:table-cell table:number-columns-repeated="9"/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office:value-type="float" office:value="0.0528321266174316" calcext:value-type="float">
            <text:p>0,052832126617432</text:p>
          </table:table-cell>
          <table:table-cell office:value-type="float" office:value="0.0497828523317973" calcext:value-type="float">
            <text:p>0,049782852331797</text:p>
          </table:table-cell>
          <table:table-cell office:value-type="float" office:value="0.0339603424072266" calcext:value-type="float">
            <text:p>0,033960342407227</text:p>
          </table:table-cell>
          <table:table-cell table:number-columns-repeated="2"/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office:value-type="float" office:value="0.0289218425750732" calcext:value-type="float">
            <text:p>0,028921842575073</text:p>
          </table:table-cell>
          <table:table-cell office:value-type="float" office:value="0.0218568444252014" calcext:value-type="float">
            <text:p>0,021856844425202</text:p>
          </table:table-cell>
          <table:table-cell office:value-type="float" office:value="0.0179224014282227" calcext:value-type="float">
            <text:p>0,017922401428223</text:p>
          </table:table-cell>
        </table:table-row>
        <table:table-row table:style-name="ro1">
          <table:table-cell office:value-type="float" office:value="0.889892339706421" calcext:value-type="float">
            <text:p>0,889892339706421</text:p>
          </table:table-cell>
          <table:table-cell table:number-columns-repeated="9"/>
          <table:table-cell office:value-type="string" calcext:value-type="string">
            <text:p>Janela16</text:p>
          </table:table-cell>
          <table:table-cell office:value-type="float" office:value="3" calcext:value-type="float">
            <text:p>3</text:p>
          </table:table-cell>
          <table:table-cell office:value-type="float" office:value="0.0408587455749512" calcext:value-type="float">
            <text:p>0,040858745574951</text:p>
          </table:table-cell>
          <table:table-cell office:value-type="float" office:value="0.0373731851577759" calcext:value-type="float">
            <text:p>0,037373185157776</text:p>
          </table:table-cell>
          <table:table-cell office:value-type="float" office:value="0.0289530754089356" calcext:value-type="float">
            <text:p>0,028953075408936</text:p>
          </table:table-cell>
          <table:table-cell table:number-columns-repeated="2"/>
          <table:table-cell office:value-type="string" calcext:value-type="string">
            <text:p>Janela16</text:p>
          </table:table-cell>
          <table:table-cell office:value-type="float" office:value="1" calcext:value-type="float">
            <text:p>1</text:p>
          </table:table-cell>
          <table:table-cell office:value-type="float" office:value="0.0359287261962891" calcext:value-type="float">
            <text:p>0,035928726196289</text:p>
          </table:table-cell>
          <table:table-cell office:value-type="float" office:value="0.0335838198661804" calcext:value-type="float">
            <text:p>0,033583819866181</text:p>
          </table:table-cell>
          <table:table-cell office:value-type="float" office:value="0.028923511505127" calcext:value-type="float">
            <text:p>0,028923511505127</text:p>
          </table:table-cell>
        </table:table-row>
        <table:table-row table:style-name="ro1">
          <table:table-cell office:value-type="float" office:value="1.11775898933411" calcext:value-type="float">
            <text:p>1,11775898933411</text:p>
          </table:table-cell>
          <table:table-cell table:number-columns-repeated="9"/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office:value-type="float" office:value="0.0383203029632568" calcext:value-type="float">
            <text:p>0,038320302963257</text:p>
          </table:table-cell>
          <table:table-cell office:value-type="float" office:value="0.0340257088343302" calcext:value-type="float">
            <text:p>0,03402570883433</text:p>
          </table:table-cell>
          <table:table-cell office:value-type="float" office:value="0.028933048248291" calcext:value-type="float">
            <text:p>0,028933048248291</text:p>
          </table:table-cell>
          <table:table-cell table:number-columns-repeated="2"/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office:value-type="float" office:value="0.031919002532959" calcext:value-type="float">
            <text:p>0,031919002532959</text:p>
          </table:table-cell>
          <table:table-cell office:value-type="float" office:value="0.0256994962692261" calcext:value-type="float">
            <text:p>0,025699496269226</text:p>
          </table:table-cell>
          <table:table-cell office:value-type="float" office:value="0.0209436416625977" calcext:value-type="float">
            <text:p>0,020943641662598</text:p>
          </table:table-cell>
        </table:table-row>
        <table:table-row table:style-name="ro1">
          <table:table-cell office:value-type="float" office:value="0.875283241271973" calcext:value-type="float">
            <text:p>0,875283241271973</text:p>
          </table:table-cell>
          <table:table-cell table:number-columns-repeated="9"/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office:value-type="float" office:value="0.0428586006164551" calcext:value-type="float">
            <text:p>0,042858600616455</text:p>
          </table:table-cell>
          <table:table-cell office:value-type="float" office:value="0.0379790266354879" calcext:value-type="float">
            <text:p>0,037979026635488</text:p>
          </table:table-cell>
          <table:table-cell office:value-type="float" office:value="0.0299196243286133" calcext:value-type="float">
            <text:p>0,029919624328613</text:p>
          </table:table-cell>
          <table:table-cell table:number-columns-repeated="2"/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office:value-type="float" office:value="0.0319137573242187" calcext:value-type="float">
            <text:p>0,031913757324219</text:p>
          </table:table-cell>
          <table:table-cell office:value-type="float" office:value="0.0265148878097534" calcext:value-type="float">
            <text:p>0,026514887809754</text:p>
          </table:table-cell>
          <table:table-cell office:value-type="float" office:value="0.0219099521636963" calcext:value-type="float">
            <text:p>0,021909952163696</text:p>
          </table:table-cell>
        </table:table-row>
        <table:table-row table:style-name="ro1">
          <table:table-cell office:value-type="float" office:value="0.878803253173828" calcext:value-type="float">
            <text:p>0,878803253173828</text:p>
          </table:table-cell>
          <table:table-cell table:number-columns-repeated="9"/>
          <table:table-cell office:value-type="string" calcext:value-type="string">
            <text:p>Janela19</text:p>
          </table:table-cell>
          <table:table-cell office:value-type="float" office:value="3" calcext:value-type="float">
            <text:p>3</text:p>
          </table:table-cell>
          <table:table-cell office:value-type="float" office:value="0.0586216449737549" calcext:value-type="float">
            <text:p>0,058621644973755</text:p>
          </table:table-cell>
          <table:table-cell office:value-type="float" office:value="0.0482670068740845" calcext:value-type="float">
            <text:p>0,048267006874085</text:p>
          </table:table-cell>
          <table:table-cell office:value-type="float" office:value="0.0398616790771484" calcext:value-type="float">
            <text:p>0,039861679077148</text:p>
          </table:table-cell>
          <table:table-cell table:number-columns-repeated="2"/>
          <table:table-cell office:value-type="string" calcext:value-type="string">
            <text:p>Janela19</text:p>
          </table:table-cell>
          <table:table-cell office:value-type="float" office:value="2" calcext:value-type="float">
            <text:p>2</text:p>
          </table:table-cell>
          <table:table-cell office:value-type="float" office:value="0.0359053611755371" calcext:value-type="float">
            <text:p>0,035905361175537</text:p>
          </table:table-cell>
          <table:table-cell office:value-type="float" office:value="0.0342391530672709" calcext:value-type="float">
            <text:p>0,034239153067271</text:p>
          </table:table-cell>
          <table:table-cell office:value-type="float" office:value="0.0269541740417481" calcext:value-type="float">
            <text:p>0,026954174041748</text:p>
          </table:table-cell>
        </table:table-row>
        <table:table-row table:style-name="ro1">
          <table:table-cell office:value-type="float" office:value="0.862840175628662" calcext:value-type="float">
            <text:p>0,862840175628662</text:p>
          </table:table-cell>
          <table:table-cell table:number-columns-repeated="9"/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office:value-type="float" office:value="0.0438883304595947" calcext:value-type="float">
            <text:p>0,043888330459595</text:p>
          </table:table-cell>
          <table:table-cell office:value-type="float" office:value="0.0376536846160889" calcext:value-type="float">
            <text:p>0,037653684616089</text:p>
          </table:table-cell>
          <table:table-cell office:value-type="float" office:value="0.031914234161377" calcext:value-type="float">
            <text:p>0,031914234161377</text:p>
          </table:table-cell>
          <table:table-cell table:number-columns-repeated="2"/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office:value-type="float" office:value="0.038872241973877" calcext:value-type="float">
            <text:p>0,038872241973877</text:p>
          </table:table-cell>
          <table:table-cell office:value-type="float" office:value="0.0329979062080383" calcext:value-type="float">
            <text:p>0,032997906208038</text:p>
          </table:table-cell>
          <table:table-cell office:value-type="float" office:value="0.0288922786712647" calcext:value-type="float">
            <text:p>0,028892278671265</text:p>
          </table:table-cell>
        </table:table-row>
        <table:table-row table:style-name="ro1">
          <table:table-cell office:value-type="float" office:value="0.885678768157959" calcext:value-type="float">
            <text:p>0,885678768157959</text:p>
          </table:table-cell>
          <table:table-cell table:number-columns-repeated="9"/>
          <table:table-cell office:value-type="string" calcext:value-type="string">
            <text:p>Janela21</text:p>
          </table:table-cell>
          <table:table-cell office:value-type="float" office:value="2" calcext:value-type="float">
            <text:p>2</text:p>
          </table:table-cell>
          <table:table-cell office:value-type="float" office:value="0.0448169708251953" calcext:value-type="float">
            <text:p>0,044816970825195</text:p>
          </table:table-cell>
          <table:table-cell office:value-type="float" office:value="0.0370688835779826" calcext:value-type="float">
            <text:p>0,037068883577983</text:p>
          </table:table-cell>
          <table:table-cell office:value-type="float" office:value="0.0289247035980225" calcext:value-type="float">
            <text:p>0,028924703598023</text:p>
          </table:table-cell>
          <table:table-cell table:number-columns-repeated="2"/>
          <table:table-cell office:value-type="string" calcext:value-type="string">
            <text:p>Janela21</text:p>
          </table:table-cell>
          <table:table-cell office:value-type="float" office:value="3" calcext:value-type="float">
            <text:p>3</text:p>
          </table:table-cell>
          <table:table-cell office:value-type="float" office:value="0.0418877601623535" calcext:value-type="float">
            <text:p>0,041887760162354</text:p>
          </table:table-cell>
          <table:table-cell office:value-type="float" office:value="0.0386303464571635" calcext:value-type="float">
            <text:p>0,038630346457164</text:p>
          </table:table-cell>
          <table:table-cell office:value-type="float" office:value="0.0328822135925293" calcext:value-type="float">
            <text:p>0,032882213592529</text:p>
          </table:table-cell>
        </table:table-row>
        <table:table-row table:style-name="ro1">
          <table:table-cell office:value-type="float" office:value="0.918575525283814" calcext:value-type="float">
            <text:p>0,918575525283814</text:p>
          </table:table-cell>
          <table:table-cell table:number-columns-repeated="9"/>
          <table:table-cell office:value-type="string" calcext:value-type="string">
            <text:p>Janela22</text:p>
          </table:table-cell>
          <table:table-cell office:value-type="float" office:value="2" calcext:value-type="float">
            <text:p>2</text:p>
          </table:table-cell>
          <table:table-cell office:value-type="float" office:value="0.100702524185181" calcext:value-type="float">
            <text:p>0,100702524185181</text:p>
          </table:table-cell>
          <table:table-cell office:value-type="float" office:value="0.060422956943512" calcext:value-type="float">
            <text:p>0,060422956943512</text:p>
          </table:table-cell>
          <table:table-cell office:value-type="float" office:value="0.0498666763305664" calcext:value-type="float">
            <text:p>0,049866676330566</text:p>
          </table:table-cell>
          <table:table-cell table:number-columns-repeated="2"/>
          <table:table-cell office:value-type="string" calcext:value-type="string">
            <text:p>Janela22</text:p>
          </table:table-cell>
          <table:table-cell office:value-type="float" office:value="3" calcext:value-type="float">
            <text:p>3</text:p>
          </table:table-cell>
          <table:table-cell office:value-type="float" office:value="0.0309469699859619" calcext:value-type="float">
            <text:p>0,030946969985962</text:p>
          </table:table-cell>
          <table:table-cell office:value-type="float" office:value="0.0265916188557943" calcext:value-type="float">
            <text:p>0,026591618855794</text:p>
          </table:table-cell>
          <table:table-cell office:value-type="float" office:value="0.0219409465789795" calcext:value-type="float">
            <text:p>0,02194094657898</text:p>
          </table:table-cell>
        </table:table-row>
        <table:table-row table:style-name="ro1">
          <table:table-cell office:value-type="float" office:value="0.872253894805908" calcext:value-type="float">
            <text:p>0,872253894805908</text:p>
          </table:table-cell>
          <table:table-cell table:number-columns-repeated="9"/>
          <table:table-cell office:value-type="string" calcext:value-type="string">
            <text:p>Janela23</text:p>
          </table:table-cell>
          <table:table-cell office:value-type="float" office:value="3" calcext:value-type="float">
            <text:p>3</text:p>
          </table:table-cell>
          <table:table-cell office:value-type="float" office:value="0.0619552135467529" calcext:value-type="float">
            <text:p>0,061955213546753</text:p>
          </table:table-cell>
          <table:table-cell office:value-type="float" office:value="0.053792138894399" calcext:value-type="float">
            <text:p>0,053792138894399</text:p>
          </table:table-cell>
          <table:table-cell office:value-type="float" office:value="0.0448765754699707" calcext:value-type="float">
            <text:p>0,044876575469971</text:p>
          </table:table-cell>
          <table:table-cell table:number-columns-repeated="2"/>
          <table:table-cell office:value-type="string" calcext:value-type="string">
            <text:p>Janela23</text:p>
          </table:table-cell>
          <table:table-cell office:value-type="float" office:value="4" calcext:value-type="float">
            <text:p>4</text:p>
          </table:table-cell>
          <table:table-cell office:value-type="float" office:value="0.0369288921356201" calcext:value-type="float">
            <text:p>0,03692889213562</text:p>
          </table:table-cell>
          <table:table-cell office:value-type="float" office:value="0.0332428415616353" calcext:value-type="float">
            <text:p>0,033242841561635</text:p>
          </table:table-cell>
          <table:table-cell office:value-type="float" office:value="0.0268974304199219" calcext:value-type="float">
            <text:p>0,026897430419922</text:p>
          </table:table-cell>
        </table:table-row>
        <table:table-row table:style-name="ro1">
          <table:table-cell office:value-type="float" office:value="1.28111028671265" calcext:value-type="float">
            <text:p>1,28111028671265</text:p>
          </table:table-cell>
          <table:table-cell table:number-columns-repeated="9"/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office:value-type="float" office:value="0.0382704734802246" calcext:value-type="float">
            <text:p>0,038270473480225</text:p>
          </table:table-cell>
          <table:table-cell office:value-type="float" office:value="0.036779244740804" calcext:value-type="float">
            <text:p>0,036779244740804</text:p>
          </table:table-cell>
          <table:table-cell office:value-type="float" office:value="0.0300555229187012" calcext:value-type="float">
            <text:p>0,030055522918701</text:p>
          </table:table-cell>
          <table:table-cell table:number-columns-repeated="2"/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office:value-type="float" office:value="0.0219109058380127" calcext:value-type="float">
            <text:p>0,021910905838013</text:p>
          </table:table-cell>
          <table:table-cell office:value-type="float" office:value="0.0192823012669881" calcext:value-type="float">
            <text:p>0,019282301266988</text:p>
          </table:table-cell>
          <table:table-cell office:value-type="float" office:value="0.0169250965118408" calcext:value-type="float">
            <text:p>0,016925096511841</text:p>
          </table:table-cell>
        </table:table-row>
        <table:table-row table:style-name="ro1">
          <table:table-cell office:value-type="float" office:value="0.928207874298096" calcext:value-type="float">
            <text:p>0,928207874298096</text:p>
          </table:table-cell>
          <table:table-cell table:number-columns-repeated="9"/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office:value-type="float" office:value="0.0628507137298584" calcext:value-type="float">
            <text:p>0,062850713729858</text:p>
          </table:table-cell>
          <table:table-cell office:value-type="float" office:value="0.0587520996729533" calcext:value-type="float">
            <text:p>0,058752099672953</text:p>
          </table:table-cell>
          <table:table-cell office:value-type="float" office:value="0.0518872737884522" calcext:value-type="float">
            <text:p>0,051887273788452</text:p>
          </table:table-cell>
          <table:table-cell table:number-columns-repeated="2"/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office:value-type="float" office:value="0.0428855419158936" calcext:value-type="float">
            <text:p>0,042885541915894</text:p>
          </table:table-cell>
          <table:table-cell office:value-type="float" office:value="0.036904513835907" calcext:value-type="float">
            <text:p>0,036904513835907</text:p>
          </table:table-cell>
          <table:table-cell office:value-type="float" office:value="0.0279262065887451" calcext:value-type="float">
            <text:p>0,027926206588745</text:p>
          </table:table-cell>
        </table:table-row>
        <table:table-row table:style-name="ro1">
          <table:table-cell office:value-type="float" office:value="0.856888055801392" calcext:value-type="float">
            <text:p>0,856888055801392</text:p>
          </table:table-cell>
          <table:table-cell table:number-columns-repeated="9"/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office:value-type="float" office:value="0.0771470069885254" calcext:value-type="float">
            <text:p>0,077147006988525</text:p>
          </table:table-cell>
          <table:table-cell office:value-type="float" office:value="0.0650822718938192" calcext:value-type="float">
            <text:p>0,065082271893819</text:p>
          </table:table-cell>
          <table:table-cell office:value-type="float" office:value="0.0538792610168457" calcext:value-type="float">
            <text:p>0,053879261016846</text:p>
          </table:table-cell>
          <table:table-cell table:number-columns-repeated="2"/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office:value-type="float" office:value="0.0625176429748535" calcext:value-type="float">
            <text:p>0,062517642974854</text:p>
          </table:table-cell>
          <table:table-cell office:value-type="float" office:value="0.0241061846415202" calcext:value-type="float">
            <text:p>0,02410618464152</text:p>
          </table:table-cell>
          <table:table-cell office:value-type="float" office:value="0.0159854888916016" calcext:value-type="float">
            <text:p>0,015985488891602</text:p>
          </table:table-cell>
        </table:table-row>
        <table:table-row table:style-name="ro1">
          <table:table-cell office:value-type="float" office:value="0.861251831054688" calcext:value-type="float">
            <text:p>0,861251831054688</text:p>
          </table:table-cell>
          <table:table-cell table:number-columns-repeated="9"/>
          <table:table-cell office:value-type="string" calcext:value-type="string">
            <text:p>Janela27</text:p>
          </table:table-cell>
          <table:table-cell office:value-type="float" office:value="1" calcext:value-type="float">
            <text:p>1</text:p>
          </table:table-cell>
          <table:table-cell office:value-type="float" office:value="0.0865330696105957" calcext:value-type="float">
            <text:p>0,086533069610596</text:p>
          </table:table-cell>
          <table:table-cell office:value-type="float" office:value="0.0618094007174174" calcext:value-type="float">
            <text:p>0,061809400717418</text:p>
          </table:table-cell>
          <table:table-cell office:value-type="float" office:value="0.0528593063354492" calcext:value-type="float">
            <text:p>0,052859306335449</text:p>
          </table:table-cell>
          <table:table-cell table:number-columns-repeated="2"/>
          <table:table-cell office:value-type="string" calcext:value-type="string">
            <text:p>Janela27</text:p>
          </table:table-cell>
          <table:table-cell office:value-type="float" office:value="0" calcext:value-type="float">
            <text:p>0</text:p>
          </table:table-cell>
          <table:table-cell office:value-type="float" office:value="0.0712161064147949" calcext:value-type="float">
            <text:p>0,071216106414795</text:p>
          </table:table-cell>
          <table:table-cell office:value-type="float" office:value="0.0390866994857788" calcext:value-type="float">
            <text:p>0,039086699485779</text:p>
          </table:table-cell>
          <table:table-cell office:value-type="float" office:value="0.0278842449188232" calcext:value-type="float">
            <text:p>0,027884244918823</text:p>
          </table:table-cell>
        </table:table-row>
        <table:table-row table:style-name="ro1">
          <table:table-cell office:value-type="float" office:value="0.901986360549927" calcext:value-type="float">
            <text:p>0,901986360549927</text:p>
          </table:table-cell>
          <table:table-cell table:number-columns-repeated="9"/>
          <table:table-cell office:value-type="string" calcext:value-type="string">
            <text:p>Janela28</text:p>
          </table:table-cell>
          <table:table-cell office:value-type="float" office:value="13" calcext:value-type="float">
            <text:p>13</text:p>
          </table:table-cell>
          <table:table-cell office:value-type="float" office:value="0.0817749500274658" calcext:value-type="float">
            <text:p>0,081774950027466</text:p>
          </table:table-cell>
          <table:table-cell office:value-type="float" office:value="0.0736885269482931" calcext:value-type="float">
            <text:p>0,073688526948293</text:p>
          </table:table-cell>
          <table:table-cell office:value-type="float" office:value="0.0648963451385498" calcext:value-type="float">
            <text:p>0,06489634513855</text:p>
          </table:table-cell>
          <table:table-cell table:number-columns-repeated="2"/>
          <table:table-cell office:value-type="string" calcext:value-type="string">
            <text:p>Janela28</text:p>
          </table:table-cell>
          <table:table-cell office:value-type="float" office:value="3" calcext:value-type="float">
            <text:p>3</text:p>
          </table:table-cell>
          <table:table-cell office:value-type="float" office:value="0.0289452075958252" calcext:value-type="float">
            <text:p>0,028945207595825</text:p>
          </table:table-cell>
          <table:table-cell office:value-type="float" office:value="0.0187042156855265" calcext:value-type="float">
            <text:p>0,018704215685527</text:p>
          </table:table-cell>
          <table:table-cell office:value-type="float" office:value="0.0149579048156738" calcext:value-type="float">
            <text:p>0,014957904815674</text:p>
          </table:table-cell>
        </table:table-row>
        <table:table-row table:style-name="ro1">
          <table:table-cell office:value-type="float" office:value="0.871134281158447" calcext:value-type="float">
            <text:p>0,871134281158447</text:p>
          </table:table-cell>
          <table:table-cell table:number-columns-repeated="9"/>
          <table:table-cell office:value-type="string" calcext:value-type="string">
            <text:p>Janela29</text:p>
          </table:table-cell>
          <table:table-cell office:value-type="float" office:value="2" calcext:value-type="float">
            <text:p>2</text:p>
          </table:table-cell>
          <table:table-cell office:value-type="float" office:value="0.0708160400390625" calcext:value-type="float">
            <text:p>0,070816040039063</text:p>
          </table:table-cell>
          <table:table-cell office:value-type="float" office:value="0.0692213773727417" calcext:value-type="float">
            <text:p>0,069221377372742</text:p>
          </table:table-cell>
          <table:table-cell office:value-type="float" office:value="0.0597882270812988" calcext:value-type="float">
            <text:p>0,059788227081299</text:p>
          </table:table-cell>
          <table:table-cell table:number-columns-repeated="2"/>
          <table:table-cell office:value-type="string" calcext:value-type="string">
            <text:p>Janela29</text:p>
          </table:table-cell>
          <table:table-cell office:value-type="float" office:value="1" calcext:value-type="float">
            <text:p>1</text:p>
          </table:table-cell>
          <table:table-cell office:value-type="float" office:value="0.0339102745056152" calcext:value-type="float">
            <text:p>0,033910274505615</text:p>
          </table:table-cell>
          <table:table-cell office:value-type="float" office:value="0.0250101685523987" calcext:value-type="float">
            <text:p>0,025010168552399</text:p>
          </table:table-cell>
          <table:table-cell office:value-type="float" office:value="0.0189504623413086" calcext:value-type="float">
            <text:p>0,018950462341309</text:p>
          </table:table-cell>
        </table:table-row>
        <table:table-row table:style-name="ro1">
          <table:table-cell office:value-type="float" office:value="0.857589721679688" calcext:value-type="float">
            <text:p>0,857589721679688</text:p>
          </table:table-cell>
          <table:table-cell table:number-columns-repeated="9"/>
          <table:table-cell office:value-type="string" calcext:value-type="string">
            <text:p>Janela30</text:p>
          </table:table-cell>
          <table:table-cell office:value-type="float" office:value="6" calcext:value-type="float">
            <text:p>6</text:p>
          </table:table-cell>
          <table:table-cell office:value-type="float" office:value="0.0623810291290283" calcext:value-type="float">
            <text:p>0,062381029129028</text:p>
          </table:table-cell>
          <table:table-cell office:value-type="float" office:value="0.0576531092325847" calcext:value-type="float">
            <text:p>0,057653109232585</text:p>
          </table:table-cell>
          <table:table-cell office:value-type="float" office:value="0.0504276752471924" calcext:value-type="float">
            <text:p>0,050427675247192</text:p>
          </table:table-cell>
          <table:table-cell table:number-columns-repeated="2"/>
          <table:table-cell office:value-type="string" calcext:value-type="string">
            <text:p>Janela30</text:p>
          </table:table-cell>
          <table:table-cell office:value-type="float" office:value="2" calcext:value-type="float">
            <text:p>2</text:p>
          </table:table-cell>
          <table:table-cell office:value-type="float" office:value="0.0369045734405518" calcext:value-type="float">
            <text:p>0,036904573440552</text:p>
          </table:table-cell>
          <table:table-cell office:value-type="float" office:value="0.0320887366930644" calcext:value-type="float">
            <text:p>0,032088736693064</text:p>
          </table:table-cell>
          <table:table-cell office:value-type="float" office:value="0.0249590873718262" calcext:value-type="float">
            <text:p>0,024959087371826</text:p>
          </table:table-cell>
        </table:table-row>
        <table:table-row table:style-name="ro1">
          <table:table-cell office:value-type="float" office:value="0.896426677703857" calcext:value-type="float">
            <text:p>0,896426677703857</text:p>
          </table:table-cell>
          <table:table-cell table:number-columns-repeated="8"/>
          <table:table-cell table:style-name="ce6"/>
          <table:table-cell table:style-name="ce6" office:value-type="string" calcext:value-type="string">
            <text:p>Total</text:p>
          </table:table-cell>
          <table:table-cell/>
          <table:table-cell table:formula="of:=SUM([.M3:.M32])" office:value-type="float" office:value="1.75709700584412" calcext:value-type="float">
            <text:p>1,75709700584412</text:p>
          </table:table-cell>
          <table:table-cell table:formula="of:=SUM([.N3:.N32])" office:value-type="float" office:value="1.52088048060735" calcext:value-type="float">
            <text:p>1,52088048060735</text:p>
          </table:table-cell>
          <table:table-cell table:formula="of:=SUM([.O3:.O32])" office:value-type="float" office:value="1.25026345252991" calcext:value-type="float">
            <text:p>1,25026345252991</text:p>
          </table:table-cell>
          <table:table-cell table:number-columns-repeated="2"/>
          <table:table-cell office:value-type="string" calcext:value-type="string">
            <text:p>Janela31</text:p>
          </table:table-cell>
          <table:table-cell office:value-type="float" office:value="3" calcext:value-type="float">
            <text:p>3</text:p>
          </table:table-cell>
          <table:table-cell office:value-type="float" office:value="0.0249114036560059" calcext:value-type="float">
            <text:p>0,024911403656006</text:p>
          </table:table-cell>
          <table:table-cell office:value-type="float" office:value="0.0220348636309306" calcext:value-type="float">
            <text:p>0,022034863630931</text:p>
          </table:table-cell>
          <table:table-cell office:value-type="float" office:value="0.0179519653320313" calcext:value-type="float">
            <text:p>0,017951965332031</text:p>
          </table:table-cell>
        </table:table-row>
        <table:table-row table:style-name="ro1">
          <table:table-cell office:value-type="float" office:value="0.893279075622559" calcext:value-type="float">
            <text:p>0,893279075622559</text:p>
          </table:table-cell>
          <table:table-cell table:number-columns-repeated="9"/>
          <table:table-cell table:style-name="ce6"/>
          <table:table-cell table:number-columns-repeated="6"/>
          <table:table-cell office:value-type="string" calcext:value-type="string">
            <text:p>Janela32</text:p>
          </table:table-cell>
          <table:table-cell office:value-type="float" office:value="0" calcext:value-type="float">
            <text:p>0</text:p>
          </table:table-cell>
          <table:table-cell office:value-type="float" office:value="0.0418031215667725" calcext:value-type="float">
            <text:p>0,041803121566773</text:p>
          </table:table-cell>
          <table:table-cell office:value-type="float" office:value="0.0285006960233053" calcext:value-type="float">
            <text:p>0,028500696023305</text:p>
          </table:table-cell>
          <table:table-cell office:value-type="float" office:value="0.0219409465789795" calcext:value-type="float">
            <text:p>0,02194094657898</text:p>
          </table:table-cell>
        </table:table-row>
        <table:table-row table:style-name="ro1">
          <table:table-cell office:value-type="float" office:value="0.885451078414917" calcext:value-type="float">
            <text:p>0,885451078414917</text:p>
          </table:table-cell>
          <table:table-cell table:number-columns-repeated="16"/>
          <table:table-cell office:value-type="string" calcext:value-type="string">
            <text:p>Janela33</text:p>
          </table:table-cell>
          <table:table-cell office:value-type="float" office:value="3" calcext:value-type="float">
            <text:p>3</text:p>
          </table:table-cell>
          <table:table-cell office:value-type="float" office:value="0.046858549118042" calcext:value-type="float">
            <text:p>0,046858549118042</text:p>
          </table:table-cell>
          <table:table-cell office:value-type="float" office:value="0.0213589270909627" calcext:value-type="float">
            <text:p>0,021358927090963</text:p>
          </table:table-cell>
          <table:table-cell office:value-type="float" office:value="0.0169260501861572" calcext:value-type="float">
            <text:p>0,016926050186157</text:p>
          </table:table-cell>
        </table:table-row>
        <table:table-row table:style-name="ro1">
          <table:table-cell office:value-type="float" office:value="0.87020206451416" calcext:value-type="float">
            <text:p>0,87020206451416</text:p>
          </table:table-cell>
          <table:table-cell table:number-columns-repeated="16"/>
          <table:table-cell office:value-type="string" calcext:value-type="string">
            <text:p>Janela34</text:p>
          </table:table-cell>
          <table:table-cell office:value-type="float" office:value="1" calcext:value-type="float">
            <text:p>1</text:p>
          </table:table-cell>
          <table:table-cell office:value-type="float" office:value="0.0997581481933594" calcext:value-type="float">
            <text:p>0,099758148193359</text:p>
          </table:table-cell>
          <table:table-cell office:value-type="float" office:value="0.0564724405606588" calcext:value-type="float">
            <text:p>0,056472440560659</text:p>
          </table:table-cell>
          <table:table-cell office:value-type="float" office:value="0.0438773632049561" calcext:value-type="float">
            <text:p>0,043877363204956</text:p>
          </table:table-cell>
        </table:table-row>
        <table:table-row table:style-name="ro1">
          <table:table-cell office:value-type="float" office:value="0.847560882568359" calcext:value-type="float">
            <text:p>0,847560882568359</text:p>
          </table:table-cell>
          <table:table-cell table:number-columns-repeated="16"/>
          <table:table-cell office:value-type="string" calcext:value-type="string">
            <text:p>Janela35</text:p>
          </table:table-cell>
          <table:table-cell office:value-type="float" office:value="3" calcext:value-type="float">
            <text:p>3</text:p>
          </table:table-cell>
          <table:table-cell office:value-type="float" office:value="0.0329432487487793" calcext:value-type="float">
            <text:p>0,032943248748779</text:p>
          </table:table-cell>
          <table:table-cell office:value-type="float" office:value="0.0227346817652384" calcext:value-type="float">
            <text:p>0,022734681765239</text:p>
          </table:table-cell>
          <table:table-cell office:value-type="float" office:value="0.0171115398406982" calcext:value-type="float">
            <text:p>0,017111539840698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6</text:p>
          </table:table-cell>
          <table:table-cell office:value-type="float" office:value="3" calcext:value-type="float">
            <text:p>3</text:p>
          </table:table-cell>
          <table:table-cell office:value-type="float" office:value="0.0647966861724854" calcext:value-type="float">
            <text:p>0,064796686172485</text:p>
          </table:table-cell>
          <table:table-cell office:value-type="float" office:value="0.0439839760462443" calcext:value-type="float">
            <text:p>0,043983976046244</text:p>
          </table:table-cell>
          <table:table-cell office:value-type="float" office:value="0.0251085758209229" calcext:value-type="float">
            <text:p>0,025108575820923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7</text:p>
          </table:table-cell>
          <table:table-cell office:value-type="float" office:value="2" calcext:value-type="float">
            <text:p>2</text:p>
          </table:table-cell>
          <table:table-cell office:value-type="float" office:value="0.0259006023406982" calcext:value-type="float">
            <text:p>0,025900602340698</text:p>
          </table:table-cell>
          <table:table-cell office:value-type="float" office:value="0.020947813987732" calcext:value-type="float">
            <text:p>0,020947813987732</text:p>
          </table:table-cell>
          <table:table-cell office:value-type="float" office:value="0.0159544944763184" calcext:value-type="float">
            <text:p>0,015954494476318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8</text:p>
          </table:table-cell>
          <table:table-cell office:value-type="float" office:value="3" calcext:value-type="float">
            <text:p>3</text:p>
          </table:table-cell>
          <table:table-cell office:value-type="float" office:value="0.0532803535461426" calcext:value-type="float">
            <text:p>0,053280353546143</text:p>
          </table:table-cell>
          <table:table-cell office:value-type="float" office:value="0.0343997478485107" calcext:value-type="float">
            <text:p>0,034399747848511</text:p>
          </table:table-cell>
          <table:table-cell office:value-type="float" office:value="0.0249326229095459" calcext:value-type="float">
            <text:p>0,02493262290954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9</text:p>
          </table:table-cell>
          <table:table-cell office:value-type="float" office:value="3" calcext:value-type="float">
            <text:p>3</text:p>
          </table:table-cell>
          <table:table-cell office:value-type="float" office:value="0.0279521942138672" calcext:value-type="float">
            <text:p>0,027952194213867</text:p>
          </table:table-cell>
          <table:table-cell office:value-type="float" office:value="0.025513490041097" calcext:value-type="float">
            <text:p>0,025513490041097</text:p>
          </table:table-cell>
          <table:table-cell office:value-type="float" office:value="0.020944356918335" calcext:value-type="float">
            <text:p>0,02094435691833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0</text:p>
          </table:table-cell>
          <table:table-cell office:value-type="float" office:value="3" calcext:value-type="float">
            <text:p>3</text:p>
          </table:table-cell>
          <table:table-cell office:value-type="float" office:value="0.0369279384613037" calcext:value-type="float">
            <text:p>0,036927938461304</text:p>
          </table:table-cell>
          <table:table-cell office:value-type="float" office:value="0.0278416872024536" calcext:value-type="float">
            <text:p>0,027841687202454</text:p>
          </table:table-cell>
          <table:table-cell office:value-type="float" office:value="0.0239207744598389" calcext:value-type="float">
            <text:p>0,02392077445983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1</text:p>
          </table:table-cell>
          <table:table-cell office:value-type="float" office:value="3" calcext:value-type="float">
            <text:p>3</text:p>
          </table:table-cell>
          <table:table-cell office:value-type="float" office:value="0.0677902698516846" calcext:value-type="float">
            <text:p>0,067790269851685</text:p>
          </table:table-cell>
          <table:table-cell office:value-type="float" office:value="0.0339131355285645" calcext:value-type="float">
            <text:p>0,033913135528565</text:p>
          </table:table-cell>
          <table:table-cell office:value-type="float" office:value="0.0269269943237305" calcext:value-type="float">
            <text:p>0,02692699432373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2</text:p>
          </table:table-cell>
          <table:table-cell office:value-type="float" office:value="1" calcext:value-type="float">
            <text:p>1</text:p>
          </table:table-cell>
          <table:table-cell office:value-type="float" office:value="0.051861047744751" calcext:value-type="float">
            <text:p>0,051861047744751</text:p>
          </table:table-cell>
          <table:table-cell office:value-type="float" office:value="0.0419226288795471" calcext:value-type="float">
            <text:p>0,041922628879547</text:p>
          </table:table-cell>
          <table:table-cell office:value-type="float" office:value="0.0359296798706055" calcext:value-type="float">
            <text:p>0,03592967987060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3</text:p>
          </table:table-cell>
          <table:table-cell office:value-type="float" office:value="3" calcext:value-type="float">
            <text:p>3</text:p>
          </table:table-cell>
          <table:table-cell office:value-type="float" office:value="0.0488986968994141" calcext:value-type="float">
            <text:p>0,048898696899414</text:p>
          </table:table-cell>
          <table:table-cell office:value-type="float" office:value="0.0437512000401815" calcext:value-type="float">
            <text:p>0,043751200040182</text:p>
          </table:table-cell>
          <table:table-cell office:value-type="float" office:value="0.0372302532196045" calcext:value-type="float">
            <text:p>0,03723025321960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4</text:p>
          </table:table-cell>
          <table:table-cell office:value-type="float" office:value="3" calcext:value-type="float">
            <text:p>3</text:p>
          </table:table-cell>
          <table:table-cell office:value-type="float" office:value="0.04986572265625" calcext:value-type="float">
            <text:p>0,04986572265625</text:p>
          </table:table-cell>
          <table:table-cell office:value-type="float" office:value="0.0435207486152649" calcext:value-type="float">
            <text:p>0,043520748615265</text:p>
          </table:table-cell>
          <table:table-cell office:value-type="float" office:value="0.0359339714050293" calcext:value-type="float">
            <text:p>0,03593397140502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5</text:p>
          </table:table-cell>
          <table:table-cell office:value-type="float" office:value="0" calcext:value-type="float">
            <text:p>0</text:p>
          </table:table-cell>
          <table:table-cell office:value-type="float" office:value="0.0388970375061035" calcext:value-type="float">
            <text:p>0,038897037506104</text:p>
          </table:table-cell>
          <table:table-cell office:value-type="float" office:value="0.0338297486305237" calcext:value-type="float">
            <text:p>0,033829748630524</text:p>
          </table:table-cell>
          <table:table-cell office:value-type="float" office:value="0.0279269218444824" calcext:value-type="float">
            <text:p>0,02792692184448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6</text:p>
          </table:table-cell>
          <table:table-cell office:value-type="float" office:value="15" calcext:value-type="float">
            <text:p>15</text:p>
          </table:table-cell>
          <table:table-cell office:value-type="float" office:value="0.0515842437744141" calcext:value-type="float">
            <text:p>0,051584243774414</text:p>
          </table:table-cell>
          <table:table-cell office:value-type="float" office:value="0.0434962312380473" calcext:value-type="float">
            <text:p>0,043496231238047</text:p>
          </table:table-cell>
          <table:table-cell office:value-type="float" office:value="0.0316305160522461" calcext:value-type="float">
            <text:p>0,03163051605224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7</text:p>
          </table:table-cell>
          <table:table-cell office:value-type="float" office:value="10" calcext:value-type="float">
            <text:p>10</text:p>
          </table:table-cell>
          <table:table-cell office:value-type="float" office:value="0.0675709247589111" calcext:value-type="float">
            <text:p>0,067570924758911</text:p>
          </table:table-cell>
          <table:table-cell office:value-type="float" office:value="0.0484362840652466" calcext:value-type="float">
            <text:p>0,048436284065247</text:p>
          </table:table-cell>
          <table:table-cell office:value-type="float" office:value="0.0408589839935303" calcext:value-type="float">
            <text:p>0,04085898399353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8</text:p>
          </table:table-cell>
          <table:table-cell office:value-type="float" office:value="2" calcext:value-type="float">
            <text:p>2</text:p>
          </table:table-cell>
          <table:table-cell office:value-type="float" office:value="0.0478713512420654" calcext:value-type="float">
            <text:p>0,047871351242065</text:p>
          </table:table-cell>
          <table:table-cell office:value-type="float" office:value="0.039299726486206" calcext:value-type="float">
            <text:p>0,039299726486206</text:p>
          </table:table-cell>
          <table:table-cell office:value-type="float" office:value="0.0309157371520996" calcext:value-type="float">
            <text:p>0,030915737152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9</text:p>
          </table:table-cell>
          <table:table-cell office:value-type="float" office:value="0" calcext:value-type="float">
            <text:p>0</text:p>
          </table:table-cell>
          <table:table-cell office:value-type="float" office:value="0.0754785537719727" calcext:value-type="float">
            <text:p>0,075478553771973</text:p>
          </table:table-cell>
          <table:table-cell office:value-type="float" office:value="0.0563315749168396" calcext:value-type="float">
            <text:p>0,05633157491684</text:p>
          </table:table-cell>
          <table:table-cell office:value-type="float" office:value="0.0468740463256836" calcext:value-type="float">
            <text:p>0,04687404632568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50</text:p>
          </table:table-cell>
          <table:table-cell office:value-type="float" office:value="13" calcext:value-type="float">
            <text:p>13</text:p>
          </table:table-cell>
          <table:table-cell office:value-type="float" office:value="0.0359306335449219" calcext:value-type="float">
            <text:p>0,035930633544922</text:p>
          </table:table-cell>
          <table:table-cell office:value-type="float" office:value="0.0343898336092631" calcext:value-type="float">
            <text:p>0,034389833609263</text:p>
          </table:table-cell>
          <table:table-cell office:value-type="float" office:value="0.0289287567138672" calcext:value-type="float">
            <text:p>0,028928756713867</text:p>
          </table:table-cell>
        </table:table-row>
        <table:table-row table:style-name="ro1">
          <table:table-cell table:number-columns-repeated="17"/>
          <table:table-cell table:style-name="ce6" office:value-type="string" calcext:value-type="string">
            <text:p>Total</text:p>
          </table:table-cell>
          <table:table-cell/>
          <table:table-cell table:formula="of:=SUM([.T3:.T52])" office:value-type="float" office:value="2.18523550033569" calcext:value-type="float">
            <text:p>2,18523550033569</text:p>
          </table:table-cell>
          <table:table-cell table:formula="of:=SUM([.U3:.U52])" office:value-type="float" office:value="2.37261259555817" calcext:value-type="float">
            <text:p>2,37261259555817</text:p>
          </table:table-cell>
          <table:table-cell table:formula="of:=SUM([.V3:.V52])" office:value-type="float" office:value="1.34862399101257" calcext:value-type="float">
            <text:p>1,34862399101257</text:p>
          </table:table-cell>
        </table:table-row>
      </table:table>
      <table:table table:name="10_Janelas sup_0.03&amp;conf_0.9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column table:style-name="co7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 Média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 Média</text:p>
          </table:table-cell>
          <table:table-cell table:style-name="ce1"/>
          <table:table-cell table:style-name="ce1" office:value-type="string" calcext:value-type="string">
            <text:p>Contador</text:p>
          </table:table-cell>
          <table:table-cell table:style-name="ce1"/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Limite Inferior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1.28219413757324" calcext:value-type="float">
            <text:p>1,2821941375732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1.02231073379517" calcext:value-type="float">
            <text:p>1,0223107337951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877713918685913" calcext:value-type="float">
            <text:p>0,87771391868591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902008295059204" calcext:value-type="float">
            <text:p>0,90200829505920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854190111160278" calcext:value-type="float">
            <text:p>0,85419011116027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877683162689209" calcext:value-type="float">
            <text:p>0,87768316268920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902124881744385" calcext:value-type="float">
            <text:p>0,90212488174438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867794513702393" calcext:value-type="float">
            <text:p>0,86779451370239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890283346176147" calcext:value-type="float">
            <text:p>0,89028334617614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868140459060669" calcext:value-type="float">
            <text:p>0,86814045906066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881072282791138" calcext:value-type="float">
            <text:p>0,88107228279113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923685312271118" calcext:value-type="float">
            <text:p>0,92368531227111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table:formula="of:=SUM([.C2];[.G2];[.K2];[.O2];[.S2];[.W2];[.AA2];[.AE2];[.AI2];[.AM2];[.AQ2];[.AU2]) / [.BA2]" office:value-type="float" office:value="0.929100096225739" calcext:value-type="float">
            <text:p>0,929100096225739</text:p>
          </table:table-cell>
          <table:table-cell/>
          <table:table-cell table:formula="of:=COUNTA([.C2];[.G2];[.K2];[.O2];[.S2];[.W2];[.AA2];[.AE2];[.AI2];[.AM2];[.AQ2];[.AU2])" office:value-type="float" office:value="12" calcext:value-type="float">
            <text:p>12</text:p>
          </table:table-cell>
          <table:table-cell/>
          <table:table-cell table:formula="of:=MAX([.G2];[.K2];[.O2];[.S2];[.W2];[.AA2];[.AE2];[.AI2];[.AM2];[.AQ2];[.AU2])" office:value-type="float" office:value="1.02231073379517" calcext:value-type="float">
            <text:p>1,02231073379517</text:p>
          </table:table-cell>
          <table:table-cell table:formula="of:=MIN([.G2];[.K2];[.O2];[.S2];[.W2];[.AA2];[.AE2];[.AI2];[.AM2];[.AQ2];[.AU2])" office:value-type="float" office:value="0.854190111160278" calcext:value-type="float">
            <text:p>0,8541901111602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2" calcext:value-type="float">
            <text:p>2</text:p>
          </table:table-cell>
          <table:table-cell office:value-type="float" office:value="0.178233146667481" calcext:value-type="float">
            <text:p>0,178233146667481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" calcext:value-type="float">
            <text:p>2</text:p>
          </table:table-cell>
          <table:table-cell office:value-type="float" office:value="0.109317779541016" calcext:value-type="float">
            <text:p>0,10931777954101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" calcext:value-type="float">
            <text:p>2</text:p>
          </table:table-cell>
          <table:table-cell office:value-type="float" office:value="0.125986814498901" calcext:value-type="float">
            <text:p>0,125986814498901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" calcext:value-type="float">
            <text:p>2</text:p>
          </table:table-cell>
          <table:table-cell office:value-type="float" office:value="0.114757776260376" calcext:value-type="float">
            <text:p>0,11475777626037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" calcext:value-type="float">
            <text:p>2</text:p>
          </table:table-cell>
          <table:table-cell office:value-type="float" office:value="0.117088794708252" calcext:value-type="float">
            <text:p>0,11708879470825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" calcext:value-type="float">
            <text:p>2</text:p>
          </table:table-cell>
          <table:table-cell office:value-type="float" office:value="0.125734329223633" calcext:value-type="float">
            <text:p>0,12573432922363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" calcext:value-type="float">
            <text:p>2</text:p>
          </table:table-cell>
          <table:table-cell office:value-type="float" office:value="0.12938404083252" calcext:value-type="float">
            <text:p>0,1293840408325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" calcext:value-type="float">
            <text:p>2</text:p>
          </table:table-cell>
          <table:table-cell office:value-type="float" office:value="0.116037368774414" calcext:value-type="float">
            <text:p>0,11603736877441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" calcext:value-type="float">
            <text:p>2</text:p>
          </table:table-cell>
          <table:table-cell office:value-type="float" office:value="0.146281480789185" calcext:value-type="float">
            <text:p>0,14628148078918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" calcext:value-type="float">
            <text:p>2</text:p>
          </table:table-cell>
          <table:table-cell office:value-type="float" office:value="0.133684635162354" calcext:value-type="float">
            <text:p>0,13368463516235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" calcext:value-type="float">
            <text:p>2</text:p>
          </table:table-cell>
          <table:table-cell office:value-type="float" office:value="0.121078968048096" calcext:value-type="float">
            <text:p>0,12107896804809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" calcext:value-type="float">
            <text:p>2</text:p>
          </table:table-cell>
          <table:table-cell office:value-type="float" office:value="0.122479915618896" calcext:value-type="float">
            <text:p>0,12247991561889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" calcext:value-type="float">
            <text:p>2</text:p>
          </table:table-cell>
          <table:table-cell table:formula="of:=SUM([.C3];[.G3];[.K3];[.O3];[.S3];[.W3];[.AA3];[.AE3];[.AI3];[.AM3];[.AQ3];[.AU3]) / [.BA2]" office:value-type="float" office:value="0.128338754177094" calcext:value-type="float">
            <text:p>0,128338754177094</text:p>
          </table:table-cell>
          <table:table-cell table:number-columns-repeated="3"/>
          <table:table-cell table:formula="of:=MAX([.G3];[.K3];[.O3];[.S3];[.W3];[.AA3];[.AE3];[.AI3];[.AM3];[.AQ3];[.AU3])" office:value-type="float" office:value="0.146281480789185" calcext:value-type="float">
            <text:p>0,146281480789185</text:p>
          </table:table-cell>
          <table:table-cell table:formula="of:=MIN([.G3];[.K3];[.O3];[.S3];[.W3];[.AA3];[.AE3];[.AI3];[.AM3];[.AQ3];[.AU3])" office:value-type="float" office:value="0.109317779541016" calcext:value-type="float">
            <text:p>0,109317779541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2" calcext:value-type="float">
            <text:p>2</text:p>
          </table:table-cell>
          <table:table-cell office:value-type="float" office:value="0.200552225112915" calcext:value-type="float">
            <text:p>0,20055222511291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" calcext:value-type="float">
            <text:p>2</text:p>
          </table:table-cell>
          <table:table-cell office:value-type="float" office:value="0.101778745651245" calcext:value-type="float">
            <text:p>0,10177874565124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" calcext:value-type="float">
            <text:p>2</text:p>
          </table:table-cell>
          <table:table-cell office:value-type="float" office:value="0.138988971710205" calcext:value-type="float">
            <text:p>0,13898897171020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" calcext:value-type="float">
            <text:p>2</text:p>
          </table:table-cell>
          <table:table-cell office:value-type="float" office:value="0.138011693954468" calcext:value-type="float">
            <text:p>0,13801169395446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" calcext:value-type="float">
            <text:p>2</text:p>
          </table:table-cell>
          <table:table-cell office:value-type="float" office:value="0.122084617614746" calcext:value-type="float">
            <text:p>0,12208461761474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" calcext:value-type="float">
            <text:p>2</text:p>
          </table:table-cell>
          <table:table-cell office:value-type="float" office:value="0.121360301971436" calcext:value-type="float">
            <text:p>0,12136030197143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" calcext:value-type="float">
            <text:p>2</text:p>
          </table:table-cell>
          <table:table-cell office:value-type="float" office:value="0.130692005157471" calcext:value-type="float">
            <text:p>0,13069200515747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" calcext:value-type="float">
            <text:p>2</text:p>
          </table:table-cell>
          <table:table-cell office:value-type="float" office:value="0.121050596237183" calcext:value-type="float">
            <text:p>0,12105059623718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" calcext:value-type="float">
            <text:p>2</text:p>
          </table:table-cell>
          <table:table-cell office:value-type="float" office:value="0.112413644790649" calcext:value-type="float">
            <text:p>0,11241364479064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" calcext:value-type="float">
            <text:p>2</text:p>
          </table:table-cell>
          <table:table-cell office:value-type="float" office:value="0.14171576499939" calcext:value-type="float">
            <text:p>0,1417157649993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" calcext:value-type="float">
            <text:p>2</text:p>
          </table:table-cell>
          <table:table-cell office:value-type="float" office:value="0.120391845703125" calcext:value-type="float">
            <text:p>0,12039184570312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" calcext:value-type="float">
            <text:p>2</text:p>
          </table:table-cell>
          <table:table-cell office:value-type="float" office:value="0.113100051879883" calcext:value-type="float">
            <text:p>0,11310005187988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" calcext:value-type="float">
            <text:p>2</text:p>
          </table:table-cell>
          <table:table-cell table:formula="of:=SUM([.C4];[.G4];[.K4];[.O4];[.S4];[.W4];[.AA4];[.AE4];[.AI4];[.AM4];[.AQ4];[.AU4]) / [.BA2]" office:value-type="float" office:value="0.130178372065226" calcext:value-type="float">
            <text:p>0,130178372065226</text:p>
          </table:table-cell>
          <table:table-cell table:number-columns-repeated="3"/>
          <table:table-cell table:formula="of:=MAX([.G4];[.K4];[.O4];[.S4];[.W4];[.AA4];[.AE4];[.AI4];[.AM4];[.AQ4];[.AU4])" office:value-type="float" office:value="0.14171576499939" calcext:value-type="float">
            <text:p>0,14171576499939</text:p>
          </table:table-cell>
          <table:table-cell table:formula="of:=MIN([.G4];[.K4];[.O4];[.S4];[.W4];[.AA4];[.AE4];[.AI4];[.AM4];[.AQ4];[.AU4])" office:value-type="float" office:value="0.101778745651245" calcext:value-type="float">
            <text:p>0,1017787456512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2" calcext:value-type="float">
            <text:p>2</text:p>
          </table:table-cell>
          <table:table-cell office:value-type="float" office:value="0.17453145980835" calcext:value-type="float">
            <text:p>0,1745314598083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" calcext:value-type="float">
            <text:p>2</text:p>
          </table:table-cell>
          <table:table-cell office:value-type="float" office:value="0.102133989334106" calcext:value-type="float">
            <text:p>0,10213398933410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" calcext:value-type="float">
            <text:p>2</text:p>
          </table:table-cell>
          <table:table-cell office:value-type="float" office:value="0.103471279144287" calcext:value-type="float">
            <text:p>0,103471279144287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" calcext:value-type="float">
            <text:p>2</text:p>
          </table:table-cell>
          <table:table-cell office:value-type="float" office:value="0.114831686019897" calcext:value-type="float">
            <text:p>0,114831686019897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" calcext:value-type="float">
            <text:p>2</text:p>
          </table:table-cell>
          <table:table-cell office:value-type="float" office:value="0.101510047912598" calcext:value-type="float">
            <text:p>0,10151004791259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" calcext:value-type="float">
            <text:p>2</text:p>
          </table:table-cell>
          <table:table-cell office:value-type="float" office:value="0.108742237091064" calcext:value-type="float">
            <text:p>0,10874223709106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" calcext:value-type="float">
            <text:p>2</text:p>
          </table:table-cell>
          <table:table-cell office:value-type="float" office:value="0.102438449859619" calcext:value-type="float">
            <text:p>0,10243844985961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" calcext:value-type="float">
            <text:p>2</text:p>
          </table:table-cell>
          <table:table-cell office:value-type="float" office:value="0.118423223495483" calcext:value-type="float">
            <text:p>0,11842322349548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" calcext:value-type="float">
            <text:p>2</text:p>
          </table:table-cell>
          <table:table-cell office:value-type="float" office:value="0.106422662734985" calcext:value-type="float">
            <text:p>0,10642266273498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" calcext:value-type="float">
            <text:p>2</text:p>
          </table:table-cell>
          <table:table-cell office:value-type="float" office:value="0.117065906524658" calcext:value-type="float">
            <text:p>0,11706590652465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" calcext:value-type="float">
            <text:p>2</text:p>
          </table:table-cell>
          <table:table-cell office:value-type="float" office:value="0.109418869018555" calcext:value-type="float">
            <text:p>0,10941886901855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" calcext:value-type="float">
            <text:p>2</text:p>
          </table:table-cell>
          <table:table-cell office:value-type="float" office:value="0.115718603134155" calcext:value-type="float">
            <text:p>0,11571860313415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" calcext:value-type="float">
            <text:p>2</text:p>
          </table:table-cell>
          <table:table-cell table:formula="of:=SUM([.C5];[.G5];[.K5];[.O5];[.S5];[.W5];[.AA5];[.AE5];[.AI5];[.AM5];[.AQ5];[.AU5]) / [.BA2]" office:value-type="float" office:value="0.11455903450648" calcext:value-type="float">
            <text:p>0,11455903450648</text:p>
          </table:table-cell>
          <table:table-cell table:number-columns-repeated="3"/>
          <table:table-cell table:formula="of:=MAX([.G5];[.K5];[.O5];[.S5];[.W5];[.AA5];[.AE5];[.AI5];[.AM5];[.AQ5];[.AU5])" office:value-type="float" office:value="0.118423223495483" calcext:value-type="float">
            <text:p>0,118423223495483</text:p>
          </table:table-cell>
          <table:table-cell table:formula="of:=MIN([.G5];[.K5];[.O5];[.S5];[.W5];[.AA5];[.AE5];[.AI5];[.AM5];[.AQ5];[.AU5])" office:value-type="float" office:value="0.101510047912598" calcext:value-type="float">
            <text:p>0,101510047912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office:value-type="float" office:value="0.15486216545105" calcext:value-type="float">
            <text:p>0,1548621654510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office:value-type="float" office:value="0.0964405536651611" calcext:value-type="float">
            <text:p>0,09644055366516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office:value-type="float" office:value="0.0928785800933838" calcext:value-type="float">
            <text:p>0,09287858009338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office:value-type="float" office:value="0.103693246841431" calcext:value-type="float">
            <text:p>0,10369324684143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office:value-type="float" office:value="0.106714487075806" calcext:value-type="float">
            <text:p>0,10671448707580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office:value-type="float" office:value="0.124247312545776" calcext:value-type="float">
            <text:p>0,12424731254577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office:value-type="float" office:value="0.11426043510437" calcext:value-type="float">
            <text:p>0,1142604351043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office:value-type="float" office:value="0.0997660160064697" calcext:value-type="float">
            <text:p>0,0997660160064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office:value-type="float" office:value="0.111418724060059" calcext:value-type="float">
            <text:p>0,11141872406005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office:value-type="float" office:value="0.0921366214752197" calcext:value-type="float">
            <text:p>0,09213662147522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office:value-type="float" office:value="0.101777076721191" calcext:value-type="float">
            <text:p>0,10177707672119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office:value-type="float" office:value="0.096794605255127" calcext:value-type="float">
            <text:p>0,09679460525512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table:formula="of:=SUM([.C6];[.G6];[.K6];[.O6];[.S6];[.W6];[.AA6];[.AE6];[.AI6];[.AM6];[.AQ6];[.AU6]) / [.BA2]" office:value-type="float" office:value="0.107915818691254" calcext:value-type="float">
            <text:p>0,107915818691254</text:p>
          </table:table-cell>
          <table:table-cell table:number-columns-repeated="3"/>
          <table:table-cell table:formula="of:=MAX([.G6];[.K6];[.O6];[.S6];[.W6];[.AA6];[.AE6];[.AI6];[.AM6];[.AQ6];[.AU6])" office:value-type="float" office:value="0.124247312545776" calcext:value-type="float">
            <text:p>0,124247312545776</text:p>
          </table:table-cell>
          <table:table-cell table:formula="of:=MIN([.G6];[.K6];[.O6];[.S6];[.W6];[.AA6];[.AE6];[.AI6];[.AM6];[.AQ6];[.AU6])" office:value-type="float" office:value="0.0921366214752197" calcext:value-type="float">
            <text:p>0,092136621475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3" calcext:value-type="float">
            <text:p>3</text:p>
          </table:table-cell>
          <table:table-cell office:value-type="float" office:value="0.188400983810425" calcext:value-type="float">
            <text:p>0,188400983810425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3" calcext:value-type="float">
            <text:p>3</text:p>
          </table:table-cell>
          <table:table-cell office:value-type="float" office:value="0.121906518936157" calcext:value-type="float">
            <text:p>0,12190651893615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3" calcext:value-type="float">
            <text:p>3</text:p>
          </table:table-cell>
          <table:table-cell office:value-type="float" office:value="0.107424020767212" calcext:value-type="float">
            <text:p>0,10742402076721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3" calcext:value-type="float">
            <text:p>3</text:p>
          </table:table-cell>
          <table:table-cell office:value-type="float" office:value="0.10645866394043" calcext:value-type="float">
            <text:p>0,1064586639404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3" calcext:value-type="float">
            <text:p>3</text:p>
          </table:table-cell>
          <table:table-cell office:value-type="float" office:value="0.10446310043335" calcext:value-type="float">
            <text:p>0,10446310043335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3" calcext:value-type="float">
            <text:p>3</text:p>
          </table:table-cell>
          <table:table-cell office:value-type="float" office:value="0.116035461425781" calcext:value-type="float">
            <text:p>0,11603546142578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3" calcext:value-type="float">
            <text:p>3</text:p>
          </table:table-cell>
          <table:table-cell office:value-type="float" office:value="0.103059530258179" calcext:value-type="float">
            <text:p>0,10305953025817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3" calcext:value-type="float">
            <text:p>3</text:p>
          </table:table-cell>
          <table:table-cell office:value-type="float" office:value="0.158349275588989" calcext:value-type="float">
            <text:p>0,15834927558898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3" calcext:value-type="float">
            <text:p>3</text:p>
          </table:table-cell>
          <table:table-cell office:value-type="float" office:value="0.133026361465454" calcext:value-type="float">
            <text:p>0,13302636146545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3" calcext:value-type="float">
            <text:p>3</text:p>
          </table:table-cell>
          <table:table-cell office:value-type="float" office:value="0.120015621185303" calcext:value-type="float">
            <text:p>0,12001562118530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3" calcext:value-type="float">
            <text:p>3</text:p>
          </table:table-cell>
          <table:table-cell office:value-type="float" office:value="0.124251365661621" calcext:value-type="float">
            <text:p>0,12425136566162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3" calcext:value-type="float">
            <text:p>3</text:p>
          </table:table-cell>
          <table:table-cell office:value-type="float" office:value="0.109028100967407" calcext:value-type="float">
            <text:p>0,10902810096740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3" calcext:value-type="float">
            <text:p>3</text:p>
          </table:table-cell>
          <table:table-cell table:formula="of:=SUM([.C7];[.G7];[.K7];[.O7];[.S7];[.W7];[.AA7];[.AE7];[.AI7];[.AM7];[.AQ7];[.AU7]) / [.BA2]" office:value-type="float" office:value="0.124368250370026" calcext:value-type="float">
            <text:p>0,124368250370026</text:p>
          </table:table-cell>
          <table:table-cell table:number-columns-repeated="3"/>
          <table:table-cell table:formula="of:=MAX([.G7];[.K7];[.O7];[.S7];[.W7];[.AA7];[.AE7];[.AI7];[.AM7];[.AQ7];[.AU7])" office:value-type="float" office:value="0.158349275588989" calcext:value-type="float">
            <text:p>0,158349275588989</text:p>
          </table:table-cell>
          <table:table-cell table:formula="of:=MIN([.G7];[.K7];[.O7];[.S7];[.W7];[.AA7];[.AE7];[.AI7];[.AM7];[.AQ7];[.AU7])" office:value-type="float" office:value="0.103059530258179" calcext:value-type="float">
            <text:p>0,103059530258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office:value-type="float" office:value="0.149719715118408" calcext:value-type="float">
            <text:p>0,14971971511840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office:value-type="float" office:value="0.0668869018554688" calcext:value-type="float">
            <text:p>0,06688690185546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office:value-type="float" office:value="0.0964550971984863" calcext:value-type="float">
            <text:p>0,09645509719848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office:value-type="float" office:value="0.0967714786529541" calcext:value-type="float">
            <text:p>0,096771478652954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office:value-type="float" office:value="0.0992684364318848" calcext:value-type="float">
            <text:p>0,09926843643188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office:value-type="float" office:value="0.0932416915893555" calcext:value-type="float">
            <text:p>0,09324169158935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office:value-type="float" office:value="0.101725578308105" calcext:value-type="float">
            <text:p>0,10172557830810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office:value-type="float" office:value="0.102747440338135" calcext:value-type="float">
            <text:p>0,10274744033813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office:value-type="float" office:value="0.0887906551361084" calcext:value-type="float">
            <text:p>0,08879065513610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office:value-type="float" office:value="0.0858027935028076" calcext:value-type="float">
            <text:p>0,08580279350280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office:value-type="float" office:value="0.0937948226928711" calcext:value-type="float">
            <text:p>0,093794822692871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office:value-type="float" office:value="0.0897846221923828" calcext:value-type="float">
            <text:p>0,08978462219238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table:formula="of:=SUM([.C8];[.G8];[.K8];[.O8];[.S8];[.W8];[.AA8];[.AE8];[.AI8];[.AM8];[.AQ8];[.AU8]) / [.BA2]" office:value-type="float" office:value="0.0970824360847473" calcext:value-type="float">
            <text:p>0,097082436084747</text:p>
          </table:table-cell>
          <table:table-cell table:number-columns-repeated="3"/>
          <table:table-cell table:formula="of:=MAX([.G8];[.K8];[.O8];[.S8];[.W8];[.AA8];[.AE8];[.AI8];[.AM8];[.AQ8];[.AU8])" office:value-type="float" office:value="0.102747440338135" calcext:value-type="float">
            <text:p>0,102747440338135</text:p>
          </table:table-cell>
          <table:table-cell table:formula="of:=MIN([.G8];[.K8];[.O8];[.S8];[.W8];[.AA8];[.AE8];[.AI8];[.AM8];[.AQ8];[.AU8])" office:value-type="float" office:value="0.0668869018554688" calcext:value-type="float">
            <text:p>0,0668869018554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0.16854739189148" calcext:value-type="float">
            <text:p>0,1685473918914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0.105716228485107" calcext:value-type="float">
            <text:p>0,10571622848510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0.120673894882202" calcext:value-type="float">
            <text:p>0,12067389488220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0.0977652072906494" calcext:value-type="float">
            <text:p>0,09776520729064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0.0964922904968262" calcext:value-type="float">
            <text:p>0,09649229049682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0.098764181137085" calcext:value-type="float">
            <text:p>0,09876418113708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0.0888144969940186" calcext:value-type="float">
            <text:p>0,08881449699401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0.101725816726685" calcext:value-type="float">
            <text:p>0,10172581672668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0.0967390537261963" calcext:value-type="float">
            <text:p>0,09673905372619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0.102726936340332" calcext:value-type="float">
            <text:p>0,10272693634033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0.0997765064239502" calcext:value-type="float">
            <text:p>0,0997765064239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0.110723733901978" calcext:value-type="float">
            <text:p>0,11072373390197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table:formula="of:=SUM([.C9];[.G9];[.K9];[.O9];[.S9];[.W9];[.AA9];[.AE9];[.AI9];[.AM9];[.AQ9];[.AU9]) / [.BA2]" office:value-type="float" office:value="0.107372144858042" calcext:value-type="float">
            <text:p>0,107372144858042</text:p>
          </table:table-cell>
          <table:table-cell table:number-columns-repeated="3"/>
          <table:table-cell table:formula="of:=MAX([.G9];[.K9];[.O9];[.S9];[.W9];[.AA9];[.AE9];[.AI9];[.AM9];[.AQ9];[.AU9])" office:value-type="float" office:value="0.120673894882202" calcext:value-type="float">
            <text:p>0,120673894882202</text:p>
          </table:table-cell>
          <table:table-cell table:formula="of:=MIN([.G9];[.K9];[.O9];[.S9];[.W9];[.AA9];[.AE9];[.AI9];[.AM9];[.AQ9];[.AU9])" office:value-type="float" office:value="0.0888144969940186" calcext:value-type="float">
            <text:p>0,0888144969940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3" calcext:value-type="float">
            <text:p>3</text:p>
          </table:table-cell>
          <table:table-cell office:value-type="float" office:value="0.137630701065063" calcext:value-type="float">
            <text:p>0,13763070106506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3" calcext:value-type="float">
            <text:p>3</text:p>
          </table:table-cell>
          <table:table-cell office:value-type="float" office:value="0.0867390632629395" calcext:value-type="float">
            <text:p>0,08673906326294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3" calcext:value-type="float">
            <text:p>3</text:p>
          </table:table-cell>
          <table:table-cell office:value-type="float" office:value="0.0917799472808838" calcext:value-type="float">
            <text:p>0,091779947280884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3" calcext:value-type="float">
            <text:p>3</text:p>
          </table:table-cell>
          <table:table-cell office:value-type="float" office:value="0.084773063659668" calcext:value-type="float">
            <text:p>0,08477306365966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3" calcext:value-type="float">
            <text:p>3</text:p>
          </table:table-cell>
          <table:table-cell office:value-type="float" office:value="0.0917532444000244" calcext:value-type="float">
            <text:p>0,091753244400024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3" calcext:value-type="float">
            <text:p>3</text:p>
          </table:table-cell>
          <table:table-cell office:value-type="float" office:value="0.093721866607666" calcext:value-type="float">
            <text:p>0,09372186660766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3" calcext:value-type="float">
            <text:p>3</text:p>
          </table:table-cell>
          <table:table-cell office:value-type="float" office:value="0.101727724075317" calcext:value-type="float">
            <text:p>0,10172772407531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3" calcext:value-type="float">
            <text:p>3</text:p>
          </table:table-cell>
          <table:table-cell office:value-type="float" office:value="0.0947456359863281" calcext:value-type="float">
            <text:p>0,09474563598632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3" calcext:value-type="float">
            <text:p>3</text:p>
          </table:table-cell>
          <table:table-cell office:value-type="float" office:value="0.104772806167603" calcext:value-type="float">
            <text:p>0,10477280616760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3" calcext:value-type="float">
            <text:p>3</text:p>
          </table:table-cell>
          <table:table-cell office:value-type="float" office:value="0.0877926349639893" calcext:value-type="float">
            <text:p>0,08779263496398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3" calcext:value-type="float">
            <text:p>3</text:p>
          </table:table-cell>
          <table:table-cell office:value-type="float" office:value="0.0927526950836182" calcext:value-type="float">
            <text:p>0,09275269508361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3" calcext:value-type="float">
            <text:p>3</text:p>
          </table:table-cell>
          <table:table-cell office:value-type="float" office:value="0.0907561779022217" calcext:value-type="float">
            <text:p>0,09075617790222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3" calcext:value-type="float">
            <text:p>3</text:p>
          </table:table-cell>
          <table:table-cell table:formula="of:=SUM([.C10];[.G10];[.K10];[.O10];[.S10];[.W10];[.AA10];[.AE10];[.AI10];[.AM10];[.AQ10];[.AU10]) / [.BA2]" office:value-type="float" office:value="0.0965787967046102" calcext:value-type="float">
            <text:p>0,09657879670461</text:p>
          </table:table-cell>
          <table:table-cell table:number-columns-repeated="3"/>
          <table:table-cell table:formula="of:=MAX([.G10];[.K10];[.O10];[.S10];[.W10];[.AA10];[.AE10];[.AI10];[.AM10];[.AQ10];[.AU10])" office:value-type="float" office:value="0.104772806167603" calcext:value-type="float">
            <text:p>0,104772806167603</text:p>
          </table:table-cell>
          <table:table-cell table:formula="of:=MIN([.G10];[.K10];[.O10];[.S10];[.W10];[.AA10];[.AE10];[.AI10];[.AM10];[.AQ10];[.AU10])" office:value-type="float" office:value="0.084773063659668" calcext:value-type="float">
            <text:p>0,084773063659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office:value-type="float" office:value="0.222370862960815" calcext:value-type="float">
            <text:p>0,222370862960815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office:value-type="float" office:value="0.159120798110962" calcext:value-type="float">
            <text:p>0,15912079811096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office:value-type="float" office:value="0.153655290603638" calcext:value-type="float">
            <text:p>0,153655290603638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office:value-type="float" office:value="0.16923713684082" calcext:value-type="float">
            <text:p>0,1692371368408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office:value-type="float" office:value="0.160237312316895" calcext:value-type="float">
            <text:p>0,160237312316895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office:value-type="float" office:value="0.148953676223755" calcext:value-type="float">
            <text:p>0,148953676223755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office:value-type="float" office:value="0.168245077133179" calcext:value-type="float">
            <text:p>0,16824507713317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office:value-type="float" office:value="0.162103176116943" calcext:value-type="float">
            <text:p>0,162103176116943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office:value-type="float" office:value="0.172877788543701" calcext:value-type="float">
            <text:p>0,17287778854370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office:value-type="float" office:value="0.1672523021698" calcext:value-type="float">
            <text:p>0,1672523021698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office:value-type="float" office:value="0.190293312072754" calcext:value-type="float">
            <text:p>0,19029331207275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office:value-type="float" office:value="0.170283794403076" calcext:value-type="float">
            <text:p>0,17028379440307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table:formula="of:=SUM([.C11];[.G11];[.K11];[.O11];[.S11];[.W11];[.AA11];[.AE11];[.AI11];[.AM11];[.AQ11];[.AU11]) / [.BA2]" office:value-type="float" office:value="0.170385877291362" calcext:value-type="float">
            <text:p>0,170385877291362</text:p>
          </table:table-cell>
          <table:table-cell table:number-columns-repeated="3"/>
          <table:table-cell table:formula="of:=MAX([.G11];[.K11];[.O11];[.S11];[.W11];[.AA11];[.AE11];[.AI11];[.AM11];[.AQ11];[.AU11])" office:value-type="float" office:value="0.190293312072754" calcext:value-type="float">
            <text:p>0,190293312072754</text:p>
          </table:table-cell>
          <table:table-cell table:formula="of:=MIN([.G11];[.K11];[.O11];[.S11];[.W11];[.AA11];[.AE11];[.AI11];[.AM11];[.AQ11];[.AU11])" office:value-type="float" office:value="0.148953676223755" calcext:value-type="float">
            <text:p>0,148953676223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6" calcext:value-type="float">
            <text:p>6</text:p>
          </table:table-cell>
          <table:table-cell office:value-type="float" office:value="0.274977684020996" calcext:value-type="float">
            <text:p>0,27497768402099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6" calcext:value-type="float">
            <text:p>6</text:p>
          </table:table-cell>
          <table:table-cell office:value-type="float" office:value="0.163595676422119" calcext:value-type="float">
            <text:p>0,163595676422119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6" calcext:value-type="float">
            <text:p>6</text:p>
          </table:table-cell>
          <table:table-cell office:value-type="float" office:value="0.169280767440796" calcext:value-type="float">
            <text:p>0,16928076744079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6" calcext:value-type="float">
            <text:p>6</text:p>
          </table:table-cell>
          <table:table-cell office:value-type="float" office:value="0.163808345794678" calcext:value-type="float">
            <text:p>0,16380834579467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6" calcext:value-type="float">
            <text:p>6</text:p>
          </table:table-cell>
          <table:table-cell office:value-type="float" office:value="0.164956331253052" calcext:value-type="float">
            <text:p>0,16495633125305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6" calcext:value-type="float">
            <text:p>6</text:p>
          </table:table-cell>
          <table:table-cell office:value-type="float" office:value="0.17107367515564" calcext:value-type="float">
            <text:p>0,1710736751556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6" calcext:value-type="float">
            <text:p>6</text:p>
          </table:table-cell>
          <table:table-cell office:value-type="float" office:value="0.157278060913086" calcext:value-type="float">
            <text:p>0,15727806091308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6" calcext:value-type="float">
            <text:p>6</text:p>
          </table:table-cell>
          <table:table-cell office:value-type="float" office:value="0.172271013259888" calcext:value-type="float">
            <text:p>0,17227101325988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6" calcext:value-type="float">
            <text:p>6</text:p>
          </table:table-cell>
          <table:table-cell office:value-type="float" office:value="0.168177843093872" calcext:value-type="float">
            <text:p>0,16817784309387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6" calcext:value-type="float">
            <text:p>6</text:p>
          </table:table-cell>
          <table:table-cell office:value-type="float" office:value="0.178549766540527" calcext:value-type="float">
            <text:p>0,178549766540527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6" calcext:value-type="float">
            <text:p>6</text:p>
          </table:table-cell>
          <table:table-cell office:value-type="float" office:value="0.179553508758545" calcext:value-type="float">
            <text:p>0,17955350875854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6" calcext:value-type="float">
            <text:p>6</text:p>
          </table:table-cell>
          <table:table-cell office:value-type="float" office:value="0.161195755004883" calcext:value-type="float">
            <text:p>0,161195755004883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6" calcext:value-type="float">
            <text:p>6</text:p>
          </table:table-cell>
          <table:table-cell table:formula="of:=SUM([.C12];[.G12];[.K12];[.O12];[.S12];[.W12];[.AA12];[.AE12];[.AI12];[.AM12];[.AQ12];[.AU12]) / [.BA2]" office:value-type="float" office:value="0.177059868971507" calcext:value-type="float">
            <text:p>0,177059868971507</text:p>
          </table:table-cell>
          <table:table-cell table:number-columns-repeated="3"/>
          <table:table-cell table:formula="of:=MAX([.G12];[.K12];[.O12];[.S12];[.W12];[.AA12];[.AE12];[.AI12];[.AM12];[.AQ12];[.AU12])" office:value-type="float" office:value="0.179553508758545" calcext:value-type="float">
            <text:p>0,179553508758545</text:p>
          </table:table-cell>
          <table:table-cell table:formula="of:=MIN([.G12];[.K12];[.O12];[.S12];[.W12];[.AA12];[.AE12];[.AI12];[.AM12];[.AQ12];[.AU12])" office:value-type="float" office:value="0.157278060913086" calcext:value-type="float">
            <text:p>0,157278060913086</text:p>
          </table:table-cell>
          <table:table-cell table:number-columns-repeated="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12])" office:value-type="float" office:value="1.84982633590698" calcext:value-type="float">
            <text:p>1,8498263359069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12])" office:value-type="float" office:value="1.11363625526428" calcext:value-type="float">
            <text:p>1,1136362552642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12])" office:value-type="float" office:value="1.20059466362" calcext:value-type="float">
            <text:p>1,2005946636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12])" office:value-type="float" office:value="1.19010829925537" calcext:value-type="float">
            <text:p>1,1901082992553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12])" office:value-type="float" office:value="1.16456866264343" calcext:value-type="float">
            <text:p>1,1645686626434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12])" office:value-type="float" office:value="1.20187473297119" calcext:value-type="float">
            <text:p>1,20187473297119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12])" office:value-type="float" office:value="1.19762539863586" calcext:value-type="float">
            <text:p>1,1976253986358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E3:.AE12])" office:value-type="float" office:value="1.24721956253052" calcext:value-type="float">
            <text:p>1,2472195625305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I3:.AI12])" office:value-type="float" office:value="1.24092102050781" calcext:value-type="float">
            <text:p>1,2409210205078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M3:.AM12])" office:value-type="float" office:value="1.22674298286438" calcext:value-type="float">
            <text:p>1,2267429828643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Q3:.AQ12])" office:value-type="float" office:value="1.23308897018433" calcext:value-type="float">
            <text:p>1,2330889701843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U3:.AU12])" office:value-type="float" office:value="1.17986536026001" calcext:value-type="float">
            <text:p>1,1798653602600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Y3:.AY12])" office:value-type="float" office:value="1.25383935372035" calcext:value-type="float">
            <text:p>1,25383935372035</text:p>
          </table:table-cell>
          <table:table-cell table:number-columns-repeated="3"/>
          <table:table-cell table:style-name="ce1" office:value-type="string" calcext:value-type="string">
            <text:p>Pior caso</text:p>
          </table:table-cell>
          <table:table-cell table:style-name="ce1" office:value-type="string" calcext:value-type="string">
            <text:p>Melhor caso</text:p>
          </table:table-cell>
          <table:table-cell table:number-columns-repeated="8"/>
        </table:table-row>
        <table:table-row table:style-name="ro1">
          <table:table-cell table:number-columns-repeated="54"/>
          <table:table-cell table:formula="of:=SUM([.BC3:.BC12])" office:value-type="float" office:value="1.38705801963806" calcext:value-type="float">
            <text:p>1,38705801963806</text:p>
          </table:table-cell>
          <table:table-cell table:formula="of:=SUM([.BD3:.BD12])" office:value-type="float" office:value="1.05450892448425" calcext:value-type="float">
            <text:p>1,05450892448425</text:p>
          </table:table-cell>
          <table:table-cell table:number-columns-repeated="8"/>
        </table:table-row>
      </table:table>
      <table:table table:name="30_Janelas sup_0.03&amp;conf_0.9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 Média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 Média</text:p>
          </table:table-cell>
          <table:table-cell table:style-name="ce1"/>
          <table:table-cell table:style-name="ce1" office:value-type="string" calcext:value-type="string">
            <text:p>Contador</text:p>
          </table:table-cell>
          <table:table-cell/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Limite Inferior</text:p>
          </table:table-cell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1.30564332008362" calcext:value-type="float">
            <text:p>1,3056433200836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862958431243897" calcext:value-type="float">
            <text:p>0,86295843124389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822869300842285" calcext:value-type="float">
            <text:p>0,82286930084228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920276641845703" calcext:value-type="float">
            <text:p>0,92027664184570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889892339706421" calcext:value-type="float">
            <text:p>0,88989233970642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1.11775898933411" calcext:value-type="float">
            <text:p>1,1177589893341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875283241271973" calcext:value-type="float">
            <text:p>0,87528324127197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878803253173828" calcext:value-type="float">
            <text:p>0,87880325317382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862840175628662" calcext:value-type="float">
            <text:p>0,86284017562866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885678768157959" calcext:value-type="float">
            <text:p>0,88567876815795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918575525283814" calcext:value-type="float">
            <text:p>0,91857552528381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872253894805908" calcext:value-type="float">
            <text:p>0,87225389480590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table:formula="of:=SUM([.C2];[.G2];[.K2];[.O2];[.S2];[.W2];[.AA2];[.AE2];[.AI2];[.AM2];[.AQ2];[.AU2]) / [.BA2]" office:value-type="float" office:value="0.934402823448182" calcext:value-type="float">
            <text:p>0,934402823448182</text:p>
          </table:table-cell>
          <table:table-cell/>
          <table:table-cell table:formula="of:=COUNTA([.C2];[.G2];[.K2];[.O2];[.S2];[.W2];[.AA2];[.AE2];[.AI2];[.AM2];[.AQ2];[.AU2])" office:value-type="float" office:value="12" calcext:value-type="float">
            <text:p>12</text:p>
          </table:table-cell>
          <table:table-cell/>
          <table:table-cell table:formula="of:=MAX([.G2];[.K2];[.O2];[.S2];[.W2];[.AA2];[.AE2];[.AI2];[.AM2];[.AQ2];[.AU2])" office:value-type="float" office:value="1.11775898933411" calcext:value-type="float">
            <text:p>1,11775898933411</text:p>
          </table:table-cell>
          <table:table-cell table:formula="of:=MIN([.G2];[.K2];[.O2];[.S2];[.W2];[.AA2];[.AE2];[.AI2];[.AM2];[.AQ2];[.AU2])" office:value-type="float" office:value="0.822869300842285" calcext:value-type="float">
            <text:p>0,822869300842285</text:p>
          </table:table-cell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0.0907573699951172" calcext:value-type="float">
            <text:p>0,09075736999511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0.0376899242401123" calcext:value-type="float">
            <text:p>0,03768992424011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0.0498456954956055" calcext:value-type="float">
            <text:p>0,04984569549560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0.0468730926513672" calcext:value-type="float">
            <text:p>0,04687309265136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0.0498652458190918" calcext:value-type="float">
            <text:p>0,04986524581909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0.060532808303833" calcext:value-type="float">
            <text:p>0,06053280830383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0.0508635044097901" calcext:value-type="float">
            <text:p>0,05086350440979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0.0478692054748535" calcext:value-type="float">
            <text:p>0,04786920547485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0.0440883636474609" calcext:value-type="float">
            <text:p>0,044088363647461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0.0408926010131836" calcext:value-type="float">
            <text:p>0,04089260101318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0.0441434383392334" calcext:value-type="float">
            <text:p>0,04414343833923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0.0459072589874268" calcext:value-type="float">
            <text:p>0,04590725898742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table:formula="of:=SUM([.C3];[.G3];[.K3];[.O3];[.S3];[.W3];[.AA3];[.AE3];[.AI3];[.AM3];[.AQ3];[.AU3])/ [.BA2]" office:value-type="float" office:value="0.0507773756980896" calcext:value-type="float">
            <text:p>0,05077737569809</text:p>
          </table:table-cell>
          <table:table-cell table:number-columns-repeated="3"/>
          <table:table-cell table:formula="of:=MAX([.G3];[.K3];[.O3];[.S3];[.W3];[.AA3];[.AE3];[.AI3];[.AM3];[.AQ3];[.AU3])" office:value-type="float" office:value="0.060532808303833" calcext:value-type="float">
            <text:p>0,060532808303833</text:p>
          </table:table-cell>
          <table:table-cell table:formula="of:=MIN([.G3];[.K3];[.O3];[.S3];[.W3];[.AA3];[.AE3];[.AI3];[.AM3];[.AQ3];[.AU3])" office:value-type="float" office:value="0.0376899242401123" calcext:value-type="float">
            <text:p>0,037689924240112</text:p>
          </table:table-cell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office:value-type="float" office:value="0.0930054187774658" calcext:value-type="float">
            <text:p>0,09300541877746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office:value-type="float" office:value="0.0518603324890137" calcext:value-type="float">
            <text:p>0,051860332489014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office:value-type="float" office:value="0.0548512935638428" calcext:value-type="float">
            <text:p>0,05485129356384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office:value-type="float" office:value="0.0578460693359375" calcext:value-type="float">
            <text:p>0,05784606933593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office:value-type="float" office:value="0.0688161849975586" calcext:value-type="float">
            <text:p>0,06881618499755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office:value-type="float" office:value="0.0568456649780274" calcext:value-type="float">
            <text:p>0,056845664978027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office:value-type="float" office:value="0.0744531154632568" calcext:value-type="float">
            <text:p>0,074453115463257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office:value-type="float" office:value="0.0607426166534424" calcext:value-type="float">
            <text:p>0,06074261665344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office:value-type="float" office:value="0.0618650913238526" calcext:value-type="float">
            <text:p>0,06186509132385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office:value-type="float" office:value="0.0527892112731934" calcext:value-type="float">
            <text:p>0,05278921127319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office:value-type="float" office:value="0.0588703155517578" calcext:value-type="float">
            <text:p>0,05887031555175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office:value-type="float" office:value="0.0553023815155029" calcext:value-type="float">
            <text:p>0,05530238151550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table:formula="of:=SUM([.C4];[.G4];[.K4];[.O4];[.S4];[.W4];[.AA4];[.AE4];[.AI4];[.AM4];[.AQ4];[.AU4])/ [.BA2]" office:value-type="float" office:value="0.0622706413269043" calcext:value-type="float">
            <text:p>0,062270641326904</text:p>
          </table:table-cell>
          <table:table-cell table:number-columns-repeated="3"/>
          <table:table-cell table:formula="of:=MAX([.G4];[.K4];[.O4];[.S4];[.W4];[.AA4];[.AE4];[.AI4];[.AM4];[.AQ4];[.AU4])" office:value-type="float" office:value="0.0744531154632568" calcext:value-type="float">
            <text:p>0,074453115463257</text:p>
          </table:table-cell>
          <table:table-cell table:formula="of:=MIN([.G4];[.K4];[.O4];[.S4];[.W4];[.AA4];[.AE4];[.AI4];[.AM4];[.AQ4];[.AU4])" office:value-type="float" office:value="0.0518603324890137" calcext:value-type="float">
            <text:p>0,051860332489014</text:p>
          </table:table-cell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1" calcext:value-type="float">
            <text:p>1</text:p>
          </table:table-cell>
          <table:table-cell office:value-type="float" office:value="0.0680685043334961" calcext:value-type="float">
            <text:p>0,06806850433349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" calcext:value-type="float">
            <text:p>1</text:p>
          </table:table-cell>
          <table:table-cell office:value-type="float" office:value="0.0572781562805176" calcext:value-type="float">
            <text:p>0,05727815628051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" calcext:value-type="float">
            <text:p>1</text:p>
          </table:table-cell>
          <table:table-cell office:value-type="float" office:value="0.0468466281890869" calcext:value-type="float">
            <text:p>0,046846628189087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" calcext:value-type="float">
            <text:p>1</text:p>
          </table:table-cell>
          <table:table-cell office:value-type="float" office:value="0.0458776950836182" calcext:value-type="float">
            <text:p>0,04587769508361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" calcext:value-type="float">
            <text:p>1</text:p>
          </table:table-cell>
          <table:table-cell office:value-type="float" office:value="0.0518603324890137" calcext:value-type="float">
            <text:p>0,05186033248901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" calcext:value-type="float">
            <text:p>1</text:p>
          </table:table-cell>
          <table:table-cell office:value-type="float" office:value="0.0697116851806641" calcext:value-type="float">
            <text:p>0,06971168518066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" calcext:value-type="float">
            <text:p>1</text:p>
          </table:table-cell>
          <table:table-cell office:value-type="float" office:value="0.0494999885559082" calcext:value-type="float">
            <text:p>0,04949998855590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" calcext:value-type="float">
            <text:p>1</text:p>
          </table:table-cell>
          <table:table-cell office:value-type="float" office:value="0.0418598651885986" calcext:value-type="float">
            <text:p>0,04185986518859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" calcext:value-type="float">
            <text:p>1</text:p>
          </table:table-cell>
          <table:table-cell office:value-type="float" office:value="0.0548841953277588" calcext:value-type="float">
            <text:p>0,05488419532775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" calcext:value-type="float">
            <text:p>1</text:p>
          </table:table-cell>
          <table:table-cell office:value-type="float" office:value="0.0448787212371826" calcext:value-type="float">
            <text:p>0,04487872123718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" calcext:value-type="float">
            <text:p>1</text:p>
          </table:table-cell>
          <table:table-cell office:value-type="float" office:value="0.0449028015136719" calcext:value-type="float">
            <text:p>0,04490280151367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" calcext:value-type="float">
            <text:p>1</text:p>
          </table:table-cell>
          <table:table-cell office:value-type="float" office:value="0.0478601455688477" calcext:value-type="float">
            <text:p>0,04786014556884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" calcext:value-type="float">
            <text:p>1</text:p>
          </table:table-cell>
          <table:table-cell table:formula="of:=SUM([.C5];[.G5];[.K5];[.O5];[.S5];[.W5];[.AA5];[.AE5];[.AI5];[.AM5];[.AQ5];[.AU5])/ [.BA2]" office:value-type="float" office:value="0.0519607265790304" calcext:value-type="float">
            <text:p>0,05196072657903</text:p>
          </table:table-cell>
          <table:table-cell table:number-columns-repeated="3"/>
          <table:table-cell table:formula="of:=MAX([.G5];[.K5];[.O5];[.S5];[.W5];[.AA5];[.AE5];[.AI5];[.AM5];[.AQ5];[.AU5])" office:value-type="float" office:value="0.0697116851806641" calcext:value-type="float">
            <text:p>0,069711685180664</text:p>
          </table:table-cell>
          <table:table-cell table:formula="of:=MIN([.G5];[.K5];[.O5];[.S5];[.W5];[.AA5];[.AE5];[.AI5];[.AM5];[.AQ5];[.AU5])" office:value-type="float" office:value="0.0418598651885986" calcext:value-type="float">
            <text:p>0,041859865188599</text:p>
          </table:table-cell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office:value-type="float" office:value="0.0718057155609131" calcext:value-type="float">
            <text:p>0,07180571556091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office:value-type="float" office:value="0.0518887042999268" calcext:value-type="float">
            <text:p>0,05188870429992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office:value-type="float" office:value="0.0488708019256592" calcext:value-type="float">
            <text:p>0,04887080192565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office:value-type="float" office:value="0.0448799133300781" calcext:value-type="float">
            <text:p>0,044879913330078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office:value-type="float" office:value="0.0528864860534668" calcext:value-type="float">
            <text:p>0,05288648605346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office:value-type="float" office:value="0.046872615814209" calcext:value-type="float">
            <text:p>0,04687261581420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office:value-type="float" office:value="0.055851936340332" calcext:value-type="float">
            <text:p>0,055851936340332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office:value-type="float" office:value="0.0498638153076172" calcext:value-type="float">
            <text:p>0,04986381530761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office:value-type="float" office:value="0.0488688945770264" calcext:value-type="float">
            <text:p>0,04886889457702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office:value-type="float" office:value="0.0448782444000244" calcext:value-type="float">
            <text:p>0,04487824440002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office:value-type="float" office:value="0.0468711853027344" calcext:value-type="float">
            <text:p>0,04687118530273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office:value-type="float" office:value="0.0459060668945313" calcext:value-type="float">
            <text:p>0,04590606689453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" calcext:value-type="float">
            <text:p>2</text:p>
          </table:table-cell>
          <table:table-cell table:formula="of:=SUM([.C6];[.G6];[.K6];[.O6];[.S6];[.W6];[.AA6];[.AE6];[.AI6];[.AM6];[.AQ6];[.AU6])/ [.BA2]" office:value-type="float" office:value="0.0507870316505432" calcext:value-type="float">
            <text:p>0,050787031650543</text:p>
          </table:table-cell>
          <table:table-cell table:number-columns-repeated="3"/>
          <table:table-cell table:formula="of:=MAX([.G6];[.K6];[.O6];[.S6];[.W6];[.AA6];[.AE6];[.AI6];[.AM6];[.AQ6];[.AU6])" office:value-type="float" office:value="0.055851936340332" calcext:value-type="float">
            <text:p>0,055851936340332</text:p>
          </table:table-cell>
          <table:table-cell table:formula="of:=MIN([.G6];[.K6];[.O6];[.S6];[.W6];[.AA6];[.AE6];[.AI6];[.AM6];[.AQ6];[.AU6])" office:value-type="float" office:value="0.0448782444000244" calcext:value-type="float">
            <text:p>0,044878244400024</text:p>
          </table:table-cell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2" calcext:value-type="float">
            <text:p>2</text:p>
          </table:table-cell>
          <table:table-cell office:value-type="float" office:value="0.0768201351165772" calcext:value-type="float">
            <text:p>0,07682013511657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2" calcext:value-type="float">
            <text:p>2</text:p>
          </table:table-cell>
          <table:table-cell office:value-type="float" office:value="0.04587721824646" calcext:value-type="float">
            <text:p>0,04587721824646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2" calcext:value-type="float">
            <text:p>2</text:p>
          </table:table-cell>
          <table:table-cell office:value-type="float" office:value="0.0528581142425537" calcext:value-type="float">
            <text:p>0,05285811424255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2" calcext:value-type="float">
            <text:p>2</text:p>
          </table:table-cell>
          <table:table-cell office:value-type="float" office:value="0.0548520088195801" calcext:value-type="float">
            <text:p>0,0548520088195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2" calcext:value-type="float">
            <text:p>2</text:p>
          </table:table-cell>
          <table:table-cell office:value-type="float" office:value="0.0588111877441406" calcext:value-type="float">
            <text:p>0,05881118774414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2" calcext:value-type="float">
            <text:p>2</text:p>
          </table:table-cell>
          <table:table-cell office:value-type="float" office:value="0.0558240413665772" calcext:value-type="float">
            <text:p>0,05582404136657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2" calcext:value-type="float">
            <text:p>2</text:p>
          </table:table-cell>
          <table:table-cell office:value-type="float" office:value="0.0528550148010254" calcext:value-type="float">
            <text:p>0,052855014801025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2" calcext:value-type="float">
            <text:p>2</text:p>
          </table:table-cell>
          <table:table-cell office:value-type="float" office:value="0.0578725337982178" calcext:value-type="float">
            <text:p>0,05787253379821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2" calcext:value-type="float">
            <text:p>2</text:p>
          </table:table-cell>
          <table:table-cell office:value-type="float" office:value="0.0518794059753418" calcext:value-type="float">
            <text:p>0,05187940597534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2" calcext:value-type="float">
            <text:p>2</text:p>
          </table:table-cell>
          <table:table-cell office:value-type="float" office:value="0.0478706359863281" calcext:value-type="float">
            <text:p>0,04787063598632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2" calcext:value-type="float">
            <text:p>2</text:p>
          </table:table-cell>
          <table:table-cell office:value-type="float" office:value="0.0598115921020508" calcext:value-type="float">
            <text:p>0,05981159210205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2" calcext:value-type="float">
            <text:p>2</text:p>
          </table:table-cell>
          <table:table-cell office:value-type="float" office:value="0.0478663444519043" calcext:value-type="float">
            <text:p>0,04786634445190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2" calcext:value-type="float">
            <text:p>2</text:p>
          </table:table-cell>
          <table:table-cell table:formula="of:=SUM([.C7];[.G7];[.K7];[.O7];[.S7];[.W7];[.AA7];[.AE7];[.AI7];[.AM7];[.AQ7];[.AU7])/ [.BA2]" office:value-type="float" office:value="0.0552665193875631" calcext:value-type="float">
            <text:p>0,055266519387563</text:p>
          </table:table-cell>
          <table:table-cell table:number-columns-repeated="3"/>
          <table:table-cell table:formula="of:=MAX([.G7];[.K7];[.O7];[.S7];[.W7];[.AA7];[.AE7];[.AI7];[.AM7];[.AQ7];[.AU7])" office:value-type="float" office:value="0.0598115921020508" calcext:value-type="float">
            <text:p>0,059811592102051</text:p>
          </table:table-cell>
          <table:table-cell table:formula="of:=MIN([.G7];[.K7];[.O7];[.S7];[.W7];[.AA7];[.AE7];[.AI7];[.AM7];[.AQ7];[.AU7])" office:value-type="float" office:value="0.04587721824646" calcext:value-type="float">
            <text:p>0,04587721824646</text:p>
          </table:table-cell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office:value-type="float" office:value="0.0757691860198975" calcext:value-type="float">
            <text:p>0,07576918601989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office:value-type="float" office:value="0.0558812618255615" calcext:value-type="float">
            <text:p>0,05588126182556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office:value-type="float" office:value="0.0498638153076172" calcext:value-type="float">
            <text:p>0,04986381530761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office:value-type="float" office:value="0.0508649349212647" calcext:value-type="float">
            <text:p>0,05086493492126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office:value-type="float" office:value="0.0588729381561279" calcext:value-type="float">
            <text:p>0,05887293815612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office:value-type="float" office:value="0.0628292560577393" calcext:value-type="float">
            <text:p>0,06282925605773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office:value-type="float" office:value="0.0518627166748047" calcext:value-type="float">
            <text:p>0,05186271667480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office:value-type="float" office:value="0.0480606555938721" calcext:value-type="float">
            <text:p>0,04806065559387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office:value-type="float" office:value="0.0478699207305908" calcext:value-type="float">
            <text:p>0,047869920730591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office:value-type="float" office:value="0.0488684177398682" calcext:value-type="float">
            <text:p>0,04886841773986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office:value-type="float" office:value="0.0478601455688477" calcext:value-type="float">
            <text:p>0,04786014556884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office:value-type="float" office:value="0.0528593063354492" calcext:value-type="float">
            <text:p>0,05285930633544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3" calcext:value-type="float">
            <text:p>3</text:p>
          </table:table-cell>
          <table:table-cell table:formula="of:=SUM([.C8];[.G8];[.K8];[.O8];[.S8];[.W8];[.AA8];[.AE8];[.AI8];[.AM8];[.AQ8];[.AU8])/ [.BA2]" office:value-type="float" office:value="0.0542885462443034" calcext:value-type="float">
            <text:p>0,054288546244303</text:p>
          </table:table-cell>
          <table:table-cell table:number-columns-repeated="3"/>
          <table:table-cell table:formula="of:=MAX([.G8];[.K8];[.O8];[.S8];[.W8];[.AA8];[.AE8];[.AI8];[.AM8];[.AQ8];[.AU8])" office:value-type="float" office:value="0.0628292560577393" calcext:value-type="float">
            <text:p>0,062829256057739</text:p>
          </table:table-cell>
          <table:table-cell table:formula="of:=MIN([.G8];[.K8];[.O8];[.S8];[.W8];[.AA8];[.AE8];[.AI8];[.AM8];[.AQ8];[.AU8])" office:value-type="float" office:value="0.0478601455688477" calcext:value-type="float">
            <text:p>0,047860145568848</text:p>
          </table:table-cell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0.0937547683715821" calcext:value-type="float">
            <text:p>0,09375476837158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0.0338802337646484" calcext:value-type="float">
            <text:p>0,03388023376464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0.0428614616394043" calcext:value-type="float">
            <text:p>0,04286146163940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0.0428853034973145" calcext:value-type="float">
            <text:p>0,04288530349731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0.0428597927093506" calcext:value-type="float">
            <text:p>0,04285979270935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0.0418884754180908" calcext:value-type="float">
            <text:p>0,04188847541809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0.0391483306884766" calcext:value-type="float">
            <text:p>0,03914833068847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0.0368728637695312" calcext:value-type="float">
            <text:p>0,03687286376953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0.0399198532104492" calcext:value-type="float">
            <text:p>0,03991985321044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0.043879508972168" calcext:value-type="float">
            <text:p>0,04387950897216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0.0448932647705078" calcext:value-type="float">
            <text:p>0,04489326477050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0.0419485569000244" calcext:value-type="float">
            <text:p>0,04194855690002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table:formula="of:=SUM([.C9];[.G9];[.K9];[.O9];[.S9];[.W9];[.AA9];[.AE9];[.AI9];[.AM9];[.AQ9];[.AU9])/ [.BA2]" office:value-type="float" office:value="0.0453993678092957" calcext:value-type="float">
            <text:p>0,045399367809296</text:p>
          </table:table-cell>
          <table:table-cell table:number-columns-repeated="3"/>
          <table:table-cell table:formula="of:=MAX([.G9];[.K9];[.O9];[.S9];[.W9];[.AA9];[.AE9];[.AI9];[.AM9];[.AQ9];[.AU9])" office:value-type="float" office:value="0.0448932647705078" calcext:value-type="float">
            <text:p>0,044893264770508</text:p>
          </table:table-cell>
          <table:table-cell table:formula="of:=MIN([.G9];[.K9];[.O9];[.S9];[.W9];[.AA9];[.AE9];[.AI9];[.AM9];[.AQ9];[.AU9])" office:value-type="float" office:value="0.0338802337646484" calcext:value-type="float">
            <text:p>0,033880233764648</text:p>
          </table:table-cell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office:value-type="float" office:value="0.0688109397888184" calcext:value-type="float">
            <text:p>0,06881093978881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office:value-type="float" office:value="0.0409808158874512" calcext:value-type="float">
            <text:p>0,04098081588745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office:value-type="float" office:value="0.0469036102294922" calcext:value-type="float">
            <text:p>0,04690361022949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office:value-type="float" office:value="0.0468733310699463" calcext:value-type="float">
            <text:p>0,04687333106994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office:value-type="float" office:value="0.0448908805847168" calcext:value-type="float">
            <text:p>0,04489088058471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office:value-type="float" office:value="0.0498645305633545" calcext:value-type="float">
            <text:p>0,04986453056335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office:value-type="float" office:value="0.0398902893066406" calcext:value-type="float">
            <text:p>0,03989028930664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office:value-type="float" office:value="0.0418837070465088" calcext:value-type="float">
            <text:p>0,04188370704650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office:value-type="float" office:value="0.0378973484039307" calcext:value-type="float">
            <text:p>0,03789734840393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office:value-type="float" office:value="0.0498917102813721" calcext:value-type="float">
            <text:p>0,04989171028137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office:value-type="float" office:value="0.040891170501709" calcext:value-type="float">
            <text:p>0,04089117050170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office:value-type="float" office:value="0.038926362991333" calcext:value-type="float">
            <text:p>0,03892636299133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table:formula="of:=SUM([.C10];[.G10];[.K10];[.O10];[.S10];[.W10];[.AA10];[.AE10];[.AI10];[.AM10];[.AQ10];[.AU10])/ [.BA2]" office:value-type="float" office:value="0.0456420580546061" calcext:value-type="float">
            <text:p>0,045642058054606</text:p>
          </table:table-cell>
          <table:table-cell table:number-columns-repeated="3"/>
          <table:table-cell table:formula="of:=MAX([.G10];[.K10];[.O10];[.S10];[.W10];[.AA10];[.AE10];[.AI10];[.AM10];[.AQ10];[.AU10])" office:value-type="float" office:value="0.0498917102813721" calcext:value-type="float">
            <text:p>0,049891710281372</text:p>
          </table:table-cell>
          <table:table-cell table:formula="of:=MIN([.G10];[.K10];[.O10];[.S10];[.W10];[.AA10];[.AE10];[.AI10];[.AM10];[.AQ10];[.AU10])" office:value-type="float" office:value="0.0378973484039307" calcext:value-type="float">
            <text:p>0,037897348403931</text:p>
          </table:table-cell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office:value-type="float" office:value="0.070828914642334" calcext:value-type="float">
            <text:p>0,07082891464233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office:value-type="float" office:value="0.0469021797180176" calcext:value-type="float">
            <text:p>0,046902179718018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office:value-type="float" office:value="0.0458774566650391" calcext:value-type="float">
            <text:p>0,04587745666503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office:value-type="float" office:value="0.0448799133300781" calcext:value-type="float">
            <text:p>0,044879913330078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office:value-type="float" office:value="0.0488710403442383" calcext:value-type="float">
            <text:p>0,048871040344238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office:value-type="float" office:value="0.0418784618377686" calcext:value-type="float">
            <text:p>0,04187846183776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office:value-type="float" office:value="0.0418884754180908" calcext:value-type="float">
            <text:p>0,04188847541809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office:value-type="float" office:value="0.0419137477874756" calcext:value-type="float">
            <text:p>0,04191374778747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office:value-type="float" office:value="0.0409190654754639" calcext:value-type="float">
            <text:p>0,04091906547546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office:value-type="float" office:value="0.0399227142333984" calcext:value-type="float">
            <text:p>0,039922714233398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office:value-type="float" office:value="0.0388660430908203" calcext:value-type="float">
            <text:p>0,0388660430908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office:value-type="float" office:value="0.0438461303710938" calcext:value-type="float">
            <text:p>0,04384613037109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2" calcext:value-type="float">
            <text:p>2</text:p>
          </table:table-cell>
          <table:table-cell table:formula="of:=SUM([.C11];[.G11];[.K11];[.O11];[.S11];[.W11];[.AA11];[.AE11];[.AI11];[.AM11];[.AQ11];[.AU11])/ [.BA2]" office:value-type="float" office:value="0.0455495119094849" calcext:value-type="float">
            <text:p>0,045549511909485</text:p>
          </table:table-cell>
          <table:table-cell table:number-columns-repeated="3"/>
          <table:table-cell table:formula="of:=MAX([.G11];[.K11];[.O11];[.S11];[.W11];[.AA11];[.AE11];[.AI11];[.AM11];[.AQ11];[.AU11])" office:value-type="float" office:value="0.0488710403442383" calcext:value-type="float">
            <text:p>0,048871040344238</text:p>
          </table:table-cell>
          <table:table-cell table:formula="of:=MIN([.G11];[.K11];[.O11];[.S11];[.W11];[.AA11];[.AE11];[.AI11];[.AM11];[.AQ11];[.AU11])" office:value-type="float" office:value="0.0388660430908203" calcext:value-type="float">
            <text:p>0,03886604309082</text:p>
          </table:table-cell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1" calcext:value-type="float">
            <text:p>1</text:p>
          </table:table-cell>
          <table:table-cell office:value-type="float" office:value="0.0807828903198242" calcext:value-type="float">
            <text:p>0,08078289031982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" calcext:value-type="float">
            <text:p>1</text:p>
          </table:table-cell>
          <table:table-cell office:value-type="float" office:value="0.0508596897125244" calcext:value-type="float">
            <text:p>0,05085968971252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" calcext:value-type="float">
            <text:p>1</text:p>
          </table:table-cell>
          <table:table-cell office:value-type="float" office:value="0.0628306865692139" calcext:value-type="float">
            <text:p>0,06283068656921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" calcext:value-type="float">
            <text:p>1</text:p>
          </table:table-cell>
          <table:table-cell office:value-type="float" office:value="0.051832914352417" calcext:value-type="float">
            <text:p>0,051832914352417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" calcext:value-type="float">
            <text:p>1</text:p>
          </table:table-cell>
          <table:table-cell office:value-type="float" office:value="0.0528595447540283" calcext:value-type="float">
            <text:p>0,05285954475402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" calcext:value-type="float">
            <text:p>1</text:p>
          </table:table-cell>
          <table:table-cell office:value-type="float" office:value="0.0538525581359863" calcext:value-type="float">
            <text:p>0,05385255813598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" calcext:value-type="float">
            <text:p>1</text:p>
          </table:table-cell>
          <table:table-cell office:value-type="float" office:value="0.0538573265075684" calcext:value-type="float">
            <text:p>0,05385732650756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" calcext:value-type="float">
            <text:p>1</text:p>
          </table:table-cell>
          <table:table-cell office:value-type="float" office:value="0.0508620738983154" calcext:value-type="float">
            <text:p>0,05086207389831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" calcext:value-type="float">
            <text:p>1</text:p>
          </table:table-cell>
          <table:table-cell office:value-type="float" office:value="0.055851936340332" calcext:value-type="float">
            <text:p>0,05585193634033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" calcext:value-type="float">
            <text:p>1</text:p>
          </table:table-cell>
          <table:table-cell office:value-type="float" office:value="0.0458571910858154" calcext:value-type="float">
            <text:p>0,04585719108581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" calcext:value-type="float">
            <text:p>1</text:p>
          </table:table-cell>
          <table:table-cell office:value-type="float" office:value="0.0488674640655518" calcext:value-type="float">
            <text:p>0,04886746406555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" calcext:value-type="float">
            <text:p>1</text:p>
          </table:table-cell>
          <table:table-cell office:value-type="float" office:value="0.0618331432342529" calcext:value-type="float">
            <text:p>0,061833143234253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" calcext:value-type="float">
            <text:p>1</text:p>
          </table:table-cell>
          <table:table-cell table:formula="of:=SUM([.C12];[.G12];[.K12];[.O12];[.S12];[.W12];[.AA12];[.AE12];[.AI12];[.AM12];[.AQ12];[.AU12])/ [.BA2]" office:value-type="float" office:value="0.0558456182479858" calcext:value-type="float">
            <text:p>0,055845618247986</text:p>
          </table:table-cell>
          <table:table-cell table:number-columns-repeated="3"/>
          <table:table-cell table:formula="of:=MAX([.G12];[.K12];[.O12];[.S12];[.W12];[.AA12];[.AE12];[.AI12];[.AM12];[.AQ12];[.AU12])" office:value-type="float" office:value="0.0628306865692139" calcext:value-type="float">
            <text:p>0,062830686569214</text:p>
          </table:table-cell>
          <table:table-cell table:formula="of:=MIN([.G12];[.K12];[.O12];[.S12];[.W12];[.AA12];[.AE12];[.AI12];[.AM12];[.AQ12];[.AU12])" office:value-type="float" office:value="0.0458571910858154" calcext:value-type="float">
            <text:p>0,045857191085815</text:p>
          </table:table-cell>
        </table:table-row>
        <table:table-row table:style-name="ro1">
          <table:table-cell office:value-type="string" calcext:value-type="string">
            <text:p>Janela11</text:p>
          </table:table-cell>
          <table:table-cell office:value-type="float" office:value="1" calcext:value-type="float">
            <text:p>1</text:p>
          </table:table-cell>
          <table:table-cell office:value-type="float" office:value="0.0678441524505615" calcext:value-type="float">
            <text:p>0,067844152450562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" calcext:value-type="float">
            <text:p>1</text:p>
          </table:table-cell>
          <table:table-cell office:value-type="float" office:value="0.0429120063781738" calcext:value-type="float">
            <text:p>0,042912006378174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" calcext:value-type="float">
            <text:p>1</text:p>
          </table:table-cell>
          <table:table-cell office:value-type="float" office:value="0.0398929119110107" calcext:value-type="float">
            <text:p>0,039892911911011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" calcext:value-type="float">
            <text:p>1</text:p>
          </table:table-cell>
          <table:table-cell office:value-type="float" office:value="0.0448787212371826" calcext:value-type="float">
            <text:p>0,044878721237183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" calcext:value-type="float">
            <text:p>1</text:p>
          </table:table-cell>
          <table:table-cell office:value-type="float" office:value="0.0418586730957031" calcext:value-type="float">
            <text:p>0,041858673095703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" calcext:value-type="float">
            <text:p>1</text:p>
          </table:table-cell>
          <table:table-cell office:value-type="float" office:value="0.0428829193115234" calcext:value-type="float">
            <text:p>0,042882919311523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" calcext:value-type="float">
            <text:p>1</text:p>
          </table:table-cell>
          <table:table-cell office:value-type="float" office:value="0.0378983020782471" calcext:value-type="float">
            <text:p>0,03789830207824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" calcext:value-type="float">
            <text:p>1</text:p>
          </table:table-cell>
          <table:table-cell office:value-type="float" office:value="0.0418856143951416" calcext:value-type="float">
            <text:p>0,041885614395142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" calcext:value-type="float">
            <text:p>1</text:p>
          </table:table-cell>
          <table:table-cell office:value-type="float" office:value="0.0398933887481689" calcext:value-type="float">
            <text:p>0,039893388748169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" calcext:value-type="float">
            <text:p>1</text:p>
          </table:table-cell>
          <table:table-cell office:value-type="float" office:value="0.0462026596069336" calcext:value-type="float">
            <text:p>0,046202659606934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" calcext:value-type="float">
            <text:p>1</text:p>
          </table:table-cell>
          <table:table-cell office:value-type="float" office:value="0.0368986129760742" calcext:value-type="float">
            <text:p>0,036898612976074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" calcext:value-type="float">
            <text:p>1</text:p>
          </table:table-cell>
          <table:table-cell office:value-type="float" office:value="0.0369014739990234" calcext:value-type="float">
            <text:p>0,036901473999023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" calcext:value-type="float">
            <text:p>1</text:p>
          </table:table-cell>
          <table:table-cell table:formula="of:=SUM([.C13];[.G13];[.K13];[.O13];[.S13];[.W13];[.AA13];[.AE13];[.AI13];[.AM13];[.AQ13];[.AU13])/ [.BA2]" office:value-type="float" office:value="0.043329119682312" calcext:value-type="float">
            <text:p>0,043329119682312</text:p>
          </table:table-cell>
          <table:table-cell table:number-columns-repeated="3"/>
          <table:table-cell table:formula="of:=MAX([.G13];[.K13];[.O13];[.S13];[.W13];[.AA13];[.AE13];[.AI13];[.AM13];[.AQ13];[.AU13])" office:value-type="float" office:value="0.0462026596069336" calcext:value-type="float">
            <text:p>0,046202659606934</text:p>
          </table:table-cell>
          <table:table-cell table:formula="of:=MIN([.G13];[.K13];[.O13];[.S13];[.W13];[.AA13];[.AE13];[.AI13];[.AM13];[.AQ13];[.AU13])" office:value-type="float" office:value="0.0368986129760742" calcext:value-type="float">
            <text:p>0,036898612976074</text:p>
          </table:table-cell>
        </table:table-row>
        <table:table-row table:style-name="ro1">
          <table:table-cell office:value-type="string" calcext:value-type="string">
            <text:p>Janela12</text:p>
          </table:table-cell>
          <table:table-cell office:value-type="float" office:value="3" calcext:value-type="float">
            <text:p>3</text:p>
          </table:table-cell>
          <table:table-cell office:value-type="float" office:value="0.0628049373626709" calcext:value-type="float">
            <text:p>0,062804937362671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3" calcext:value-type="float">
            <text:p>3</text:p>
          </table:table-cell>
          <table:table-cell office:value-type="float" office:value="0.0478734970092774" calcext:value-type="float">
            <text:p>0,047873497009277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3" calcext:value-type="float">
            <text:p>3</text:p>
          </table:table-cell>
          <table:table-cell office:value-type="float" office:value="0.0428884029388428" calcext:value-type="float">
            <text:p>0,042888402938843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3" calcext:value-type="float">
            <text:p>3</text:p>
          </table:table-cell>
          <table:table-cell office:value-type="float" office:value="0.0409142971038818" calcext:value-type="float">
            <text:p>0,040914297103882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3" calcext:value-type="float">
            <text:p>3</text:p>
          </table:table-cell>
          <table:table-cell office:value-type="float" office:value="0.0408923625946045" calcext:value-type="float">
            <text:p>0,040892362594605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3" calcext:value-type="float">
            <text:p>3</text:p>
          </table:table-cell>
          <table:table-cell office:value-type="float" office:value="0.0428824424743652" calcext:value-type="float">
            <text:p>0,042882442474365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3" calcext:value-type="float">
            <text:p>3</text:p>
          </table:table-cell>
          <table:table-cell office:value-type="float" office:value="0.0438830852508545" calcext:value-type="float">
            <text:p>0,043883085250855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3" calcext:value-type="float">
            <text:p>3</text:p>
          </table:table-cell>
          <table:table-cell office:value-type="float" office:value="0.0399200916290283" calcext:value-type="float">
            <text:p>0,039920091629028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3" calcext:value-type="float">
            <text:p>3</text:p>
          </table:table-cell>
          <table:table-cell office:value-type="float" office:value="0.0378983020782471" calcext:value-type="float">
            <text:p>0,037898302078247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3" calcext:value-type="float">
            <text:p>3</text:p>
          </table:table-cell>
          <table:table-cell office:value-type="float" office:value="0.0428593158721924" calcext:value-type="float">
            <text:p>0,042859315872192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3" calcext:value-type="float">
            <text:p>3</text:p>
          </table:table-cell>
          <table:table-cell office:value-type="float" office:value="0.0369277000427246" calcext:value-type="float">
            <text:p>0,036927700042725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3" calcext:value-type="float">
            <text:p>3</text:p>
          </table:table-cell>
          <table:table-cell office:value-type="float" office:value="0.0468761920928955" calcext:value-type="float">
            <text:p>0,046876192092896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3" calcext:value-type="float">
            <text:p>3</text:p>
          </table:table-cell>
          <table:table-cell table:formula="of:=SUM([.C14];[.G14];[.K14];[.O14];[.S14];[.W14];[.AA14];[.AE14];[.AI14];[.AM14];[.AQ14];[.AU14])/ [.BA2]" office:value-type="float" office:value="0.0438850522041321" calcext:value-type="float">
            <text:p>0,043885052204132</text:p>
          </table:table-cell>
          <table:table-cell table:number-columns-repeated="3"/>
          <table:table-cell table:formula="of:=MAX([.G14];[.K14];[.O14];[.S14];[.W14];[.AA14];[.AE14];[.AI14];[.AM14];[.AQ14];[.AU14])" office:value-type="float" office:value="0.0478734970092774" calcext:value-type="float">
            <text:p>0,047873497009277</text:p>
          </table:table-cell>
          <table:table-cell table:formula="of:=MIN([.G14];[.K14];[.O14];[.S14];[.W14];[.AA14];[.AE14];[.AI14];[.AM14];[.AQ14];[.AU14])" office:value-type="float" office:value="0.0369277000427246" calcext:value-type="float">
            <text:p>0,036927700042725</text:p>
          </table:table-cell>
        </table:table-row>
        <table:table-row table:style-name="ro1">
          <table:table-cell office:value-type="string" calcext:value-type="string">
            <text:p>Janela13</text:p>
          </table:table-cell>
          <table:table-cell office:value-type="float" office:value="3" calcext:value-type="float">
            <text:p>3</text:p>
          </table:table-cell>
          <table:table-cell office:value-type="float" office:value="0.085766077041626" calcext:value-type="float">
            <text:p>0,08576607704162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" calcext:value-type="float">
            <text:p>3</text:p>
          </table:table-cell>
          <table:table-cell office:value-type="float" office:value="0.0369651317596436" calcext:value-type="float">
            <text:p>0,036965131759644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" calcext:value-type="float">
            <text:p>3</text:p>
          </table:table-cell>
          <table:table-cell office:value-type="float" office:value="0.0578455924987793" calcext:value-type="float">
            <text:p>0,057845592498779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" calcext:value-type="float">
            <text:p>3</text:p>
          </table:table-cell>
          <table:table-cell office:value-type="float" office:value="0.0558774471282959" calcext:value-type="float">
            <text:p>0,05587744712829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" calcext:value-type="float">
            <text:p>3</text:p>
          </table:table-cell>
          <table:table-cell office:value-type="float" office:value="0.0638346672058106" calcext:value-type="float">
            <text:p>0,063834667205811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" calcext:value-type="float">
            <text:p>3</text:p>
          </table:table-cell>
          <table:table-cell office:value-type="float" office:value="0.0528838634490967" calcext:value-type="float">
            <text:p>0,052883863449097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" calcext:value-type="float">
            <text:p>3</text:p>
          </table:table-cell>
          <table:table-cell office:value-type="float" office:value="0.0488722324371338" calcext:value-type="float">
            <text:p>0,048872232437134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" calcext:value-type="float">
            <text:p>3</text:p>
          </table:table-cell>
          <table:table-cell office:value-type="float" office:value="0.0558505058288574" calcext:value-type="float">
            <text:p>0,055850505828857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" calcext:value-type="float">
            <text:p>3</text:p>
          </table:table-cell>
          <table:table-cell office:value-type="float" office:value="0.0459010601043701" calcext:value-type="float">
            <text:p>0,04590106010437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" calcext:value-type="float">
            <text:p>3</text:p>
          </table:table-cell>
          <table:table-cell office:value-type="float" office:value="0.0548231601715088" calcext:value-type="float">
            <text:p>0,054823160171509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" calcext:value-type="float">
            <text:p>3</text:p>
          </table:table-cell>
          <table:table-cell office:value-type="float" office:value="0.0508825778961182" calcext:value-type="float">
            <text:p>0,050882577896118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" calcext:value-type="float">
            <text:p>3</text:p>
          </table:table-cell>
          <table:table-cell office:value-type="float" office:value="0.0478651523590088" calcext:value-type="float">
            <text:p>0,047865152359009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" calcext:value-type="float">
            <text:p>3</text:p>
          </table:table-cell>
          <table:table-cell table:formula="of:=SUM([.C15];[.G15];[.K15];[.O15];[.S15];[.W15];[.AA15];[.AE15];[.AI15];[.AM15];[.AQ15];[.AU15])/ [.BA2]" office:value-type="float" office:value="0.0547806223233541" calcext:value-type="float">
            <text:p>0,054780622323354</text:p>
          </table:table-cell>
          <table:table-cell table:number-columns-repeated="3"/>
          <table:table-cell table:formula="of:=MAX([.G15];[.K15];[.O15];[.S15];[.W15];[.AA15];[.AE15];[.AI15];[.AM15];[.AQ15];[.AU15])" office:value-type="float" office:value="0.0638346672058106" calcext:value-type="float">
            <text:p>0,063834667205811</text:p>
          </table:table-cell>
          <table:table-cell table:formula="of:=MIN([.G15];[.K15];[.O15];[.S15];[.W15];[.AA15];[.AE15];[.AI15];[.AM15];[.AQ15];[.AU15])" office:value-type="float" office:value="0.0369651317596436" calcext:value-type="float">
            <text:p>0,036965131759644</text:p>
          </table:table-cell>
        </table:table-row>
        <table:table-row table:style-name="ro1"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office:value-type="float" office:value="0.0601534843444824" calcext:value-type="float">
            <text:p>0,060153484344482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office:value-type="float" office:value="0.0319418907165527" calcext:value-type="float">
            <text:p>0,031941890716553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office:value-type="float" office:value="0.0378687381744385" calcext:value-type="float">
            <text:p>0,037868738174439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office:value-type="float" office:value="0.043877124786377" calcext:value-type="float">
            <text:p>0,043877124786377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office:value-type="float" office:value="0.0448813438415527" calcext:value-type="float">
            <text:p>0,044881343841553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office:value-type="float" office:value="0.0397365093231201" calcext:value-type="float">
            <text:p>0,03973650932312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office:value-type="float" office:value="0.0418617725372315" calcext:value-type="float">
            <text:p>0,041861772537232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office:value-type="float" office:value="0.0428817272186279" calcext:value-type="float">
            <text:p>0,042881727218628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office:value-type="float" office:value="0.0368757247924805" calcext:value-type="float">
            <text:p>0,036875724792481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office:value-type="float" office:value="0.0408866405487061" calcext:value-type="float">
            <text:p>0,040886640548706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office:value-type="float" office:value="0.0361173152923584" calcext:value-type="float">
            <text:p>0,036117315292358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office:value-type="float" office:value="0.043879508972168" calcext:value-type="float">
            <text:p>0,043879508972168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table:formula="of:=SUM([.C16];[.G16];[.K16];[.O16];[.S16];[.W16];[.AA16];[.AE16];[.AI16];[.AM16];[.AQ16];[.AU16])/ [.BA2]" office:value-type="float" office:value="0.0417468150456747" calcext:value-type="float">
            <text:p>0,041746815045675</text:p>
          </table:table-cell>
          <table:table-cell table:number-columns-repeated="3"/>
          <table:table-cell table:formula="of:=MAX([.G16];[.K16];[.O16];[.S16];[.W16];[.AA16];[.AE16];[.AI16];[.AM16];[.AQ16];[.AU16])" office:value-type="float" office:value="0.0448813438415527" calcext:value-type="float">
            <text:p>0,044881343841553</text:p>
          </table:table-cell>
          <table:table-cell table:formula="of:=MIN([.G16];[.K16];[.O16];[.S16];[.W16];[.AA16];[.AE16];[.AI16];[.AM16];[.AQ16];[.AU16])" office:value-type="float" office:value="0.0319418907165527" calcext:value-type="float">
            <text:p>0,031941890716553</text:p>
          </table:table-cell>
        </table:table-row>
        <table:table-row table:style-name="ro1"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office:value-type="float" office:value="0.075767993927002" calcext:value-type="float">
            <text:p>0,075767993927002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office:value-type="float" office:value="0.0339603424072266" calcext:value-type="float">
            <text:p>0,033960342407227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office:value-type="float" office:value="0.0498652458190918" calcext:value-type="float">
            <text:p>0,049865245819092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office:value-type="float" office:value="0.0498383045196533" calcext:value-type="float">
            <text:p>0,049838304519653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office:value-type="float" office:value="0.0518624782562256" calcext:value-type="float">
            <text:p>0,05186247825622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office:value-type="float" office:value="0.04886794090271" calcext:value-type="float">
            <text:p>0,0488679409027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office:value-type="float" office:value="0.0518925189971924" calcext:value-type="float">
            <text:p>0,051892518997192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office:value-type="float" office:value="0.0439078807830811" calcext:value-type="float">
            <text:p>0,04390788078308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office:value-type="float" office:value="0.0448522567749023" calcext:value-type="float">
            <text:p>0,044852256774902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office:value-type="float" office:value="0.0438814163208008" calcext:value-type="float">
            <text:p>0,04388141632080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office:value-type="float" office:value="0.04986572265625" calcext:value-type="float">
            <text:p>0,04986572265625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office:value-type="float" office:value="0.0528321266174316" calcext:value-type="float">
            <text:p>0,052832126617432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table:formula="of:=SUM([.C17];[.G17];[.K17];[.O17];[.S17];[.W17];[.AA17];[.AE17];[.AI17];[.AM17];[.AQ17];[.AU17])/ [.BA2]" office:value-type="float" office:value="0.0497828523317973" calcext:value-type="float">
            <text:p>0,049782852331797</text:p>
          </table:table-cell>
          <table:table-cell table:number-columns-repeated="3"/>
          <table:table-cell table:formula="of:=MAX([.G17];[.K17];[.O17];[.S17];[.W17];[.AA17];[.AE17];[.AI17];[.AM17];[.AQ17];[.AU17])" office:value-type="float" office:value="0.0528321266174316" calcext:value-type="float">
            <text:p>0,052832126617432</text:p>
          </table:table-cell>
          <table:table-cell table:formula="of:=MIN([.G17];[.K17];[.O17];[.S17];[.W17];[.AA17];[.AE17];[.AI17];[.AM17];[.AQ17];[.AU17])" office:value-type="float" office:value="0.0339603424072266" calcext:value-type="float">
            <text:p>0,033960342407227</text:p>
          </table:table-cell>
        </table:table-row>
        <table:table-row table:style-name="ro1">
          <table:table-cell office:value-type="string" calcext:value-type="string">
            <text:p>Janela16</text:p>
          </table:table-cell>
          <table:table-cell office:value-type="float" office:value="3" calcext:value-type="float">
            <text:p>3</text:p>
          </table:table-cell>
          <table:table-cell office:value-type="float" office:value="0.063828706741333" calcext:value-type="float">
            <text:p>0,063828706741333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3" calcext:value-type="float">
            <text:p>3</text:p>
          </table:table-cell>
          <table:table-cell office:value-type="float" office:value="0.0289530754089356" calcext:value-type="float">
            <text:p>0,028953075408936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3" calcext:value-type="float">
            <text:p>3</text:p>
          </table:table-cell>
          <table:table-cell office:value-type="float" office:value="0.0369007587432861" calcext:value-type="float">
            <text:p>0,036900758743286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3" calcext:value-type="float">
            <text:p>3</text:p>
          </table:table-cell>
          <table:table-cell office:value-type="float" office:value="0.0388686656951904" calcext:value-type="float">
            <text:p>0,03886866569519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3" calcext:value-type="float">
            <text:p>3</text:p>
          </table:table-cell>
          <table:table-cell office:value-type="float" office:value="0.0349352359771729" calcext:value-type="float">
            <text:p>0,034935235977173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3" calcext:value-type="float">
            <text:p>3</text:p>
          </table:table-cell>
          <table:table-cell office:value-type="float" office:value="0.0329110622406006" calcext:value-type="float">
            <text:p>0,032911062240601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3" calcext:value-type="float">
            <text:p>3</text:p>
          </table:table-cell>
          <table:table-cell office:value-type="float" office:value="0.0368976593017578" calcext:value-type="float">
            <text:p>0,03689765930175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3" calcext:value-type="float">
            <text:p>3</text:p>
          </table:table-cell>
          <table:table-cell office:value-type="float" office:value="0.0305864810943604" calcext:value-type="float">
            <text:p>0,03058648109436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3" calcext:value-type="float">
            <text:p>3</text:p>
          </table:table-cell>
          <table:table-cell office:value-type="float" office:value="0.0329277515411377" calcext:value-type="float">
            <text:p>0,03292775154113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3" calcext:value-type="float">
            <text:p>3</text:p>
          </table:table-cell>
          <table:table-cell office:value-type="float" office:value="0.0408587455749512" calcext:value-type="float">
            <text:p>0,040858745574951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3" calcext:value-type="float">
            <text:p>3</text:p>
          </table:table-cell>
          <table:table-cell office:value-type="float" office:value="0.0369021892547607" calcext:value-type="float">
            <text:p>0,036902189254761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3" calcext:value-type="float">
            <text:p>3</text:p>
          </table:table-cell>
          <table:table-cell office:value-type="float" office:value="0.0339078903198242" calcext:value-type="float">
            <text:p>0,033907890319824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3" calcext:value-type="float">
            <text:p>3</text:p>
          </table:table-cell>
          <table:table-cell table:formula="of:=SUM([.C18];[.G18];[.K18];[.O18];[.S18];[.W18];[.AA18];[.AE18];[.AI18];[.AM18];[.AQ18];[.AU18])/ [.BA2]" office:value-type="float" office:value="0.0373731851577759" calcext:value-type="float">
            <text:p>0,037373185157776</text:p>
          </table:table-cell>
          <table:table-cell table:number-columns-repeated="3"/>
          <table:table-cell table:formula="of:=MAX([.G18];[.K18];[.O18];[.S18];[.W18];[.AA18];[.AE18];[.AI18];[.AM18];[.AQ18];[.AU18])" office:value-type="float" office:value="0.0408587455749512" calcext:value-type="float">
            <text:p>0,040858745574951</text:p>
          </table:table-cell>
          <table:table-cell table:formula="of:=MIN([.G18];[.K18];[.O18];[.S18];[.W18];[.AA18];[.AE18];[.AI18];[.AM18];[.AQ18];[.AU18])" office:value-type="float" office:value="0.0289530754089356" calcext:value-type="float">
            <text:p>0,028953075408936</text:p>
          </table:table-cell>
        </table:table-row>
        <table:table-row table:style-name="ro1"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office:value-type="float" office:value="0.0508642196655274" calcext:value-type="float">
            <text:p>0,05086421966552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office:value-type="float" office:value="0.0383203029632568" calcext:value-type="float">
            <text:p>0,03832030296325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office:value-type="float" office:value="0.0329153537750244" calcext:value-type="float">
            <text:p>0,032915353775024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office:value-type="float" office:value="0.0338780879974365" calcext:value-type="float">
            <text:p>0,03387808799743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office:value-type="float" office:value="0.0359017848968506" calcext:value-type="float">
            <text:p>0,035901784896851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office:value-type="float" office:value="0.0328843593597412" calcext:value-type="float">
            <text:p>0,032884359359741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office:value-type="float" office:value="0.0339088439941406" calcext:value-type="float">
            <text:p>0,033908843994141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office:value-type="float" office:value="0.0309171676635742" calcext:value-type="float">
            <text:p>0,030917167663574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office:value-type="float" office:value="0.0308899879455566" calcext:value-type="float">
            <text:p>0,03088998794555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office:value-type="float" office:value="0.0289473533630371" calcext:value-type="float">
            <text:p>0,02894735336303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office:value-type="float" office:value="0.028933048248291" calcext:value-type="float">
            <text:p>0,028933048248291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office:value-type="float" office:value="0.0299479961395264" calcext:value-type="float">
            <text:p>0,029947996139526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table:formula="of:=SUM([.C19];[.G19];[.K19];[.O19];[.S19];[.W19];[.AA19];[.AE19];[.AI19];[.AM19];[.AQ19];[.AU19])/ [.BA2]" office:value-type="float" office:value="0.0340257088343302" calcext:value-type="float">
            <text:p>0,03402570883433</text:p>
          </table:table-cell>
          <table:table-cell table:number-columns-repeated="3"/>
          <table:table-cell table:formula="of:=MAX([.G19];[.K19];[.O19];[.S19];[.W19];[.AA19];[.AE19];[.AI19];[.AM19];[.AQ19];[.AU19])" office:value-type="float" office:value="0.0383203029632568" calcext:value-type="float">
            <text:p>0,038320302963257</text:p>
          </table:table-cell>
          <table:table-cell table:formula="of:=MIN([.G19];[.K19];[.O19];[.S19];[.W19];[.AA19];[.AE19];[.AI19];[.AM19];[.AQ19];[.AU19])" office:value-type="float" office:value="0.028933048248291" calcext:value-type="float">
            <text:p>0,028933048248291</text:p>
          </table:table-cell>
        </table:table-row>
        <table:table-row table:style-name="ro1"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office:value-type="float" office:value="0.066786527633667" calcext:value-type="float">
            <text:p>0,066786527633667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office:value-type="float" office:value="0.0299196243286133" calcext:value-type="float">
            <text:p>0,02991962432861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office:value-type="float" office:value="0.0398938655853272" calcext:value-type="float">
            <text:p>0,039893865585327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office:value-type="float" office:value="0.0339374542236328" calcext:value-type="float">
            <text:p>0,03393745422363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office:value-type="float" office:value="0.0368976593017578" calcext:value-type="float">
            <text:p>0,036897659301758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office:value-type="float" office:value="0.0388951301574707" calcext:value-type="float">
            <text:p>0,038895130157471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office:value-type="float" office:value="0.0339093208312988" calcext:value-type="float">
            <text:p>0,033909320831299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office:value-type="float" office:value="0.0428586006164551" calcext:value-type="float">
            <text:p>0,042858600616455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office:value-type="float" office:value="0.0319428443908691" calcext:value-type="float">
            <text:p>0,031942844390869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office:value-type="float" office:value="0.0339162349700928" calcext:value-type="float">
            <text:p>0,03391623497009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office:value-type="float" office:value="0.0338816642761231" calcext:value-type="float">
            <text:p>0,03388166427612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office:value-type="float" office:value="0.0329093933105469" calcext:value-type="float">
            <text:p>0,032909393310547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table:formula="of:=SUM([.C20];[.G20];[.K20];[.O20];[.S20];[.W20];[.AA20];[.AE20];[.AI20];[.AM20];[.AQ20];[.AU20])/ [.BA2]" office:value-type="float" office:value="0.0379790266354879" calcext:value-type="float">
            <text:p>0,037979026635488</text:p>
          </table:table-cell>
          <table:table-cell table:number-columns-repeated="3"/>
          <table:table-cell table:formula="of:=MAX([.G20];[.K20];[.O20];[.S20];[.W20];[.AA20];[.AE20];[.AI20];[.AM20];[.AQ20];[.AU20])" office:value-type="float" office:value="0.0428586006164551" calcext:value-type="float">
            <text:p>0,042858600616455</text:p>
          </table:table-cell>
          <table:table-cell table:formula="of:=MIN([.G20];[.K20];[.O20];[.S20];[.W20];[.AA20];[.AE20];[.AI20];[.AM20];[.AQ20];[.AU20])" office:value-type="float" office:value="0.0299196243286133" calcext:value-type="float">
            <text:p>0,029919624328613</text:p>
          </table:table-cell>
        </table:table-row>
        <table:table-row table:style-name="ro1">
          <table:table-cell office:value-type="string" calcext:value-type="string">
            <text:p>Janela19</text:p>
          </table:table-cell>
          <table:table-cell office:value-type="float" office:value="3" calcext:value-type="float">
            <text:p>3</text:p>
          </table:table-cell>
          <table:table-cell office:value-type="float" office:value="0.0668470859527588" calcext:value-type="float">
            <text:p>0,066847085952759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3" calcext:value-type="float">
            <text:p>3</text:p>
          </table:table-cell>
          <table:table-cell office:value-type="float" office:value="0.0586216449737549" calcext:value-type="float">
            <text:p>0,058621644973755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3" calcext:value-type="float">
            <text:p>3</text:p>
          </table:table-cell>
          <table:table-cell office:value-type="float" office:value="0.0458500385284424" calcext:value-type="float">
            <text:p>0,045850038528442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3" calcext:value-type="float">
            <text:p>3</text:p>
          </table:table-cell>
          <table:table-cell office:value-type="float" office:value="0.0498738288879395" calcext:value-type="float">
            <text:p>0,04987382888794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3" calcext:value-type="float">
            <text:p>3</text:p>
          </table:table-cell>
          <table:table-cell office:value-type="float" office:value="0.0488424301147461" calcext:value-type="float">
            <text:p>0,048842430114746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3" calcext:value-type="float">
            <text:p>3</text:p>
          </table:table-cell>
          <table:table-cell office:value-type="float" office:value="0.0468764305114746" calcext:value-type="float">
            <text:p>0,046876430511475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3" calcext:value-type="float">
            <text:p>3</text:p>
          </table:table-cell>
          <table:table-cell office:value-type="float" office:value="0.0469014644622803" calcext:value-type="float">
            <text:p>0,04690146446228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3" calcext:value-type="float">
            <text:p>3</text:p>
          </table:table-cell>
          <table:table-cell office:value-type="float" office:value="0.0428886413574219" calcext:value-type="float">
            <text:p>0,042888641357422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3" calcext:value-type="float">
            <text:p>3</text:p>
          </table:table-cell>
          <table:table-cell office:value-type="float" office:value="0.0398924350738525" calcext:value-type="float">
            <text:p>0,039892435073853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3" calcext:value-type="float">
            <text:p>3</text:p>
          </table:table-cell>
          <table:table-cell office:value-type="float" office:value="0.0398616790771484" calcext:value-type="float">
            <text:p>0,039861679077148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3" calcext:value-type="float">
            <text:p>3</text:p>
          </table:table-cell>
          <table:table-cell office:value-type="float" office:value="0.0468719005584717" calcext:value-type="float">
            <text:p>0,046871900558472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3" calcext:value-type="float">
            <text:p>3</text:p>
          </table:table-cell>
          <table:table-cell office:value-type="float" office:value="0.0458765029907227" calcext:value-type="float">
            <text:p>0,045876502990723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3" calcext:value-type="float">
            <text:p>3</text:p>
          </table:table-cell>
          <table:table-cell table:formula="of:=SUM([.C21];[.G21];[.K21];[.O21];[.S21];[.W21];[.AA21];[.AE21];[.AI21];[.AM21];[.AQ21];[.AU21])/ [.BA2]" office:value-type="float" office:value="0.0482670068740845" calcext:value-type="float">
            <text:p>0,048267006874085</text:p>
          </table:table-cell>
          <table:table-cell table:number-columns-repeated="3"/>
          <table:table-cell table:formula="of:=MAX([.G21];[.K21];[.O21];[.S21];[.W21];[.AA21];[.AE21];[.AI21];[.AM21];[.AQ21];[.AU21])" office:value-type="float" office:value="0.0586216449737549" calcext:value-type="float">
            <text:p>0,058621644973755</text:p>
          </table:table-cell>
          <table:table-cell table:formula="of:=MIN([.G21];[.K21];[.O21];[.S21];[.W21];[.AA21];[.AE21];[.AI21];[.AM21];[.AQ21];[.AU21])" office:value-type="float" office:value="0.0398616790771484" calcext:value-type="float">
            <text:p>0,039861679077148</text:p>
          </table:table-cell>
        </table:table-row>
        <table:table-row table:style-name="ro1"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office:value-type="float" office:value="0.0608675479888916" calcext:value-type="float">
            <text:p>0,060867547988892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office:value-type="float" office:value="0.0319371223449707" calcext:value-type="float">
            <text:p>0,031937122344971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office:value-type="float" office:value="0.0329403877258301" calcext:value-type="float">
            <text:p>0,03294038772583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office:value-type="float" office:value="0.0338814258575439" calcext:value-type="float">
            <text:p>0,033881425857544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office:value-type="float" office:value="0.0438883304595947" calcext:value-type="float">
            <text:p>0,043888330459595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office:value-type="float" office:value="0.031914234161377" calcext:value-type="float">
            <text:p>0,031914234161377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office:value-type="float" office:value="0.0369012355804443" calcext:value-type="float">
            <text:p>0,036901235580444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office:value-type="float" office:value="0.0329115390777588" calcext:value-type="float">
            <text:p>0,032911539077759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office:value-type="float" office:value="0.0349051952362061" calcext:value-type="float">
            <text:p>0,034905195236206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office:value-type="float" office:value="0.032912015914917" calcext:value-type="float">
            <text:p>0,032912015914917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office:value-type="float" office:value="0.0398905277252197" calcext:value-type="float">
            <text:p>0,03989052772522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office:value-type="float" office:value="0.0388946533203125" calcext:value-type="float">
            <text:p>0,038894653320313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table:formula="of:=SUM([.C22];[.G22];[.K22];[.O22];[.S22];[.W22];[.AA22];[.AE22];[.AI22];[.AM22];[.AQ22];[.AU22])/ [.BA2]" office:value-type="float" office:value="0.0376536846160889" calcext:value-type="float">
            <text:p>0,037653684616089</text:p>
          </table:table-cell>
          <table:table-cell table:number-columns-repeated="3"/>
          <table:table-cell table:formula="of:=MAX([.G22];[.K22];[.O22];[.S22];[.W22];[.AA22];[.AE22];[.AI22];[.AM22];[.AQ22];[.AU22])" office:value-type="float" office:value="0.0438883304595947" calcext:value-type="float">
            <text:p>0,043888330459595</text:p>
          </table:table-cell>
          <table:table-cell table:formula="of:=MIN([.G22];[.K22];[.O22];[.S22];[.W22];[.AA22];[.AE22];[.AI22];[.AM22];[.AQ22];[.AU22])" office:value-type="float" office:value="0.031914234161377" calcext:value-type="float">
            <text:p>0,031914234161377</text:p>
          </table:table-cell>
        </table:table-row>
        <table:table-row table:style-name="ro1">
          <table:table-cell office:value-type="string" calcext:value-type="string">
            <text:p>Janela21</text:p>
          </table:table-cell>
          <table:table-cell office:value-type="float" office:value="2" calcext:value-type="float">
            <text:p>2</text:p>
          </table:table-cell>
          <table:table-cell office:value-type="float" office:value="0.0568482875823975" calcext:value-type="float">
            <text:p>0,056848287582398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2" calcext:value-type="float">
            <text:p>2</text:p>
          </table:table-cell>
          <table:table-cell office:value-type="float" office:value="0.0289247035980225" calcext:value-type="float">
            <text:p>0,028924703598023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2" calcext:value-type="float">
            <text:p>2</text:p>
          </table:table-cell>
          <table:table-cell office:value-type="float" office:value="0.0339126586914062" calcext:value-type="float">
            <text:p>0,03391265869140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2" calcext:value-type="float">
            <text:p>2</text:p>
          </table:table-cell>
          <table:table-cell office:value-type="float" office:value="0.0398960113525391" calcext:value-type="float">
            <text:p>0,039896011352539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2" calcext:value-type="float">
            <text:p>2</text:p>
          </table:table-cell>
          <table:table-cell office:value-type="float" office:value="0.0448169708251953" calcext:value-type="float">
            <text:p>0,044816970825195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2" calcext:value-type="float">
            <text:p>2</text:p>
          </table:table-cell>
          <table:table-cell office:value-type="float" office:value="0.0329458713531494" calcext:value-type="float">
            <text:p>0,032945871353149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2" calcext:value-type="float">
            <text:p>2</text:p>
          </table:table-cell>
          <table:table-cell office:value-type="float" office:value="0.035888671875" calcext:value-type="float">
            <text:p>0,035888671875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2" calcext:value-type="float">
            <text:p>2</text:p>
          </table:table-cell>
          <table:table-cell office:value-type="float" office:value="0.0329115390777588" calcext:value-type="float">
            <text:p>0,032911539077759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2" calcext:value-type="float">
            <text:p>2</text:p>
          </table:table-cell>
          <table:table-cell office:value-type="float" office:value="0.0319406986236572" calcext:value-type="float">
            <text:p>0,031940698623657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2" calcext:value-type="float">
            <text:p>2</text:p>
          </table:table-cell>
          <table:table-cell office:value-type="float" office:value="0.0409173965454102" calcext:value-type="float">
            <text:p>0,04091739654541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2" calcext:value-type="float">
            <text:p>2</text:p>
          </table:table-cell>
          <table:table-cell office:value-type="float" office:value="0.0339093208312988" calcext:value-type="float">
            <text:p>0,033909320831299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2" calcext:value-type="float">
            <text:p>2</text:p>
          </table:table-cell>
          <table:table-cell office:value-type="float" office:value="0.0319144725799561" calcext:value-type="float">
            <text:p>0,03191447257995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2" calcext:value-type="float">
            <text:p>2</text:p>
          </table:table-cell>
          <table:table-cell table:formula="of:=SUM([.C23];[.G23];[.K23];[.O23];[.S23];[.W23];[.AA23];[.AE23];[.AI23];[.AM23];[.AQ23];[.AU23])/ [.BA2]" office:value-type="float" office:value="0.0370688835779826" calcext:value-type="float">
            <text:p>0,037068883577983</text:p>
          </table:table-cell>
          <table:table-cell table:number-columns-repeated="3"/>
          <table:table-cell table:formula="of:=MAX([.G23];[.K23];[.O23];[.S23];[.W23];[.AA23];[.AE23];[.AI23];[.AM23];[.AQ23];[.AU23])" office:value-type="float" office:value="0.0448169708251953" calcext:value-type="float">
            <text:p>0,044816970825195</text:p>
          </table:table-cell>
          <table:table-cell table:formula="of:=MIN([.G23];[.K23];[.O23];[.S23];[.W23];[.AA23];[.AE23];[.AI23];[.AM23];[.AQ23];[.AU23])" office:value-type="float" office:value="0.0289247035980225" calcext:value-type="float">
            <text:p>0,028924703598023</text:p>
          </table:table-cell>
        </table:table-row>
        <table:table-row table:style-name="ro1">
          <table:table-cell office:value-type="string" calcext:value-type="string">
            <text:p>Janela22</text:p>
          </table:table-cell>
          <table:table-cell office:value-type="float" office:value="2" calcext:value-type="float">
            <text:p>2</text:p>
          </table:table-cell>
          <table:table-cell office:value-type="float" office:value="0.0807816982269287" calcext:value-type="float">
            <text:p>0,080781698226929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2" calcext:value-type="float">
            <text:p>2</text:p>
          </table:table-cell>
          <table:table-cell office:value-type="float" office:value="0.0498666763305664" calcext:value-type="float">
            <text:p>0,049866676330566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2" calcext:value-type="float">
            <text:p>2</text:p>
          </table:table-cell>
          <table:table-cell office:value-type="float" office:value="0.0588679313659668" calcext:value-type="float">
            <text:p>0,058867931365967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2" calcext:value-type="float">
            <text:p>2</text:p>
          </table:table-cell>
          <table:table-cell office:value-type="float" office:value="0.0598177909851074" calcext:value-type="float">
            <text:p>0,059817790985107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2" calcext:value-type="float">
            <text:p>2</text:p>
          </table:table-cell>
          <table:table-cell office:value-type="float" office:value="0.100702524185181" calcext:value-type="float">
            <text:p>0,100702524185181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2" calcext:value-type="float">
            <text:p>2</text:p>
          </table:table-cell>
          <table:table-cell office:value-type="float" office:value="0.052884578704834" calcext:value-type="float">
            <text:p>0,052884578704834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2" calcext:value-type="float">
            <text:p>2</text:p>
          </table:table-cell>
          <table:table-cell office:value-type="float" office:value="0.0508639812469482" calcext:value-type="float">
            <text:p>0,050863981246948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2" calcext:value-type="float">
            <text:p>2</text:p>
          </table:table-cell>
          <table:table-cell office:value-type="float" office:value="0.0538671016693115" calcext:value-type="float">
            <text:p>0,053867101669312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2" calcext:value-type="float">
            <text:p>2</text:p>
          </table:table-cell>
          <table:table-cell office:value-type="float" office:value="0.0498912334442139" calcext:value-type="float">
            <text:p>0,049891233444214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2" calcext:value-type="float">
            <text:p>2</text:p>
          </table:table-cell>
          <table:table-cell office:value-type="float" office:value="0.0598521232604981" calcext:value-type="float">
            <text:p>0,059852123260498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2" calcext:value-type="float">
            <text:p>2</text:p>
          </table:table-cell>
          <table:table-cell office:value-type="float" office:value="0.0518603324890137" calcext:value-type="float">
            <text:p>0,051860332489014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2" calcext:value-type="float">
            <text:p>2</text:p>
          </table:table-cell>
          <table:table-cell office:value-type="float" office:value="0.0558195114135742" calcext:value-type="float">
            <text:p>0,055819511413574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2" calcext:value-type="float">
            <text:p>2</text:p>
          </table:table-cell>
          <table:table-cell table:formula="of:=SUM([.C24];[.G24];[.K24];[.O24];[.S24];[.W24];[.AA24];[.AE24];[.AI24];[.AM24];[.AQ24];[.AU24])/ [.BA2]" office:value-type="float" office:value="0.060422956943512" calcext:value-type="float">
            <text:p>0,060422956943512</text:p>
          </table:table-cell>
          <table:table-cell table:number-columns-repeated="3"/>
          <table:table-cell table:formula="of:=MAX([.G24];[.K24];[.O24];[.S24];[.W24];[.AA24];[.AE24];[.AI24];[.AM24];[.AQ24];[.AU24])" office:value-type="float" office:value="0.100702524185181" calcext:value-type="float">
            <text:p>0,100702524185181</text:p>
          </table:table-cell>
          <table:table-cell table:formula="of:=MIN([.G24];[.K24];[.O24];[.S24];[.W24];[.AA24];[.AE24];[.AI24];[.AM24];[.AQ24];[.AU24])" office:value-type="float" office:value="0.0498666763305664" calcext:value-type="float">
            <text:p>0,049866676330566</text:p>
          </table:table-cell>
        </table:table-row>
        <table:table-row table:style-name="ro1">
          <table:table-cell office:value-type="string" calcext:value-type="string">
            <text:p>Janela23</text:p>
          </table:table-cell>
          <table:table-cell office:value-type="float" office:value="3" calcext:value-type="float">
            <text:p>3</text:p>
          </table:table-cell>
          <table:table-cell office:value-type="float" office:value="0.0718071460723877" calcext:value-type="float">
            <text:p>0,071807146072388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3" calcext:value-type="float">
            <text:p>3</text:p>
          </table:table-cell>
          <table:table-cell office:value-type="float" office:value="0.0508947372436523" calcext:value-type="float">
            <text:p>0,05089473724365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3" calcext:value-type="float">
            <text:p>3</text:p>
          </table:table-cell>
          <table:table-cell office:value-type="float" office:value="0.0488793849945068" calcext:value-type="float">
            <text:p>0,048879384994507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3" calcext:value-type="float">
            <text:p>3</text:p>
          </table:table-cell>
          <table:table-cell office:value-type="float" office:value="0.0488681793212891" calcext:value-type="float">
            <text:p>0,048868179321289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3" calcext:value-type="float">
            <text:p>3</text:p>
          </table:table-cell>
          <table:table-cell office:value-type="float" office:value="0.0548510551452637" calcext:value-type="float">
            <text:p>0,054851055145264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3" calcext:value-type="float">
            <text:p>3</text:p>
          </table:table-cell>
          <table:table-cell office:value-type="float" office:value="0.0568721294403076" calcext:value-type="float">
            <text:p>0,056872129440308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3" calcext:value-type="float">
            <text:p>3</text:p>
          </table:table-cell>
          <table:table-cell office:value-type="float" office:value="0.0489299297332764" calcext:value-type="float">
            <text:p>0,048929929733276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3" calcext:value-type="float">
            <text:p>3</text:p>
          </table:table-cell>
          <table:table-cell office:value-type="float" office:value="0.0588405132293701" calcext:value-type="float">
            <text:p>0,05884051322937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3" calcext:value-type="float">
            <text:p>3</text:p>
          </table:table-cell>
          <table:table-cell office:value-type="float" office:value="0.0619552135467529" calcext:value-type="float">
            <text:p>0,061955213546753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3" calcext:value-type="float">
            <text:p>3</text:p>
          </table:table-cell>
          <table:table-cell office:value-type="float" office:value="0.0498647689819336" calcext:value-type="float">
            <text:p>0,049864768981934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3" calcext:value-type="float">
            <text:p>3</text:p>
          </table:table-cell>
          <table:table-cell office:value-type="float" office:value="0.0488660335540772" calcext:value-type="float">
            <text:p>0,048866033554077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3" calcext:value-type="float">
            <text:p>3</text:p>
          </table:table-cell>
          <table:table-cell office:value-type="float" office:value="0.0448765754699707" calcext:value-type="float">
            <text:p>0,044876575469971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3" calcext:value-type="float">
            <text:p>3</text:p>
          </table:table-cell>
          <table:table-cell table:formula="of:=SUM([.C25];[.G25];[.K25];[.O25];[.S25];[.W25];[.AA25];[.AE25];[.AI25];[.AM25];[.AQ25];[.AU25])/ [.BA2]" office:value-type="float" office:value="0.053792138894399" calcext:value-type="float">
            <text:p>0,053792138894399</text:p>
          </table:table-cell>
          <table:table-cell table:number-columns-repeated="3"/>
          <table:table-cell table:formula="of:=MAX([.G25];[.K25];[.O25];[.S25];[.W25];[.AA25];[.AE25];[.AI25];[.AM25];[.AQ25];[.AU25])" office:value-type="float" office:value="0.0619552135467529" calcext:value-type="float">
            <text:p>0,061955213546753</text:p>
          </table:table-cell>
          <table:table-cell table:formula="of:=MIN([.G25];[.K25];[.O25];[.S25];[.W25];[.AA25];[.AE25];[.AI25];[.AM25];[.AQ25];[.AU25])" office:value-type="float" office:value="0.0448765754699707" calcext:value-type="float">
            <text:p>0,044876575469971</text:p>
          </table:table-cell>
        </table:table-row>
        <table:table-row table:style-name="ro1"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office:value-type="float" office:value="0.0588657855987549" calcext:value-type="float">
            <text:p>0,058865785598755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office:value-type="float" office:value="0.0358781814575195" calcext:value-type="float">
            <text:p>0,03587818145752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office:value-type="float" office:value="0.0349099636077881" calcext:value-type="float">
            <text:p>0,034909963607788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office:value-type="float" office:value="0.0358767509460449" calcext:value-type="float">
            <text:p>0,035876750946045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office:value-type="float" office:value="0.0300555229187012" calcext:value-type="float">
            <text:p>0,030055522918701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office:value-type="float" office:value="0.0349063873291016" calcext:value-type="float">
            <text:p>0,034906387329102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office:value-type="float" office:value="0.0319421291351318" calcext:value-type="float">
            <text:p>0,031942129135132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office:value-type="float" office:value="0.0382704734802246" calcext:value-type="float">
            <text:p>0,038270473480225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office:value-type="float" office:value="0.032912015914917" calcext:value-type="float">
            <text:p>0,032912015914917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office:value-type="float" office:value="0.0349044799804687" calcext:value-type="float">
            <text:p>0,034904479980469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office:value-type="float" office:value="0.0379242897033691" calcext:value-type="float">
            <text:p>0,037924289703369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office:value-type="float" office:value="0.034904956817627" calcext:value-type="float">
            <text:p>0,034904956817627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table:formula="of:=SUM([.C26];[.G26];[.K26];[.O26];[.S26];[.W26];[.AA26];[.AE26];[.AI26];[.AM26];[.AQ26];[.AU26])/ [.BA2]" office:value-type="float" office:value="0.036779244740804" calcext:value-type="float">
            <text:p>0,036779244740804</text:p>
          </table:table-cell>
          <table:table-cell table:number-columns-repeated="3"/>
          <table:table-cell table:formula="of:=MAX([.G26];[.K26];[.O26];[.S26];[.W26];[.AA26];[.AE26];[.AI26];[.AM26];[.AQ26];[.AU26])" office:value-type="float" office:value="0.0382704734802246" calcext:value-type="float">
            <text:p>0,038270473480225</text:p>
          </table:table-cell>
          <table:table-cell table:formula="of:=MIN([.G26];[.K26];[.O26];[.S26];[.W26];[.AA26];[.AE26];[.AI26];[.AM26];[.AQ26];[.AU26])" office:value-type="float" office:value="0.0300555229187012" calcext:value-type="float">
            <text:p>0,030055522918701</text:p>
          </table:table-cell>
        </table:table-row>
        <table:table-row table:style-name="ro1"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office:value-type="float" office:value="0.0817511081695557" calcext:value-type="float">
            <text:p>0,081751108169556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office:value-type="float" office:value="0.0528550148010254" calcext:value-type="float">
            <text:p>0,05285501480102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office:value-type="float" office:value="0.0628507137298584" calcext:value-type="float">
            <text:p>0,062850713729858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office:value-type="float" office:value="0.0608096122741699" calcext:value-type="float">
            <text:p>0,06080961227417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office:value-type="float" office:value="0.0548510551452637" calcext:value-type="float">
            <text:p>0,054851055145264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office:value-type="float" office:value="0.0578444004058838" calcext:value-type="float">
            <text:p>0,057844400405884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office:value-type="float" office:value="0.0568192005157471" calcext:value-type="float">
            <text:p>0,056819200515747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office:value-type="float" office:value="0.0518872737884522" calcext:value-type="float">
            <text:p>0,051887273788452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office:value-type="float" office:value="0.0588419437408447" calcext:value-type="float">
            <text:p>0,05884194374084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office:value-type="float" office:value="0.0548455715179443" calcext:value-type="float">
            <text:p>0,054845571517944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office:value-type="float" office:value="0.0588152408599854" calcext:value-type="float">
            <text:p>0,05881524085998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office:value-type="float" office:value="0.052854061126709" calcext:value-type="float">
            <text:p>0,052854061126709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table:formula="of:=SUM([.C27];[.G27];[.K27];[.O27];[.S27];[.W27];[.AA27];[.AE27];[.AI27];[.AM27];[.AQ27];[.AU27])/ [.BA2]" office:value-type="float" office:value="0.0587520996729533" calcext:value-type="float">
            <text:p>0,058752099672953</text:p>
          </table:table-cell>
          <table:table-cell table:number-columns-repeated="3"/>
          <table:table-cell table:formula="of:=MAX([.G27];[.K27];[.O27];[.S27];[.W27];[.AA27];[.AE27];[.AI27];[.AM27];[.AQ27];[.AU27])" office:value-type="float" office:value="0.0628507137298584" calcext:value-type="float">
            <text:p>0,062850713729858</text:p>
          </table:table-cell>
          <table:table-cell table:formula="of:=MIN([.G27];[.K27];[.O27];[.S27];[.W27];[.AA27];[.AE27];[.AI27];[.AM27];[.AQ27];[.AU27])" office:value-type="float" office:value="0.0518872737884522" calcext:value-type="float">
            <text:p>0,051887273788452</text:p>
          </table:table-cell>
        </table:table-row>
        <table:table-row table:style-name="ro1"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office:value-type="float" office:value="0.0967373847961426" calcext:value-type="float">
            <text:p>0,096737384796143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office:value-type="float" office:value="0.0548577308654785" calcext:value-type="float">
            <text:p>0,054857730865479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office:value-type="float" office:value="0.062852144241333" calcext:value-type="float">
            <text:p>0,062852144241333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office:value-type="float" office:value="0.0568480491638184" calcext:value-type="float">
            <text:p>0,056848049163818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office:value-type="float" office:value="0.0622773170471192" calcext:value-type="float">
            <text:p>0,062277317047119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office:value-type="float" office:value="0.0682611465454102" calcext:value-type="float">
            <text:p>0,06826114654541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office:value-type="float" office:value="0.0598664283752442" calcext:value-type="float">
            <text:p>0,059866428375244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office:value-type="float" office:value="0.060866117477417" calcext:value-type="float">
            <text:p>0,060866117477417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office:value-type="float" office:value="0.0538792610168457" calcext:value-type="float">
            <text:p>0,053879261016846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office:value-type="float" office:value="0.0558748245239258" calcext:value-type="float">
            <text:p>0,055874824523926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office:value-type="float" office:value="0.0771470069885254" calcext:value-type="float">
            <text:p>0,077147006988525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office:value-type="float" office:value="0.0715198516845703" calcext:value-type="float">
            <text:p>0,07151985168457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table:formula="of:=SUM([.C28];[.G28];[.K28];[.O28];[.S28];[.W28];[.AA28];[.AE28];[.AI28];[.AM28];[.AQ28];[.AU28])/ [.BA2]" office:value-type="float" office:value="0.0650822718938192" calcext:value-type="float">
            <text:p>0,065082271893819</text:p>
          </table:table-cell>
          <table:table-cell table:number-columns-repeated="3"/>
          <table:table-cell table:formula="of:=MAX([.G28];[.K28];[.O28];[.S28];[.W28];[.AA28];[.AE28];[.AI28];[.AM28];[.AQ28];[.AU28])" office:value-type="float" office:value="0.0771470069885254" calcext:value-type="float">
            <text:p>0,077147006988525</text:p>
          </table:table-cell>
          <table:table-cell table:formula="of:=MIN([.G28];[.K28];[.O28];[.S28];[.W28];[.AA28];[.AE28];[.AI28];[.AM28];[.AQ28];[.AU28])" office:value-type="float" office:value="0.0538792610168457" calcext:value-type="float">
            <text:p>0,053879261016846</text:p>
          </table:table-cell>
        </table:table-row>
        <table:table-row table:style-name="ro1">
          <table:table-cell office:value-type="string" calcext:value-type="string">
            <text:p>Janela27</text:p>
          </table:table-cell>
          <table:table-cell office:value-type="float" office:value="1" calcext:value-type="float">
            <text:p>1</text:p>
          </table:table-cell>
          <table:table-cell office:value-type="float" office:value="0.0849690437316895" calcext:value-type="float">
            <text:p>0,08496904373169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" calcext:value-type="float">
            <text:p>1</text:p>
          </table:table-cell>
          <table:table-cell office:value-type="float" office:value="0.0598366260528565" calcext:value-type="float">
            <text:p>0,059836626052857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" calcext:value-type="float">
            <text:p>1</text:p>
          </table:table-cell>
          <table:table-cell office:value-type="float" office:value="0.0558507442474365" calcext:value-type="float">
            <text:p>0,055850744247437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" calcext:value-type="float">
            <text:p>1</text:p>
          </table:table-cell>
          <table:table-cell office:value-type="float" office:value="0.0598397254943848" calcext:value-type="float">
            <text:p>0,05983972549438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" calcext:value-type="float">
            <text:p>1</text:p>
          </table:table-cell>
          <table:table-cell office:value-type="float" office:value="0.0599298477172852" calcext:value-type="float">
            <text:p>0,05992984771728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" calcext:value-type="float">
            <text:p>1</text:p>
          </table:table-cell>
          <table:table-cell office:value-type="float" office:value="0.0563058853149414" calcext:value-type="float">
            <text:p>0,05630588531494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" calcext:value-type="float">
            <text:p>1</text:p>
          </table:table-cell>
          <table:table-cell office:value-type="float" office:value="0.0530185699462891" calcext:value-type="float">
            <text:p>0,053018569946289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" calcext:value-type="float">
            <text:p>1</text:p>
          </table:table-cell>
          <table:table-cell office:value-type="float" office:value="0.0865330696105957" calcext:value-type="float">
            <text:p>0,086533069610596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" calcext:value-type="float">
            <text:p>1</text:p>
          </table:table-cell>
          <table:table-cell office:value-type="float" office:value="0.0528593063354492" calcext:value-type="float">
            <text:p>0,052859306335449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" calcext:value-type="float">
            <text:p>1</text:p>
          </table:table-cell>
          <table:table-cell office:value-type="float" office:value="0.0528838634490967" calcext:value-type="float">
            <text:p>0,052883863449097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" calcext:value-type="float">
            <text:p>1</text:p>
          </table:table-cell>
          <table:table-cell office:value-type="float" office:value="0.0568547248840332" calcext:value-type="float">
            <text:p>0,056854724884033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" calcext:value-type="float">
            <text:p>1</text:p>
          </table:table-cell>
          <table:table-cell office:value-type="float" office:value="0.0628314018249512" calcext:value-type="float">
            <text:p>0,06283140182495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" calcext:value-type="float">
            <text:p>1</text:p>
          </table:table-cell>
          <table:table-cell table:formula="of:=SUM([.C29];[.G29];[.K29];[.O29];[.S29];[.W29];[.AA29];[.AE29];[.AI29];[.AM29];[.AQ29];[.AU29])/ [.BA2]" office:value-type="float" office:value="0.0618094007174174" calcext:value-type="float">
            <text:p>0,061809400717418</text:p>
          </table:table-cell>
          <table:table-cell table:number-columns-repeated="3"/>
          <table:table-cell table:formula="of:=MAX([.G29];[.K29];[.O29];[.S29];[.W29];[.AA29];[.AE29];[.AI29];[.AM29];[.AQ29];[.AU29])" office:value-type="float" office:value="0.0865330696105957" calcext:value-type="float">
            <text:p>0,086533069610596</text:p>
          </table:table-cell>
          <table:table-cell table:formula="of:=MIN([.G29];[.K29];[.O29];[.S29];[.W29];[.AA29];[.AE29];[.AI29];[.AM29];[.AQ29];[.AU29])" office:value-type="float" office:value="0.0528593063354492" calcext:value-type="float">
            <text:p>0,052859306335449</text:p>
          </table:table-cell>
        </table:table-row>
        <table:table-row table:style-name="ro1">
          <table:table-cell office:value-type="string" calcext:value-type="string">
            <text:p>Janela28</text:p>
          </table:table-cell>
          <table:table-cell office:value-type="float" office:value="13" calcext:value-type="float">
            <text:p>13</text:p>
          </table:table-cell>
          <table:table-cell office:value-type="float" office:value="0.0948033332824707" calcext:value-type="float">
            <text:p>0,094803333282471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" calcext:value-type="float">
            <text:p>13</text:p>
          </table:table-cell>
          <table:table-cell office:value-type="float" office:value="0.0658864974975586" calcext:value-type="float">
            <text:p>0,065886497497559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" calcext:value-type="float">
            <text:p>13</text:p>
          </table:table-cell>
          <table:table-cell office:value-type="float" office:value="0.0768215656280518" calcext:value-type="float">
            <text:p>0,076821565628052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" calcext:value-type="float">
            <text:p>13</text:p>
          </table:table-cell>
          <table:table-cell office:value-type="float" office:value="0.0817749500274658" calcext:value-type="float">
            <text:p>0,081774950027466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" calcext:value-type="float">
            <text:p>13</text:p>
          </table:table-cell>
          <table:table-cell office:value-type="float" office:value="0.0648963451385498" calcext:value-type="float">
            <text:p>0,06489634513855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" calcext:value-type="float">
            <text:p>13</text:p>
          </table:table-cell>
          <table:table-cell office:value-type="float" office:value="0.0698397159576416" calcext:value-type="float">
            <text:p>0,069839715957642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" calcext:value-type="float">
            <text:p>13</text:p>
          </table:table-cell>
          <table:table-cell office:value-type="float" office:value="0.0738024711608887" calcext:value-type="float">
            <text:p>0,073802471160889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" calcext:value-type="float">
            <text:p>13</text:p>
          </table:table-cell>
          <table:table-cell office:value-type="float" office:value="0.0747883319854736" calcext:value-type="float">
            <text:p>0,074788331985474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" calcext:value-type="float">
            <text:p>13</text:p>
          </table:table-cell>
          <table:table-cell office:value-type="float" office:value="0.0664777755737305" calcext:value-type="float">
            <text:p>0,066477775573731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" calcext:value-type="float">
            <text:p>13</text:p>
          </table:table-cell>
          <table:table-cell office:value-type="float" office:value="0.0738332271575928" calcext:value-type="float">
            <text:p>0,073833227157593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" calcext:value-type="float">
            <text:p>13</text:p>
          </table:table-cell>
          <table:table-cell office:value-type="float" office:value="0.068814754486084" calcext:value-type="float">
            <text:p>0,068814754486084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" calcext:value-type="float">
            <text:p>13</text:p>
          </table:table-cell>
          <table:table-cell office:value-type="float" office:value="0.0725233554840088" calcext:value-type="float">
            <text:p>0,072523355484009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" calcext:value-type="float">
            <text:p>13</text:p>
          </table:table-cell>
          <table:table-cell table:formula="of:=SUM([.C30];[.G30];[.K30];[.O30];[.S30];[.W30];[.AA30];[.AE30];[.AI30];[.AM30];[.AQ30];[.AU30])/ [.BA2]" office:value-type="float" office:value="0.0736885269482931" calcext:value-type="float">
            <text:p>0,073688526948293</text:p>
          </table:table-cell>
          <table:table-cell table:number-columns-repeated="3"/>
          <table:table-cell table:formula="of:=MAX([.G30];[.K30];[.O30];[.S30];[.W30];[.AA30];[.AE30];[.AI30];[.AM30];[.AQ30];[.AU30])" office:value-type="float" office:value="0.0817749500274658" calcext:value-type="float">
            <text:p>0,081774950027466</text:p>
          </table:table-cell>
          <table:table-cell table:formula="of:=MIN([.G30];[.K30];[.O30];[.S30];[.W30];[.AA30];[.AE30];[.AI30];[.AM30];[.AQ30];[.AU30])" office:value-type="float" office:value="0.0648963451385498" calcext:value-type="float">
            <text:p>0,06489634513855</text:p>
          </table:table-cell>
        </table:table-row>
        <table:table-row table:style-name="ro1">
          <table:table-cell office:value-type="string" calcext:value-type="string">
            <text:p>Janela29</text:p>
          </table:table-cell>
          <table:table-cell office:value-type="float" office:value="2" calcext:value-type="float">
            <text:p>2</text:p>
          </table:table-cell>
          <table:table-cell office:value-type="float" office:value="0.0997581481933594" calcext:value-type="float">
            <text:p>0,09975814819335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2" calcext:value-type="float">
            <text:p>2</text:p>
          </table:table-cell>
          <table:table-cell office:value-type="float" office:value="0.0605514049530029" calcext:value-type="float">
            <text:p>0,060551404953003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2" calcext:value-type="float">
            <text:p>2</text:p>
          </table:table-cell>
          <table:table-cell office:value-type="float" office:value="0.0678172111511231" calcext:value-type="float">
            <text:p>0,067817211151123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2" calcext:value-type="float">
            <text:p>2</text:p>
          </table:table-cell>
          <table:table-cell office:value-type="float" office:value="0.0669760704040527" calcext:value-type="float">
            <text:p>0,066976070404053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2" calcext:value-type="float">
            <text:p>2</text:p>
          </table:table-cell>
          <table:table-cell office:value-type="float" office:value="0.068840503692627" calcext:value-type="float">
            <text:p>0,068840503692627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2" calcext:value-type="float">
            <text:p>2</text:p>
          </table:table-cell>
          <table:table-cell office:value-type="float" office:value="0.065845251083374" calcext:value-type="float">
            <text:p>0,065845251083374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2" calcext:value-type="float">
            <text:p>2</text:p>
          </table:table-cell>
          <table:table-cell office:value-type="float" office:value="0.0668108463287354" calcext:value-type="float">
            <text:p>0,066810846328735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2" calcext:value-type="float">
            <text:p>2</text:p>
          </table:table-cell>
          <table:table-cell office:value-type="float" office:value="0.0658214092254639" calcext:value-type="float">
            <text:p>0,065821409225464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2" calcext:value-type="float">
            <text:p>2</text:p>
          </table:table-cell>
          <table:table-cell office:value-type="float" office:value="0.0678195953369141" calcext:value-type="float">
            <text:p>0,067819595336914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2" calcext:value-type="float">
            <text:p>2</text:p>
          </table:table-cell>
          <table:table-cell office:value-type="float" office:value="0.0708160400390625" calcext:value-type="float">
            <text:p>0,070816040039063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2" calcext:value-type="float">
            <text:p>2</text:p>
          </table:table-cell>
          <table:table-cell office:value-type="float" office:value="0.0597882270812988" calcext:value-type="float">
            <text:p>0,05978822708129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2" calcext:value-type="float">
            <text:p>2</text:p>
          </table:table-cell>
          <table:table-cell office:value-type="float" office:value="0.0698118209838867" calcext:value-type="float">
            <text:p>0,069811820983887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2" calcext:value-type="float">
            <text:p>2</text:p>
          </table:table-cell>
          <table:table-cell table:formula="of:=SUM([.C31];[.G31];[.K31];[.O31];[.S31];[.W31];[.AA31];[.AE31];[.AI31];[.AM31];[.AQ31];[.AU31])/ [.BA2]" office:value-type="float" office:value="0.0692213773727417" calcext:value-type="float">
            <text:p>0,069221377372742</text:p>
          </table:table-cell>
          <table:table-cell table:number-columns-repeated="3"/>
          <table:table-cell table:formula="of:=MAX([.G31];[.K31];[.O31];[.S31];[.W31];[.AA31];[.AE31];[.AI31];[.AM31];[.AQ31];[.AU31])" office:value-type="float" office:value="0.0708160400390625" calcext:value-type="float">
            <text:p>0,070816040039063</text:p>
          </table:table-cell>
          <table:table-cell table:formula="of:=MIN([.G31];[.K31];[.O31];[.S31];[.W31];[.AA31];[.AE31];[.AI31];[.AM31];[.AQ31];[.AU31])" office:value-type="float" office:value="0.0597882270812988" calcext:value-type="float">
            <text:p>0,059788227081299</text:p>
          </table:table-cell>
        </table:table-row>
        <table:table-row table:style-name="ro1">
          <table:table-cell office:value-type="string" calcext:value-type="string">
            <text:p>Janela30</text:p>
          </table:table-cell>
          <table:table-cell office:value-type="float" office:value="6" calcext:value-type="float">
            <text:p>6</text:p>
          </table:table-cell>
          <table:table-cell office:value-type="float" office:value="0.079016923904419" calcext:value-type="float">
            <text:p>0,07901692390441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" calcext:value-type="float">
            <text:p>6</text:p>
          </table:table-cell>
          <table:table-cell office:value-type="float" office:value="0.0618634223937988" calcext:value-type="float">
            <text:p>0,06186342239379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" calcext:value-type="float">
            <text:p>6</text:p>
          </table:table-cell>
          <table:table-cell office:value-type="float" office:value="0.0618348121643067" calcext:value-type="float">
            <text:p>0,061834812164307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" calcext:value-type="float">
            <text:p>6</text:p>
          </table:table-cell>
          <table:table-cell office:value-type="float" office:value="0.0538833141326904" calcext:value-type="float">
            <text:p>0,0538833141326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" calcext:value-type="float">
            <text:p>6</text:p>
          </table:table-cell>
          <table:table-cell office:value-type="float" office:value="0.058988094329834" calcext:value-type="float">
            <text:p>0,058988094329834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" calcext:value-type="float">
            <text:p>6</text:p>
          </table:table-cell>
          <table:table-cell office:value-type="float" office:value="0.0518879890441895" calcext:value-type="float">
            <text:p>0,0518879890441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" calcext:value-type="float">
            <text:p>6</text:p>
          </table:table-cell>
          <table:table-cell office:value-type="float" office:value="0.0538420677185059" calcext:value-type="float">
            <text:p>0,053842067718506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" calcext:value-type="float">
            <text:p>6</text:p>
          </table:table-cell>
          <table:table-cell office:value-type="float" office:value="0.05100417137146" calcext:value-type="float">
            <text:p>0,05100417137146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" calcext:value-type="float">
            <text:p>6</text:p>
          </table:table-cell>
          <table:table-cell office:value-type="float" office:value="0.0538513660430908" calcext:value-type="float">
            <text:p>0,053851366043091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" calcext:value-type="float">
            <text:p>6</text:p>
          </table:table-cell>
          <table:table-cell office:value-type="float" office:value="0.0623810291290283" calcext:value-type="float">
            <text:p>0,062381029129028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" calcext:value-type="float">
            <text:p>6</text:p>
          </table:table-cell>
          <table:table-cell office:value-type="float" office:value="0.0528564453125" calcext:value-type="float">
            <text:p>0,0528564453125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" calcext:value-type="float">
            <text:p>6</text:p>
          </table:table-cell>
          <table:table-cell office:value-type="float" office:value="0.0504276752471924" calcext:value-type="float">
            <text:p>0,050427675247192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" calcext:value-type="float">
            <text:p>6</text:p>
          </table:table-cell>
          <table:table-cell table:formula="of:=SUM([.C32];[.G32];[.K32];[.O32];[.S32];[.W32];[.AA32];[.AE32];[.AI32];[.AM32];[.AQ32];[.AU32])/ [.BA2]" office:value-type="float" office:value="0.0576531092325847" calcext:value-type="float">
            <text:p>0,057653109232585</text:p>
          </table:table-cell>
          <table:table-cell table:number-columns-repeated="3"/>
          <table:table-cell table:formula="of:=MAX([.G32];[.K32];[.O32];[.S32];[.W32];[.AA32];[.AE32];[.AI32];[.AM32];[.AQ32];[.AU32])" office:value-type="float" office:value="0.0623810291290283" calcext:value-type="float">
            <text:p>0,062381029129028</text:p>
          </table:table-cell>
          <table:table-cell table:formula="of:=MIN([.G32];[.K32];[.O32];[.S32];[.W32];[.AA32];[.AE32];[.AI32];[.AM32];[.AQ32];[.AU32])" office:value-type="float" office:value="0.0504276752471924" calcext:value-type="float">
            <text:p>0,050427675247192</text:p>
          </table:table-cell>
        </table:table-row>
        <table:table-row table:style-name="ro1">
          <table:table-cell table:number-columns-repeated="5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32])" office:value-type="float" office:value="2.25727343559265" calcext:value-type="float">
            <text:p>2,2572734355926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32])" office:value-type="float" office:value="1.37591814994812" calcext:value-type="float">
            <text:p>1,3759181499481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32])" office:value-type="float" office:value="1.48306798934937" calcext:value-type="float">
            <text:p>1,4830679893493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32])" office:value-type="float" office:value="1.4780809879303" calcext:value-type="float">
            <text:p>1,478080987930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32])" office:value-type="float" office:value="1.57459783554077" calcext:value-type="float">
            <text:p>1,5745978355407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32])" office:value-type="float" office:value="1.49842834472656" calcext:value-type="float">
            <text:p>1,4984283447265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32])" office:value-type="float" office:value="1.45488142967224" calcext:value-type="float">
            <text:p>1,4548814296722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E3:.AE32])" office:value-type="float" office:value="1.45719933509827" calcext:value-type="float">
            <text:p>1,4571993350982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I3:.AI32])" office:value-type="float" office:value="1.39045143127441" calcext:value-type="float">
            <text:p>1,3904514312744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M3:.AM32])" office:value-type="float" office:value="1.42105150222778" calcext:value-type="float">
            <text:p>1,4210515022277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Q3:.AQ32])" office:value-type="float" office:value="1.41998505592346" calcext:value-type="float">
            <text:p>1,4199850559234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U3:.AU32])" office:value-type="float" office:value="1.43963027000427" calcext:value-type="float">
            <text:p>1,43963027000427</text:p>
          </table:table-cell>
          <table:table-cell/>
          <table:table-cell office:value-type="string" calcext:value-type="string">
            <text:p>Total Média</text:p>
          </table:table-cell>
          <table:table-cell/>
          <table:table-cell table:formula="of:=SUM([.AY3:.AY32])" office:value-type="float" office:value="1.52088048060735" calcext:value-type="float">
            <text:p>1,52088048060735</text:p>
          </table:table-cell>
          <table:table-cell table:number-columns-repeated="3"/>
          <table:table-cell table:style-name="ce1" office:value-type="string" calcext:value-type="string">
            <text:p>Pior caso</text:p>
          </table:table-cell>
          <table:table-cell table:style-name="ce1" office:value-type="string" calcext:value-type="string">
            <text:p>Melhor caso</text:p>
          </table:table-cell>
        </table:table-row>
        <table:table-row table:style-name="ro1">
          <table:table-cell table:number-columns-repeated="54"/>
          <table:table-cell table:formula="of:=SUM([.BC3:.BC32])" office:value-type="float" office:value="1.75709700584412" calcext:value-type="float">
            <text:p>1,75709700584412</text:p>
          </table:table-cell>
          <table:table-cell table:formula="of:=SUM([.BD3:.BD32])" office:value-type="float" office:value="1.25026345252991" calcext:value-type="float">
            <text:p>1,25026345252991</text:p>
          </table:table-cell>
        </table:table-row>
      </table:table>
      <table:table table:name="50_Janelas sup_0.03&amp;conf_0.9" table:style-name="ta1"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 Média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 Média</text:p>
          </table:table-cell>
          <table:table-cell table:style-name="ce1"/>
          <table:table-cell table:style-name="ce1" office:value-type="string" calcext:value-type="string">
            <text:p>Contador</text:p>
          </table:table-cell>
          <table:table-cell/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Limite Inferior</text:p>
          </table:table-cell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1.28111028671265" calcext:value-type="float">
            <text:p>1,2811102867126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928207874298096" calcext:value-type="float">
            <text:p>0,92820787429809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856888055801392" calcext:value-type="float">
            <text:p>0,85688805580139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861251831054688" calcext:value-type="float">
            <text:p>0,86125183105468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901986360549927" calcext:value-type="float">
            <text:p>0,90198636054992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871134281158447" calcext:value-type="float">
            <text:p>0,87113428115844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857589721679688" calcext:value-type="float">
            <text:p>0,85758972167968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896426677703857" calcext:value-type="float">
            <text:p>0,89642667770385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893279075622559" calcext:value-type="float">
            <text:p>0,89327907562255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885451078414917" calcext:value-type="float">
            <text:p>0,88545107841491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87020206451416" calcext:value-type="float">
            <text:p>0,8702020645141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0.847560882568359" calcext:value-type="float">
            <text:p>0,84756088256835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table:formula="of:=SUM([.C2];[.G2];[.K2];[.O2];[.S2];[.W2];[.AA2];[.AE2];[.AI2];[.AM2];[.AQ2];[.AU2]) / [.BA2]" office:value-type="float" office:value="0.912590682506562" calcext:value-type="float">
            <text:p>0,912590682506562</text:p>
          </table:table-cell>
          <table:table-cell/>
          <table:table-cell table:formula="of:=COUNTA([.C2];[.G2];[.K2];[.O2];[.S2];[.W2];[.AA2];[.AE2];[.AI2];[.AM2];[.AQ2];[.AU2])" office:value-type="float" office:value="12" calcext:value-type="float">
            <text:p>12</text:p>
          </table:table-cell>
          <table:table-cell/>
          <table:table-cell table:formula="of:=MAX([.G2];[.K2];[.O2];[.S2];[.W2];[.AA2];[.AE2];[.AI2];[.AM2];[.AQ2];[.AU2])" office:value-type="float" office:value="0.928207874298096" calcext:value-type="float">
            <text:p>0,928207874298096</text:p>
          </table:table-cell>
          <table:table-cell table:formula="of:=MIN([.G2];[.K2];[.O2];[.S2];[.W2];[.AA2];[.AE2];[.AI2];[.AM2];[.AQ2];[.AU2])" office:value-type="float" office:value="0.847560882568359" calcext:value-type="float">
            <text:p>0,847560882568359</text:p>
          </table:table-cell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0.0737316608428955" calcext:value-type="float">
            <text:p>0,07373166084289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0.0312461853027344" calcext:value-type="float">
            <text:p>0,03124618530273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0.0209164619445801" calcext:value-type="float">
            <text:p>0,0209164619445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0.0249316692352295" calcext:value-type="float">
            <text:p>0,0249316692352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0.0269269943237305" calcext:value-type="float">
            <text:p>0,026926994323731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0.0199196338653564" calcext:value-type="float">
            <text:p>0,01991963386535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0.0186519622802734" calcext:value-type="float">
            <text:p>0,01865196228027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0.0278556346893311" calcext:value-type="float">
            <text:p>0,027855634689331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0.019946813583374" calcext:value-type="float">
            <text:p>0,01994681358337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0.0219721794128418" calcext:value-type="float">
            <text:p>0,02197217941284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0.0189752578735352" calcext:value-type="float">
            <text:p>0,01897525787353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0.01202392578125" calcext:value-type="float">
            <text:p>0,0120239257812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table:formula="of:=SUM([.C3];[.G3];[.K3];[.O3];[.S3];[.W3];[.AA3];[.AE3];[.AI3];[.AM3];[.AQ3];[.AU3]) / [.BA2]" office:value-type="float" office:value="0.0264248649279277" calcext:value-type="float">
            <text:p>0,026424864927928</text:p>
          </table:table-cell>
          <table:table-cell table:number-columns-repeated="3"/>
          <table:table-cell table:formula="of:=MAX([.G3];[.K3];[.O3];[.S3];[.W3];[.AA3];[.AE3];[.AI3];[.AM3];[.AQ3];[.AU3])" office:value-type="float" office:value="0.0312461853027344" calcext:value-type="float">
            <text:p>0,031246185302734</text:p>
          </table:table-cell>
          <table:table-cell table:formula="of:=MIN([.G3];[.K3];[.O3];[.S3];[.W3];[.AA3];[.AE3];[.AI3];[.AM3];[.AQ3];[.AU3])" office:value-type="float" office:value="0.01202392578125" calcext:value-type="float">
            <text:p>0,01202392578125</text:p>
          </table:table-cell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office:value-type="float" office:value="0.0678186416625977" calcext:value-type="float">
            <text:p>0,06781864166259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office:value-type="float" office:value="0.0478990077972412" calcext:value-type="float">
            <text:p>0,04789900779724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office:value-type="float" office:value="0.0448505878448486" calcext:value-type="float">
            <text:p>0,04485058784484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office:value-type="float" office:value="0.0439088344573975" calcext:value-type="float">
            <text:p>0,04390883445739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office:value-type="float" office:value="0.0488982200622559" calcext:value-type="float">
            <text:p>0,04889822006225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office:value-type="float" office:value="0.0438816547393799" calcext:value-type="float">
            <text:p>0,0438816547393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office:value-type="float" office:value="0.0498025417327881" calcext:value-type="float">
            <text:p>0,04980254173278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office:value-type="float" office:value="0.0498654842376709" calcext:value-type="float">
            <text:p>0,04986548423767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office:value-type="float" office:value="0.0438816547393799" calcext:value-type="float">
            <text:p>0,0438816547393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office:value-type="float" office:value="0.0468728542327881" calcext:value-type="float">
            <text:p>0,04687285423278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office:value-type="float" office:value="0.0458517074584961" calcext:value-type="float">
            <text:p>0,04585170745849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office:value-type="float" office:value="0.0446848869323731" calcext:value-type="float">
            <text:p>0,04468488693237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" calcext:value-type="float">
            <text:p>1</text:p>
          </table:table-cell>
          <table:table-cell table:formula="of:=SUM([.C4];[.G4];[.K4];[.O4];[.S4];[.W4];[.AA4];[.AE4];[.AI4];[.AM4];[.AQ4];[.AU4]) / [.BA2]" office:value-type="float" office:value="0.0481846729914348" calcext:value-type="float">
            <text:p>0,048184672991435</text:p>
          </table:table-cell>
          <table:table-cell table:number-columns-repeated="3"/>
          <table:table-cell table:formula="of:=MAX([.G4];[.K4];[.O4];[.S4];[.W4];[.AA4];[.AE4];[.AI4];[.AM4];[.AQ4];[.AU4])" office:value-type="float" office:value="0.0498654842376709" calcext:value-type="float">
            <text:p>0,049865484237671</text:p>
          </table:table-cell>
          <table:table-cell table:formula="of:=MIN([.G4];[.K4];[.O4];[.S4];[.W4];[.AA4];[.AE4];[.AI4];[.AM4];[.AQ4];[.AU4])" office:value-type="float" office:value="0.0438816547393799" calcext:value-type="float">
            <text:p>0,04388165473938</text:p>
          </table:table-cell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4" calcext:value-type="float">
            <text:p>4</text:p>
          </table:table-cell>
          <table:table-cell office:value-type="float" office:value="0.0428671836853027" calcext:value-type="float">
            <text:p>0,04286718368530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" calcext:value-type="float">
            <text:p>4</text:p>
          </table:table-cell>
          <table:table-cell office:value-type="float" office:value="0.0229105949401856" calcext:value-type="float">
            <text:p>0,02291059494018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" calcext:value-type="float">
            <text:p>4</text:p>
          </table:table-cell>
          <table:table-cell office:value-type="float" office:value="0.0219113826751709" calcext:value-type="float">
            <text:p>0,02191138267517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" calcext:value-type="float">
            <text:p>4</text:p>
          </table:table-cell>
          <table:table-cell office:value-type="float" office:value="0.019946813583374" calcext:value-type="float">
            <text:p>0,01994681358337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" calcext:value-type="float">
            <text:p>4</text:p>
          </table:table-cell>
          <table:table-cell office:value-type="float" office:value="0.0269300937652588" calcext:value-type="float">
            <text:p>0,02693009376525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" calcext:value-type="float">
            <text:p>4</text:p>
          </table:table-cell>
          <table:table-cell office:value-type="float" office:value="0.0219109058380127" calcext:value-type="float">
            <text:p>0,02191090583801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" calcext:value-type="float">
            <text:p>4</text:p>
          </table:table-cell>
          <table:table-cell office:value-type="float" office:value="0.0389161109924316" calcext:value-type="float">
            <text:p>0,03891611099243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" calcext:value-type="float">
            <text:p>4</text:p>
          </table:table-cell>
          <table:table-cell office:value-type="float" office:value="0.0249319076538086" calcext:value-type="float">
            <text:p>0,02493190765380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" calcext:value-type="float">
            <text:p>4</text:p>
          </table:table-cell>
          <table:table-cell office:value-type="float" office:value="0.0219380855560303" calcext:value-type="float">
            <text:p>0,0219380855560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" calcext:value-type="float">
            <text:p>4</text:p>
          </table:table-cell>
          <table:table-cell office:value-type="float" office:value="0.0209414958953857" calcext:value-type="float">
            <text:p>0,02094149589538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" calcext:value-type="float">
            <text:p>4</text:p>
          </table:table-cell>
          <table:table-cell office:value-type="float" office:value="0.0239055156707764" calcext:value-type="float">
            <text:p>0,02390551567077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" calcext:value-type="float">
            <text:p>4</text:p>
          </table:table-cell>
          <table:table-cell office:value-type="float" office:value="0.0219130516052246" calcext:value-type="float">
            <text:p>0,02191305160522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" calcext:value-type="float">
            <text:p>4</text:p>
          </table:table-cell>
          <table:table-cell table:formula="of:=SUM([.C5];[.G5];[.K5];[.O5];[.S5];[.W5];[.AA5];[.AE5];[.AI5];[.AM5];[.AQ5];[.AU5])" office:value-type="float" office:value="0.309023141860962" calcext:value-type="float">
            <text:p>0,309023141860962</text:p>
          </table:table-cell>
          <table:table-cell table:number-columns-repeated="3"/>
          <table:table-cell table:formula="of:=MAX([.G5];[.K5];[.O5];[.S5];[.W5];[.AA5];[.AE5];[.AI5];[.AM5];[.AQ5];[.AU5])" office:value-type="float" office:value="0.0389161109924316" calcext:value-type="float">
            <text:p>0,038916110992432</text:p>
          </table:table-cell>
          <table:table-cell table:formula="of:=MIN([.G5];[.K5];[.O5];[.S5];[.W5];[.AA5];[.AE5];[.AI5];[.AM5];[.AQ5];[.AU5])" office:value-type="float" office:value="0.019946813583374" calcext:value-type="float">
            <text:p>0,019946813583374</text:p>
          </table:table-cell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0" calcext:value-type="float">
            <text:p>0</text:p>
          </table:table-cell>
          <table:table-cell office:value-type="float" office:value="0.0518894195556641" calcext:value-type="float">
            <text:p>0,05188941955566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0" calcext:value-type="float">
            <text:p>0</text:p>
          </table:table-cell>
          <table:table-cell office:value-type="float" office:value="0.0428872108459473" calcext:value-type="float">
            <text:p>0,04288721084594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0" calcext:value-type="float">
            <text:p>0</text:p>
          </table:table-cell>
          <table:table-cell office:value-type="float" office:value="0.0338819026947022" calcext:value-type="float">
            <text:p>0,033881902694702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0" calcext:value-type="float">
            <text:p>0</text:p>
          </table:table-cell>
          <table:table-cell office:value-type="float" office:value="0.0388977527618408" calcext:value-type="float">
            <text:p>0,03889775276184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0" calcext:value-type="float">
            <text:p>0</text:p>
          </table:table-cell>
          <table:table-cell office:value-type="float" office:value="0.0329434871673584" calcext:value-type="float">
            <text:p>0,032943487167358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0" calcext:value-type="float">
            <text:p>0</text:p>
          </table:table-cell>
          <table:table-cell office:value-type="float" office:value="0.0339372158050537" calcext:value-type="float">
            <text:p>0,03393721580505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0" calcext:value-type="float">
            <text:p>0</text:p>
          </table:table-cell>
          <table:table-cell office:value-type="float" office:value="0.0339348316192627" calcext:value-type="float">
            <text:p>0,03393483161926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0" calcext:value-type="float">
            <text:p>0</text:p>
          </table:table-cell>
          <table:table-cell office:value-type="float" office:value="0.0359022617340088" calcext:value-type="float">
            <text:p>0,03590226173400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0" calcext:value-type="float">
            <text:p>0</text:p>
          </table:table-cell>
          <table:table-cell office:value-type="float" office:value="0.0338816642761231" calcext:value-type="float">
            <text:p>0,03388166427612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0" calcext:value-type="float">
            <text:p>0</text:p>
          </table:table-cell>
          <table:table-cell office:value-type="float" office:value="0.0339350700378418" calcext:value-type="float">
            <text:p>0,033935070037842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0" calcext:value-type="float">
            <text:p>0</text:p>
          </table:table-cell>
          <table:table-cell office:value-type="float" office:value="0.037893533706665" calcext:value-type="float">
            <text:p>0,03789353370666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0" calcext:value-type="float">
            <text:p>0</text:p>
          </table:table-cell>
          <table:table-cell office:value-type="float" office:value="0.0318880081176758" calcext:value-type="float">
            <text:p>0,03188800811767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0" calcext:value-type="float">
            <text:p>0</text:p>
          </table:table-cell>
          <table:table-cell table:formula="of:=SUM([.C6];[.G6];[.K6];[.O6];[.S6];[.W6];[.AA6];[.AE6];[.AI6];[.AM6];[.AQ6];[.AU6])" office:value-type="float" office:value="0.441872358322144" calcext:value-type="float">
            <text:p>0,441872358322144</text:p>
          </table:table-cell>
          <table:table-cell table:number-columns-repeated="3"/>
          <table:table-cell table:formula="of:=MAX([.G6];[.K6];[.O6];[.S6];[.W6];[.AA6];[.AE6];[.AI6];[.AM6];[.AQ6];[.AU6])" office:value-type="float" office:value="0.0428872108459473" calcext:value-type="float">
            <text:p>0,042887210845947</text:p>
          </table:table-cell>
          <table:table-cell table:formula="of:=MIN([.G6];[.K6];[.O6];[.S6];[.W6];[.AA6];[.AE6];[.AI6];[.AM6];[.AQ6];[.AU6])" office:value-type="float" office:value="0.0318880081176758" calcext:value-type="float">
            <text:p>0,031888008117676</text:p>
          </table:table-cell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4" calcext:value-type="float">
            <text:p>4</text:p>
          </table:table-cell>
          <table:table-cell office:value-type="float" office:value="0.0329108238220215" calcext:value-type="float">
            <text:p>0,03291082382202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4" calcext:value-type="float">
            <text:p>4</text:p>
          </table:table-cell>
          <table:table-cell office:value-type="float" office:value="0.0228776931762695" calcext:value-type="float">
            <text:p>0,0228776931762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4" calcext:value-type="float">
            <text:p>4</text:p>
          </table:table-cell>
          <table:table-cell office:value-type="float" office:value="0.0209436416625977" calcext:value-type="float">
            <text:p>0,02094364166259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4" calcext:value-type="float">
            <text:p>4</text:p>
          </table:table-cell>
          <table:table-cell office:value-type="float" office:value="0.0219125747680664" calcext:value-type="float">
            <text:p>0,021912574768066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4" calcext:value-type="float">
            <text:p>4</text:p>
          </table:table-cell>
          <table:table-cell office:value-type="float" office:value="0.0199179649353027" calcext:value-type="float">
            <text:p>0,01991796493530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4" calcext:value-type="float">
            <text:p>4</text:p>
          </table:table-cell>
          <table:table-cell office:value-type="float" office:value="0.0249073505401611" calcext:value-type="float">
            <text:p>0,02490735054016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4" calcext:value-type="float">
            <text:p>4</text:p>
          </table:table-cell>
          <table:table-cell office:value-type="float" office:value="0.0219676494598389" calcext:value-type="float">
            <text:p>0,02196764945983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4" calcext:value-type="float">
            <text:p>4</text:p>
          </table:table-cell>
          <table:table-cell office:value-type="float" office:value="0.0249333381652832" calcext:value-type="float">
            <text:p>0,02493333816528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4" calcext:value-type="float">
            <text:p>4</text:p>
          </table:table-cell>
          <table:table-cell office:value-type="float" office:value="0.0229682922363281" calcext:value-type="float">
            <text:p>0,02296829223632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4" calcext:value-type="float">
            <text:p>4</text:p>
          </table:table-cell>
          <table:table-cell office:value-type="float" office:value="0.0219388008117676" calcext:value-type="float">
            <text:p>0,02193880081176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4" calcext:value-type="float">
            <text:p>4</text:p>
          </table:table-cell>
          <table:table-cell office:value-type="float" office:value="0.0199458599090576" calcext:value-type="float">
            <text:p>0,01994585990905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4" calcext:value-type="float">
            <text:p>4</text:p>
          </table:table-cell>
          <table:table-cell office:value-type="float" office:value="0.0259294509887695" calcext:value-type="float">
            <text:p>0,0259294509887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4" calcext:value-type="float">
            <text:p>4</text:p>
          </table:table-cell>
          <table:table-cell table:formula="of:=SUM([.C7];[.G7];[.K7];[.O7];[.S7];[.W7];[.AA7];[.AE7];[.AI7];[.AM7];[.AQ7];[.AU7])  / [.BA2]" office:value-type="float" office:value="0.0234294533729553" calcext:value-type="float">
            <text:p>0,023429453372955</text:p>
          </table:table-cell>
          <table:table-cell table:number-columns-repeated="3"/>
          <table:table-cell table:formula="of:=MAX([.G7];[.K7];[.O7];[.S7];[.W7];[.AA7];[.AE7];[.AI7];[.AM7];[.AQ7];[.AU7])" office:value-type="float" office:value="0.0259294509887695" calcext:value-type="float">
            <text:p>0,02592945098877</text:p>
          </table:table-cell>
          <table:table-cell table:formula="of:=MIN([.G7];[.K7];[.O7];[.S7];[.W7];[.AA7];[.AE7];[.AI7];[.AM7];[.AQ7];[.AU7])" office:value-type="float" office:value="0.0199179649353027" calcext:value-type="float">
            <text:p>0,019917964935303</text:p>
          </table:table-cell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0" calcext:value-type="float">
            <text:p>0</text:p>
          </table:table-cell>
          <table:table-cell office:value-type="float" office:value="0.0488724708557129" calcext:value-type="float">
            <text:p>0,04887247085571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0" calcext:value-type="float">
            <text:p>0</text:p>
          </table:table-cell>
          <table:table-cell office:value-type="float" office:value="0.0279507637023926" calcext:value-type="float">
            <text:p>0,02795076370239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0" calcext:value-type="float">
            <text:p>0</text:p>
          </table:table-cell>
          <table:table-cell office:value-type="float" office:value="0.0308928489685059" calcext:value-type="float">
            <text:p>0,03089284896850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0" calcext:value-type="float">
            <text:p>0</text:p>
          </table:table-cell>
          <table:table-cell office:value-type="float" office:value="0.0269236564636231" calcext:value-type="float">
            <text:p>0,02692365646362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0" calcext:value-type="float">
            <text:p>0</text:p>
          </table:table-cell>
          <table:table-cell office:value-type="float" office:value="0.0269184112548828" calcext:value-type="float">
            <text:p>0,02691841125488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0" calcext:value-type="float">
            <text:p>0</text:p>
          </table:table-cell>
          <table:table-cell office:value-type="float" office:value="0.0309200286865234" calcext:value-type="float">
            <text:p>0,03092002868652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0" calcext:value-type="float">
            <text:p>0</text:p>
          </table:table-cell>
          <table:table-cell office:value-type="float" office:value="0.025930643081665" calcext:value-type="float">
            <text:p>0,02593064308166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0" calcext:value-type="float">
            <text:p>0</text:p>
          </table:table-cell>
          <table:table-cell office:value-type="float" office:value="0.0319139957427979" calcext:value-type="float">
            <text:p>0,03191399574279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0" calcext:value-type="float">
            <text:p>0</text:p>
          </table:table-cell>
          <table:table-cell office:value-type="float" office:value="0.0358772277832031" calcext:value-type="float">
            <text:p>0,03587722778320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0" calcext:value-type="float">
            <text:p>0</text:p>
          </table:table-cell>
          <table:table-cell office:value-type="float" office:value="0.0278999805450439" calcext:value-type="float">
            <text:p>0,027899980545044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0" calcext:value-type="float">
            <text:p>0</text:p>
          </table:table-cell>
          <table:table-cell office:value-type="float" office:value="0.0249581336975098" calcext:value-type="float">
            <text:p>0,02495813369751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0" calcext:value-type="float">
            <text:p>0</text:p>
          </table:table-cell>
          <table:table-cell office:value-type="float" office:value="0.0279269218444824" calcext:value-type="float">
            <text:p>0,02792692184448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0" calcext:value-type="float">
            <text:p>0</text:p>
          </table:table-cell>
          <table:table-cell table:formula="of:=SUM([.C8];[.G8];[.K8];[.O8];[.S8];[.W8];[.AA8];[.AE8];[.AI8];[.AM8];[.AQ8];[.AU8])  / [.BA2]" office:value-type="float" office:value="0.0305820902188619" calcext:value-type="float">
            <text:p>0,030582090218862</text:p>
          </table:table-cell>
          <table:table-cell table:number-columns-repeated="3"/>
          <table:table-cell table:formula="of:=MAX([.G8];[.K8];[.O8];[.S8];[.W8];[.AA8];[.AE8];[.AI8];[.AM8];[.AQ8];[.AU8])" office:value-type="float" office:value="0.0358772277832031" calcext:value-type="float">
            <text:p>0,035877227783203</text:p>
          </table:table-cell>
          <table:table-cell table:formula="of:=MIN([.G8];[.K8];[.O8];[.S8];[.W8];[.AA8];[.AE8];[.AI8];[.AM8];[.AQ8];[.AU8])" office:value-type="float" office:value="0.0249581336975098" calcext:value-type="float">
            <text:p>0,02495813369751</text:p>
          </table:table-cell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4" calcext:value-type="float">
            <text:p>4</text:p>
          </table:table-cell>
          <table:table-cell office:value-type="float" office:value="0.0399305820465088" calcext:value-type="float">
            <text:p>0,03993058204650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4" calcext:value-type="float">
            <text:p>4</text:p>
          </table:table-cell>
          <table:table-cell office:value-type="float" office:value="0.0239367485046387" calcext:value-type="float">
            <text:p>0,02393674850463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4" calcext:value-type="float">
            <text:p>4</text:p>
          </table:table-cell>
          <table:table-cell office:value-type="float" office:value="0.0249066352844238" calcext:value-type="float">
            <text:p>0,02490663528442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4" calcext:value-type="float">
            <text:p>4</text:p>
          </table:table-cell>
          <table:table-cell office:value-type="float" office:value="0.0259287357330322" calcext:value-type="float">
            <text:p>0,02592873573303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4" calcext:value-type="float">
            <text:p>4</text:p>
          </table:table-cell>
          <table:table-cell office:value-type="float" office:value="0.0208745002746582" calcext:value-type="float">
            <text:p>0,02087450027465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4" calcext:value-type="float">
            <text:p>4</text:p>
          </table:table-cell>
          <table:table-cell office:value-type="float" office:value="0.0278980731964111" calcext:value-type="float">
            <text:p>0,02789807319641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4" calcext:value-type="float">
            <text:p>4</text:p>
          </table:table-cell>
          <table:table-cell office:value-type="float" office:value="0.023935079574585" calcext:value-type="float">
            <text:p>0,02393507957458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4" calcext:value-type="float">
            <text:p>4</text:p>
          </table:table-cell>
          <table:table-cell office:value-type="float" office:value="0.0289232730865479" calcext:value-type="float">
            <text:p>0,02892327308654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4" calcext:value-type="float">
            <text:p>4</text:p>
          </table:table-cell>
          <table:table-cell office:value-type="float" office:value="0.0229339599609375" calcext:value-type="float">
            <text:p>0,02293395996093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4" calcext:value-type="float">
            <text:p>4</text:p>
          </table:table-cell>
          <table:table-cell office:value-type="float" office:value="0.0289139747619629" calcext:value-type="float">
            <text:p>0,02891397476196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4" calcext:value-type="float">
            <text:p>4</text:p>
          </table:table-cell>
          <table:table-cell office:value-type="float" office:value="0.0239021778106689" calcext:value-type="float">
            <text:p>0,02390217781066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4" calcext:value-type="float">
            <text:p>4</text:p>
          </table:table-cell>
          <table:table-cell office:value-type="float" office:value="0.024937629699707" calcext:value-type="float">
            <text:p>0,02493762969970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4" calcext:value-type="float">
            <text:p>4</text:p>
          </table:table-cell>
          <table:table-cell table:formula="of:=SUM([.C9];[.G9];[.K9];[.O9];[.S9];[.W9];[.AA9];[.AE9];[.AI9];[.AM9];[.AQ9];[.AU9])  / [.BA2]" office:value-type="float" office:value="0.0264184474945068" calcext:value-type="float">
            <text:p>0,026418447494507</text:p>
          </table:table-cell>
          <table:table-cell table:number-columns-repeated="3"/>
          <table:table-cell table:formula="of:=MAX([.G9];[.K9];[.O9];[.S9];[.W9];[.AA9];[.AE9];[.AI9];[.AM9];[.AQ9];[.AU9])" office:value-type="float" office:value="0.0289232730865479" calcext:value-type="float">
            <text:p>0,028923273086548</text:p>
          </table:table-cell>
          <table:table-cell table:formula="of:=MIN([.G9];[.K9];[.O9];[.S9];[.W9];[.AA9];[.AE9];[.AI9];[.AM9];[.AQ9];[.AU9])" office:value-type="float" office:value="0.0208745002746582" calcext:value-type="float">
            <text:p>0,020874500274658</text:p>
          </table:table-cell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office:value-type="float" office:value="0.0399196147918701" calcext:value-type="float">
            <text:p>0,0399196147918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office:value-type="float" office:value="0.0229098796844482" calcext:value-type="float">
            <text:p>0,02290987968444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office:value-type="float" office:value="0.025956392288208" calcext:value-type="float">
            <text:p>0,02595639228820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office:value-type="float" office:value="0.0249326229095459" calcext:value-type="float">
            <text:p>0,02493262290954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office:value-type="float" office:value="0.0308899879455566" calcext:value-type="float">
            <text:p>0,03088998794555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office:value-type="float" office:value="0.0249619483947754" calcext:value-type="float">
            <text:p>0,02496194839477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office:value-type="float" office:value="0.032909631729126" calcext:value-type="float">
            <text:p>0,03290963172912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office:value-type="float" office:value="0.0319144725799561" calcext:value-type="float">
            <text:p>0,03191447257995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office:value-type="float" office:value="0.0319144725799561" calcext:value-type="float">
            <text:p>0,03191447257995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office:value-type="float" office:value="0.0259044170379639" calcext:value-type="float">
            <text:p>0,025904417037964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office:value-type="float" office:value="0.0289492607116699" calcext:value-type="float">
            <text:p>0,0289492607116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office:value-type="float" office:value="0.0299487113952637" calcext:value-type="float">
            <text:p>0,029948711395264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" calcext:value-type="float">
            <text:p>2</text:p>
          </table:table-cell>
          <table:table-cell table:formula="of:=SUM([.C10];[.G10];[.K10];[.O10];[.S10];[.W10];[.AA10];[.AE10];[.AI10];[.AM10];[.AQ10];[.AU10])  / [.BA2]" office:value-type="float" office:value="0.0292592843373616" calcext:value-type="float">
            <text:p>0,029259284337362</text:p>
          </table:table-cell>
          <table:table-cell table:number-columns-repeated="3"/>
          <table:table-cell table:formula="of:=MAX([.G10];[.K10];[.O10];[.S10];[.W10];[.AA10];[.AE10];[.AI10];[.AM10];[.AQ10];[.AU10])" office:value-type="float" office:value="0.032909631729126" calcext:value-type="float">
            <text:p>0,032909631729126</text:p>
          </table:table-cell>
          <table:table-cell table:formula="of:=MIN([.G10];[.K10];[.O10];[.S10];[.W10];[.AA10];[.AE10];[.AI10];[.AM10];[.AQ10];[.AU10])" office:value-type="float" office:value="0.0229098796844482" calcext:value-type="float">
            <text:p>0,022909879684448</text:p>
          </table:table-cell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4" calcext:value-type="float">
            <text:p>4</text:p>
          </table:table-cell>
          <table:table-cell office:value-type="float" office:value="0.0388941764831543" calcext:value-type="float">
            <text:p>0,03889417648315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4" calcext:value-type="float">
            <text:p>4</text:p>
          </table:table-cell>
          <table:table-cell office:value-type="float" office:value="0.0259559154510498" calcext:value-type="float">
            <text:p>0,02595591545105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4" calcext:value-type="float">
            <text:p>4</text:p>
          </table:table-cell>
          <table:table-cell office:value-type="float" office:value="0.0309097766876221" calcext:value-type="float">
            <text:p>0,03090977668762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4" calcext:value-type="float">
            <text:p>4</text:p>
          </table:table-cell>
          <table:table-cell office:value-type="float" office:value="0.0339221954345703" calcext:value-type="float">
            <text:p>0,0339221954345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4" calcext:value-type="float">
            <text:p>4</text:p>
          </table:table-cell>
          <table:table-cell office:value-type="float" office:value="0.0279190540313721" calcext:value-type="float">
            <text:p>0,02791905403137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4" calcext:value-type="float">
            <text:p>4</text:p>
          </table:table-cell>
          <table:table-cell office:value-type="float" office:value="0.0349066257476807" calcext:value-type="float">
            <text:p>0,03490662574768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4" calcext:value-type="float">
            <text:p>4</text:p>
          </table:table-cell>
          <table:table-cell office:value-type="float" office:value="0.0299196243286133" calcext:value-type="float">
            <text:p>0,029919624328613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4" calcext:value-type="float">
            <text:p>4</text:p>
          </table:table-cell>
          <table:table-cell office:value-type="float" office:value="0.029932975769043" calcext:value-type="float">
            <text:p>0,029932975769043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4" calcext:value-type="float">
            <text:p>4</text:p>
          </table:table-cell>
          <table:table-cell office:value-type="float" office:value="0.0308880805969238" calcext:value-type="float">
            <text:p>0,03088808059692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4" calcext:value-type="float">
            <text:p>4</text:p>
          </table:table-cell>
          <table:table-cell office:value-type="float" office:value="0.0249598026275635" calcext:value-type="float">
            <text:p>0,02495980262756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4" calcext:value-type="float">
            <text:p>4</text:p>
          </table:table-cell>
          <table:table-cell office:value-type="float" office:value="0.0309181213378906" calcext:value-type="float">
            <text:p>0,03091812133789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4" calcext:value-type="float">
            <text:p>4</text:p>
          </table:table-cell>
          <table:table-cell office:value-type="float" office:value="0.0309014320373535" calcext:value-type="float">
            <text:p>0,03090143203735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4" calcext:value-type="float">
            <text:p>4</text:p>
          </table:table-cell>
          <table:table-cell table:formula="of:=SUM([.C11];[.G11];[.K11];[.O11];[.S11];[.W11];[.AA11];[.AE11];[.AI11];[.AM11];[.AQ11];[.AU11])  / [.BA2]" office:value-type="float" office:value="0.0308356483777364" calcext:value-type="float">
            <text:p>0,030835648377737</text:p>
          </table:table-cell>
          <table:table-cell table:number-columns-repeated="3"/>
          <table:table-cell table:formula="of:=MAX([.G11];[.K11];[.O11];[.S11];[.W11];[.AA11];[.AE11];[.AI11];[.AM11];[.AQ11];[.AU11])" office:value-type="float" office:value="0.0349066257476807" calcext:value-type="float">
            <text:p>0,034906625747681</text:p>
          </table:table-cell>
          <table:table-cell table:formula="of:=MIN([.G11];[.K11];[.O11];[.S11];[.W11];[.AA11];[.AE11];[.AI11];[.AM11];[.AQ11];[.AU11])" office:value-type="float" office:value="0.0249598026275635" calcext:value-type="float">
            <text:p>0,024959802627564</text:p>
          </table:table-cell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2" calcext:value-type="float">
            <text:p>2</text:p>
          </table:table-cell>
          <table:table-cell office:value-type="float" office:value="0.0608382225036621" calcext:value-type="float">
            <text:p>0,06083822250366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2" calcext:value-type="float">
            <text:p>2</text:p>
          </table:table-cell>
          <table:table-cell office:value-type="float" office:value="0.0625138282775879" calcext:value-type="float">
            <text:p>0,06251382827758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2" calcext:value-type="float">
            <text:p>2</text:p>
          </table:table-cell>
          <table:table-cell office:value-type="float" office:value="0.0428843498229981" calcext:value-type="float">
            <text:p>0,04288434982299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2" calcext:value-type="float">
            <text:p>2</text:p>
          </table:table-cell>
          <table:table-cell office:value-type="float" office:value="0.0459089279174805" calcext:value-type="float">
            <text:p>0,04590892791748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2" calcext:value-type="float">
            <text:p>2</text:p>
          </table:table-cell>
          <table:table-cell office:value-type="float" office:value="0.0538570880889893" calcext:value-type="float">
            <text:p>0,053857088088989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2" calcext:value-type="float">
            <text:p>2</text:p>
          </table:table-cell>
          <table:table-cell office:value-type="float" office:value="0.0478432178497315" calcext:value-type="float">
            <text:p>0,04784321784973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2" calcext:value-type="float">
            <text:p>2</text:p>
          </table:table-cell>
          <table:table-cell office:value-type="float" office:value="0.0469012260437012" calcext:value-type="float">
            <text:p>0,04690122604370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2" calcext:value-type="float">
            <text:p>2</text:p>
          </table:table-cell>
          <table:table-cell office:value-type="float" office:value="0.070810079574585" calcext:value-type="float">
            <text:p>0,07081007957458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2" calcext:value-type="float">
            <text:p>2</text:p>
          </table:table-cell>
          <table:table-cell office:value-type="float" office:value="0.0488417148590088" calcext:value-type="float">
            <text:p>0,048841714859009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2" calcext:value-type="float">
            <text:p>2</text:p>
          </table:table-cell>
          <table:table-cell office:value-type="float" office:value="0.0558571815490723" calcext:value-type="float">
            <text:p>0,05585718154907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2" calcext:value-type="float">
            <text:p>2</text:p>
          </table:table-cell>
          <table:table-cell office:value-type="float" office:value="0.0498690605163574" calcext:value-type="float">
            <text:p>0,049869060516357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2" calcext:value-type="float">
            <text:p>2</text:p>
          </table:table-cell>
          <table:table-cell office:value-type="float" office:value="0.0468747615814209" calcext:value-type="float">
            <text:p>0,04687476158142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2" calcext:value-type="float">
            <text:p>2</text:p>
          </table:table-cell>
          <table:table-cell table:formula="of:=SUM([.C12];[.G12];[.K12];[.O12];[.S12];[.W12];[.AA12];[.AE12];[.AI12];[.AM12];[.AQ12];[.AU12])  / [.BA2]" office:value-type="float" office:value="0.0527499715487163" calcext:value-type="float">
            <text:p>0,052749971548716</text:p>
          </table:table-cell>
          <table:table-cell table:number-columns-repeated="3"/>
          <table:table-cell table:formula="of:=MAX([.G12];[.K12];[.O12];[.S12];[.W12];[.AA12];[.AE12];[.AI12];[.AM12];[.AQ12];[.AU12])" office:value-type="float" office:value="0.070810079574585" calcext:value-type="float">
            <text:p>0,070810079574585</text:p>
          </table:table-cell>
          <table:table-cell table:formula="of:=MIN([.G12];[.K12];[.O12];[.S12];[.W12];[.AA12];[.AE12];[.AI12];[.AM12];[.AQ12];[.AU12])" office:value-type="float" office:value="0.0428843498229981" calcext:value-type="float">
            <text:p>0,042884349822998</text:p>
          </table:table-cell>
        </table:table-row>
        <table:table-row table:style-name="ro1">
          <table:table-cell office:value-type="string" calcext:value-type="string">
            <text:p>Janela11</text:p>
          </table:table-cell>
          <table:table-cell office:value-type="float" office:value="3" calcext:value-type="float">
            <text:p>3</text:p>
          </table:table-cell>
          <table:table-cell office:value-type="float" office:value="0.0528583526611328" calcext:value-type="float">
            <text:p>0,052858352661133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3" calcext:value-type="float">
            <text:p>3</text:p>
          </table:table-cell>
          <table:table-cell office:value-type="float" office:value="0.0259299278259277" calcext:value-type="float">
            <text:p>0,025929927825928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3" calcext:value-type="float">
            <text:p>3</text:p>
          </table:table-cell>
          <table:table-cell office:value-type="float" office:value="0.0288951396942139" calcext:value-type="float">
            <text:p>0,028895139694214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3" calcext:value-type="float">
            <text:p>3</text:p>
          </table:table-cell>
          <table:table-cell office:value-type="float" office:value="0.0319433212280273" calcext:value-type="float">
            <text:p>0,03194332122802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3" calcext:value-type="float">
            <text:p>3</text:p>
          </table:table-cell>
          <table:table-cell office:value-type="float" office:value="0.0319154262542725" calcext:value-type="float">
            <text:p>0,031915426254273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3" calcext:value-type="float">
            <text:p>3</text:p>
          </table:table-cell>
          <table:table-cell office:value-type="float" office:value="0.031914234161377" calcext:value-type="float">
            <text:p>0,03191423416137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3" calcext:value-type="float">
            <text:p>3</text:p>
          </table:table-cell>
          <table:table-cell office:value-type="float" office:value="0.0279159545898438" calcext:value-type="float">
            <text:p>0,027915954589844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3" calcext:value-type="float">
            <text:p>3</text:p>
          </table:table-cell>
          <table:table-cell office:value-type="float" office:value="0.0439355373382568" calcext:value-type="float">
            <text:p>0,04393553733825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3" calcext:value-type="float">
            <text:p>3</text:p>
          </table:table-cell>
          <table:table-cell office:value-type="float" office:value="0.0258326530456543" calcext:value-type="float">
            <text:p>0,025832653045654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3" calcext:value-type="float">
            <text:p>3</text:p>
          </table:table-cell>
          <table:table-cell office:value-type="float" office:value="0.0299181938171387" calcext:value-type="float">
            <text:p>0,029918193817139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3" calcext:value-type="float">
            <text:p>3</text:p>
          </table:table-cell>
          <table:table-cell office:value-type="float" office:value="0.0279214382171631" calcext:value-type="float">
            <text:p>0,027921438217163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3" calcext:value-type="float">
            <text:p>3</text:p>
          </table:table-cell>
          <table:table-cell office:value-type="float" office:value="0.0259304046630859" calcext:value-type="float">
            <text:p>0,025930404663086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3" calcext:value-type="float">
            <text:p>3</text:p>
          </table:table-cell>
          <table:table-cell table:formula="of:=SUM([.C13];[.G13];[.K13];[.O13];[.S13];[.W13];[.AA13];[.AE13];[.AI13];[.AM13];[.AQ13];[.AU13])  / [.BA2]" office:value-type="float" office:value="0.0320758819580078" calcext:value-type="float">
            <text:p>0,032075881958008</text:p>
          </table:table-cell>
          <table:table-cell table:number-columns-repeated="3"/>
          <table:table-cell table:formula="of:=MAX([.G13];[.K13];[.O13];[.S13];[.W13];[.AA13];[.AE13];[.AI13];[.AM13];[.AQ13];[.AU13])" office:value-type="float" office:value="0.0439355373382568" calcext:value-type="float">
            <text:p>0,043935537338257</text:p>
          </table:table-cell>
          <table:table-cell table:formula="of:=MIN([.G13];[.K13];[.O13];[.S13];[.W13];[.AA13];[.AE13];[.AI13];[.AM13];[.AQ13];[.AU13])" office:value-type="float" office:value="0.0258326530456543" calcext:value-type="float">
            <text:p>0,025832653045654</text:p>
          </table:table-cell>
        </table:table-row>
        <table:table-row table:style-name="ro1">
          <table:table-cell office:value-type="string" calcext:value-type="string">
            <text:p>Janela12</text:p>
          </table:table-cell>
          <table:table-cell office:value-type="float" office:value="2" calcext:value-type="float">
            <text:p>2</text:p>
          </table:table-cell>
          <table:table-cell office:value-type="float" office:value="0.0678198337554932" calcext:value-type="float">
            <text:p>0,067819833755493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" calcext:value-type="float">
            <text:p>2</text:p>
          </table:table-cell>
          <table:table-cell office:value-type="float" office:value="0.0488684177398682" calcext:value-type="float">
            <text:p>0,048868417739868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" calcext:value-type="float">
            <text:p>2</text:p>
          </table:table-cell>
          <table:table-cell office:value-type="float" office:value="0.0518341064453125" calcext:value-type="float">
            <text:p>0,051834106445313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" calcext:value-type="float">
            <text:p>2</text:p>
          </table:table-cell>
          <table:table-cell office:value-type="float" office:value="0.0488681793212891" calcext:value-type="float">
            <text:p>0,04886817932128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" calcext:value-type="float">
            <text:p>2</text:p>
          </table:table-cell>
          <table:table-cell office:value-type="float" office:value="0.0508508682250977" calcext:value-type="float">
            <text:p>0,050850868225098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" calcext:value-type="float">
            <text:p>2</text:p>
          </table:table-cell>
          <table:table-cell office:value-type="float" office:value="0.0528490543365479" calcext:value-type="float">
            <text:p>0,052849054336548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" calcext:value-type="float">
            <text:p>2</text:p>
          </table:table-cell>
          <table:table-cell office:value-type="float" office:value="0.0498664379119873" calcext:value-type="float">
            <text:p>0,049866437911987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" calcext:value-type="float">
            <text:p>2</text:p>
          </table:table-cell>
          <table:table-cell office:value-type="float" office:value="0.0608339309692383" calcext:value-type="float">
            <text:p>0,060833930969238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" calcext:value-type="float">
            <text:p>2</text:p>
          </table:table-cell>
          <table:table-cell office:value-type="float" office:value="0.0508899688720703" calcext:value-type="float">
            <text:p>0,05088996887207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" calcext:value-type="float">
            <text:p>2</text:p>
          </table:table-cell>
          <table:table-cell office:value-type="float" office:value="0.0558493137359619" calcext:value-type="float">
            <text:p>0,055849313735962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" calcext:value-type="float">
            <text:p>2</text:p>
          </table:table-cell>
          <table:table-cell office:value-type="float" office:value="0.0578465461730957" calcext:value-type="float">
            <text:p>0,057846546173096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" calcext:value-type="float">
            <text:p>2</text:p>
          </table:table-cell>
          <table:table-cell office:value-type="float" office:value="0.0568788051605225" calcext:value-type="float">
            <text:p>0,056878805160523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" calcext:value-type="float">
            <text:p>2</text:p>
          </table:table-cell>
          <table:table-cell table:formula="of:=SUM([.C14];[.G14];[.K14];[.O14];[.S14];[.W14];[.AA14];[.AE14];[.AI14];[.AM14];[.AQ14];[.AU14])  / [.BA2]" office:value-type="float" office:value="0.0544379552205404" calcext:value-type="float">
            <text:p>0,05443795522054</text:p>
          </table:table-cell>
          <table:table-cell table:number-columns-repeated="3"/>
          <table:table-cell table:formula="of:=MAX([.G14];[.K14];[.O14];[.S14];[.W14];[.AA14];[.AE14];[.AI14];[.AM14];[.AQ14];[.AU14])" office:value-type="float" office:value="0.0608339309692383" calcext:value-type="float">
            <text:p>0,060833930969238</text:p>
          </table:table-cell>
          <table:table-cell table:formula="of:=MIN([.G14];[.K14];[.O14];[.S14];[.W14];[.AA14];[.AE14];[.AI14];[.AM14];[.AQ14];[.AU14])" office:value-type="float" office:value="0.0488681793212891" calcext:value-type="float">
            <text:p>0,048868179321289</text:p>
          </table:table-cell>
        </table:table-row>
        <table:table-row table:style-name="ro1">
          <table:table-cell office:value-type="string" calcext:value-type="string">
            <text:p>Janela13</text:p>
          </table:table-cell>
          <table:table-cell office:value-type="float" office:value="2" calcext:value-type="float">
            <text:p>2</text:p>
          </table:table-cell>
          <table:table-cell office:value-type="float" office:value="0.0468742847442627" calcext:value-type="float">
            <text:p>0,046874284744263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" calcext:value-type="float">
            <text:p>2</text:p>
          </table:table-cell>
          <table:table-cell office:value-type="float" office:value="0.0239639282226562" calcext:value-type="float">
            <text:p>0,02396392822265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" calcext:value-type="float">
            <text:p>2</text:p>
          </table:table-cell>
          <table:table-cell office:value-type="float" office:value="0.0349075794219971" calcext:value-type="float">
            <text:p>0,034907579421997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" calcext:value-type="float">
            <text:p>2</text:p>
          </table:table-cell>
          <table:table-cell office:value-type="float" office:value="0.0298919677734375" calcext:value-type="float">
            <text:p>0,029891967773438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" calcext:value-type="float">
            <text:p>2</text:p>
          </table:table-cell>
          <table:table-cell office:value-type="float" office:value="0.0279276371002197" calcext:value-type="float">
            <text:p>0,02792763710022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" calcext:value-type="float">
            <text:p>2</text:p>
          </table:table-cell>
          <table:table-cell office:value-type="float" office:value="0.0259301662445068" calcext:value-type="float">
            <text:p>0,025930166244507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" calcext:value-type="float">
            <text:p>2</text:p>
          </table:table-cell>
          <table:table-cell office:value-type="float" office:value="0.0231034755706787" calcext:value-type="float">
            <text:p>0,023103475570679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" calcext:value-type="float">
            <text:p>2</text:p>
          </table:table-cell>
          <table:table-cell office:value-type="float" office:value="0.0262784957885742" calcext:value-type="float">
            <text:p>0,026278495788574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" calcext:value-type="float">
            <text:p>2</text:p>
          </table:table-cell>
          <table:table-cell office:value-type="float" office:value="0.0279252529144287" calcext:value-type="float">
            <text:p>0,027925252914429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" calcext:value-type="float">
            <text:p>2</text:p>
          </table:table-cell>
          <table:table-cell office:value-type="float" office:value="0.0309474468231201" calcext:value-type="float">
            <text:p>0,03094744682312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" calcext:value-type="float">
            <text:p>2</text:p>
          </table:table-cell>
          <table:table-cell office:value-type="float" office:value="0.0279262065887451" calcext:value-type="float">
            <text:p>0,027926206588745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" calcext:value-type="float">
            <text:p>2</text:p>
          </table:table-cell>
          <table:table-cell office:value-type="float" office:value="0.0249392986297607" calcext:value-type="float">
            <text:p>0,024939298629761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" calcext:value-type="float">
            <text:p>2</text:p>
          </table:table-cell>
          <table:table-cell table:formula="of:=SUM([.C15];[.G15];[.K15];[.O15];[.S15];[.W15];[.AA15];[.AE15];[.AI15];[.AM15];[.AQ15];[.AU15])  / [.BA2]" office:value-type="float" office:value="0.0292179783185323" calcext:value-type="float">
            <text:p>0,029217978318532</text:p>
          </table:table-cell>
          <table:table-cell table:number-columns-repeated="3"/>
          <table:table-cell table:formula="of:=MAX([.G15];[.K15];[.O15];[.S15];[.W15];[.AA15];[.AE15];[.AI15];[.AM15];[.AQ15];[.AU15])" office:value-type="float" office:value="0.0349075794219971" calcext:value-type="float">
            <text:p>0,034907579421997</text:p>
          </table:table-cell>
          <table:table-cell table:formula="of:=MIN([.G15];[.K15];[.O15];[.S15];[.W15];[.AA15];[.AE15];[.AI15];[.AM15];[.AQ15];[.AU15])" office:value-type="float" office:value="0.0231034755706787" calcext:value-type="float">
            <text:p>0,023103475570679</text:p>
          </table:table-cell>
        </table:table-row>
        <table:table-row table:style-name="ro1"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office:value-type="float" office:value="0.0588681697845459" calcext:value-type="float">
            <text:p>0,058868169784546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office:value-type="float" office:value="0.0438797473907471" calcext:value-type="float">
            <text:p>0,043879747390747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office:value-type="float" office:value="0.0428946018218994" calcext:value-type="float">
            <text:p>0,042894601821899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office:value-type="float" office:value="0.0428855419158936" calcext:value-type="float">
            <text:p>0,04288554191589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office:value-type="float" office:value="0.0498645305633545" calcext:value-type="float">
            <text:p>0,049864530563355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office:value-type="float" office:value="0.0399198532104492" calcext:value-type="float">
            <text:p>0,039919853210449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office:value-type="float" office:value="0.050891637802124" calcext:value-type="float">
            <text:p>0,05089163780212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office:value-type="float" office:value="0.0448799133300781" calcext:value-type="float">
            <text:p>0,044879913330078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office:value-type="float" office:value="0.0478718280792236" calcext:value-type="float">
            <text:p>0,04787182807922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office:value-type="float" office:value="0.0508635044097901" calcext:value-type="float">
            <text:p>0,05086350440979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office:value-type="float" office:value="0.04986572265625" calcext:value-type="float">
            <text:p>0,04986572265625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office:value-type="float" office:value="0.0398950576782227" calcext:value-type="float">
            <text:p>0,039895057678223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2" calcext:value-type="float">
            <text:p>2</text:p>
          </table:table-cell>
          <table:table-cell table:formula="of:=SUM([.C16];[.G16];[.K16];[.O16];[.S16];[.W16];[.AA16];[.AE16];[.AI16];[.AM16];[.AQ16];[.AU16])  / [.BA2]" office:value-type="float" office:value="0.0468816757202148" calcext:value-type="float">
            <text:p>0,046881675720215</text:p>
          </table:table-cell>
          <table:table-cell table:number-columns-repeated="3"/>
          <table:table-cell table:formula="of:=MAX([.G16];[.K16];[.O16];[.S16];[.W16];[.AA16];[.AE16];[.AI16];[.AM16];[.AQ16];[.AU16])" office:value-type="float" office:value="0.050891637802124" calcext:value-type="float">
            <text:p>0,050891637802124</text:p>
          </table:table-cell>
          <table:table-cell table:formula="of:=MIN([.G16];[.K16];[.O16];[.S16];[.W16];[.AA16];[.AE16];[.AI16];[.AM16];[.AQ16];[.AU16])" office:value-type="float" office:value="0.0398950576782227" calcext:value-type="float">
            <text:p>0,039895057678223</text:p>
          </table:table-cell>
        </table:table-row>
        <table:table-row table:style-name="ro1"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office:value-type="float" office:value="0.0289175510406494" calcext:value-type="float">
            <text:p>0,028917551040649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office:value-type="float" office:value="0.017953634262085" calcext:value-type="float">
            <text:p>0,017953634262085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office:value-type="float" office:value="0.0199198722839356" calcext:value-type="float">
            <text:p>0,01991987228393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office:value-type="float" office:value="0.0179224014282227" calcext:value-type="float">
            <text:p>0,017922401428223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office:value-type="float" office:value="0.018949031829834" calcext:value-type="float">
            <text:p>0,018949031829834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office:value-type="float" office:value="0.0259475708007813" calcext:value-type="float">
            <text:p>0,02594757080078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office:value-type="float" office:value="0.0189507007598877" calcext:value-type="float">
            <text:p>0,018950700759888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office:value-type="float" office:value="0.0289218425750732" calcext:value-type="float">
            <text:p>0,028921842575073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office:value-type="float" office:value="0.0199470520019531" calcext:value-type="float">
            <text:p>0,019947052001953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office:value-type="float" office:value="0.0259561538696289" calcext:value-type="float">
            <text:p>0,025956153869629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office:value-type="float" office:value="0.0209453105926514" calcext:value-type="float">
            <text:p>0,02094531059265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office:value-type="float" office:value="0.0179510116577148" calcext:value-type="float">
            <text:p>0,017951011657715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" calcext:value-type="float">
            <text:p>2</text:p>
          </table:table-cell>
          <table:table-cell table:formula="of:=SUM([.C17];[.G17];[.K17];[.O17];[.S17];[.W17];[.AA17];[.AE17];[.AI17];[.AM17];[.AQ17];[.AU17])  / [.BA2]" office:value-type="float" office:value="0.0218568444252014" calcext:value-type="float">
            <text:p>0,021856844425202</text:p>
          </table:table-cell>
          <table:table-cell table:number-columns-repeated="3"/>
          <table:table-cell table:formula="of:=MAX([.G17];[.K17];[.O17];[.S17];[.W17];[.AA17];[.AE17];[.AI17];[.AM17];[.AQ17];[.AU17])" office:value-type="float" office:value="0.0289218425750732" calcext:value-type="float">
            <text:p>0,028921842575073</text:p>
          </table:table-cell>
          <table:table-cell table:formula="of:=MIN([.G17];[.K17];[.O17];[.S17];[.W17];[.AA17];[.AE17];[.AI17];[.AM17];[.AQ17];[.AU17])" office:value-type="float" office:value="0.0179224014282227" calcext:value-type="float">
            <text:p>0,017922401428223</text:p>
          </table:table-cell>
        </table:table-row>
        <table:table-row table:style-name="ro1">
          <table:table-cell office:value-type="string" calcext:value-type="string">
            <text:p>Janela16</text:p>
          </table:table-cell>
          <table:table-cell office:value-type="float" office:value="1" calcext:value-type="float">
            <text:p>1</text:p>
          </table:table-cell>
          <table:table-cell office:value-type="float" office:value="0.0478971004486084" calcext:value-type="float">
            <text:p>0,04789710044860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" calcext:value-type="float">
            <text:p>1</text:p>
          </table:table-cell>
          <table:table-cell office:value-type="float" office:value="0.0309157371520996" calcext:value-type="float">
            <text:p>0,0309157371521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" calcext:value-type="float">
            <text:p>1</text:p>
          </table:table-cell>
          <table:table-cell office:value-type="float" office:value="0.028923511505127" calcext:value-type="float">
            <text:p>0,028923511505127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" calcext:value-type="float">
            <text:p>1</text:p>
          </table:table-cell>
          <table:table-cell office:value-type="float" office:value="0.0348834991455078" calcext:value-type="float">
            <text:p>0,03488349914550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" calcext:value-type="float">
            <text:p>1</text:p>
          </table:table-cell>
          <table:table-cell office:value-type="float" office:value="0.0359287261962891" calcext:value-type="float">
            <text:p>0,035928726196289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" calcext:value-type="float">
            <text:p>1</text:p>
          </table:table-cell>
          <table:table-cell office:value-type="float" office:value="0.0299201011657715" calcext:value-type="float">
            <text:p>0,029920101165772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" calcext:value-type="float">
            <text:p>1</text:p>
          </table:table-cell>
          <table:table-cell office:value-type="float" office:value="0.03094482421875" calcext:value-type="float">
            <text:p>0,03094482421875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" calcext:value-type="float">
            <text:p>1</text:p>
          </table:table-cell>
          <table:table-cell office:value-type="float" office:value="0.0329132080078125" calcext:value-type="float">
            <text:p>0,032913208007813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" calcext:value-type="float">
            <text:p>1</text:p>
          </table:table-cell>
          <table:table-cell office:value-type="float" office:value="0.0309188365936279" calcext:value-type="float">
            <text:p>0,03091883659362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" calcext:value-type="float">
            <text:p>1</text:p>
          </table:table-cell>
          <table:table-cell office:value-type="float" office:value="0.0329117774963379" calcext:value-type="float">
            <text:p>0,03291177749633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" calcext:value-type="float">
            <text:p>1</text:p>
          </table:table-cell>
          <table:table-cell office:value-type="float" office:value="0.0349340438842773" calcext:value-type="float">
            <text:p>0,034934043884277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" calcext:value-type="float">
            <text:p>1</text:p>
          </table:table-cell>
          <table:table-cell office:value-type="float" office:value="0.0319144725799561" calcext:value-type="float">
            <text:p>0,031914472579956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" calcext:value-type="float">
            <text:p>1</text:p>
          </table:table-cell>
          <table:table-cell table:formula="of:=SUM([.C18];[.G18];[.K18];[.O18];[.S18];[.W18];[.AA18];[.AE18];[.AI18];[.AM18];[.AQ18];[.AU18])  / [.BA2]" office:value-type="float" office:value="0.0335838198661804" calcext:value-type="float">
            <text:p>0,033583819866181</text:p>
          </table:table-cell>
          <table:table-cell table:number-columns-repeated="3"/>
          <table:table-cell table:formula="of:=MAX([.G18];[.K18];[.O18];[.S18];[.W18];[.AA18];[.AE18];[.AI18];[.AM18];[.AQ18];[.AU18])" office:value-type="float" office:value="0.0359287261962891" calcext:value-type="float">
            <text:p>0,035928726196289</text:p>
          </table:table-cell>
          <table:table-cell table:formula="of:=MIN([.G18];[.K18];[.O18];[.S18];[.W18];[.AA18];[.AE18];[.AI18];[.AM18];[.AQ18];[.AU18])" office:value-type="float" office:value="0.028923511505127" calcext:value-type="float">
            <text:p>0,028923511505127</text:p>
          </table:table-cell>
        </table:table-row>
        <table:table-row table:style-name="ro1"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office:value-type="float" office:value="0.0369000434875488" calcext:value-type="float">
            <text:p>0,03690004348754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office:value-type="float" office:value="0.0229663848876953" calcext:value-type="float">
            <text:p>0,022966384887695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office:value-type="float" office:value="0.031919002532959" calcext:value-type="float">
            <text:p>0,03191900253295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office:value-type="float" office:value="0.0249590873718262" calcext:value-type="float">
            <text:p>0,024959087371826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office:value-type="float" office:value="0.0239639282226562" calcext:value-type="float">
            <text:p>0,023963928222656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office:value-type="float" office:value="0.0209705829620361" calcext:value-type="float">
            <text:p>0,020970582962036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office:value-type="float" office:value="0.0229654312133789" calcext:value-type="float">
            <text:p>0,02296543121337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office:value-type="float" office:value="0.0249588489532471" calcext:value-type="float">
            <text:p>0,02495884895324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office:value-type="float" office:value="0.0239624977111816" calcext:value-type="float">
            <text:p>0,023962497711182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office:value-type="float" office:value="0.0309185981750488" calcext:value-type="float">
            <text:p>0,03091859817504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office:value-type="float" office:value="0.0209436416625977" calcext:value-type="float">
            <text:p>0,020943641662598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office:value-type="float" office:value="0.0229659080505371" calcext:value-type="float">
            <text:p>0,02296590805053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2" calcext:value-type="float">
            <text:p>2</text:p>
          </table:table-cell>
          <table:table-cell table:formula="of:=SUM([.C19];[.G19];[.K19];[.O19];[.S19];[.W19];[.AA19];[.AE19];[.AI19];[.AM19];[.AQ19];[.AU19])  / [.BA2]" office:value-type="float" office:value="0.0256994962692261" calcext:value-type="float">
            <text:p>0,025699496269226</text:p>
          </table:table-cell>
          <table:table-cell table:number-columns-repeated="3"/>
          <table:table-cell table:formula="of:=MAX([.G19];[.K19];[.O19];[.S19];[.W19];[.AA19];[.AE19];[.AI19];[.AM19];[.AQ19];[.AU19])" office:value-type="float" office:value="0.031919002532959" calcext:value-type="float">
            <text:p>0,031919002532959</text:p>
          </table:table-cell>
          <table:table-cell table:formula="of:=MIN([.G19];[.K19];[.O19];[.S19];[.W19];[.AA19];[.AE19];[.AI19];[.AM19];[.AQ19];[.AU19])" office:value-type="float" office:value="0.0209436416625977" calcext:value-type="float">
            <text:p>0,020943641662598</text:p>
          </table:table-cell>
        </table:table-row>
        <table:table-row table:style-name="ro1"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office:value-type="float" office:value="0.0449001789093018" calcext:value-type="float">
            <text:p>0,044900178909302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office:value-type="float" office:value="0.0238983631134033" calcext:value-type="float">
            <text:p>0,02389836311340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office:value-type="float" office:value="0.0319137573242187" calcext:value-type="float">
            <text:p>0,031913757324219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office:value-type="float" office:value="0.0219671726226807" calcext:value-type="float">
            <text:p>0,021967172622681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office:value-type="float" office:value="0.0299210548400879" calcext:value-type="float">
            <text:p>0,029921054840088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office:value-type="float" office:value="0.0239355564117432" calcext:value-type="float">
            <text:p>0,02393555641174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office:value-type="float" office:value="0.0269246101379395" calcext:value-type="float">
            <text:p>0,02692461013794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office:value-type="float" office:value="0.0219693183898926" calcext:value-type="float">
            <text:p>0,02196931838989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office:value-type="float" office:value="0.0219099521636963" calcext:value-type="float">
            <text:p>0,021909952163696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office:value-type="float" office:value="0.0259304046630859" calcext:value-type="float">
            <text:p>0,025930404663086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office:value-type="float" office:value="0.0229647159576416" calcext:value-type="float">
            <text:p>0,022964715957642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office:value-type="float" office:value="0.0219435691833496" calcext:value-type="float">
            <text:p>0,02194356918335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" calcext:value-type="float">
            <text:p>1</text:p>
          </table:table-cell>
          <table:table-cell table:formula="of:=SUM([.C20];[.G20];[.K20];[.O20];[.S20];[.W20];[.AA20];[.AE20];[.AI20];[.AM20];[.AQ20];[.AU20])  / [.BA2]" office:value-type="float" office:value="0.0265148878097534" calcext:value-type="float">
            <text:p>0,026514887809754</text:p>
          </table:table-cell>
          <table:table-cell table:number-columns-repeated="3"/>
          <table:table-cell table:formula="of:=MAX([.G20];[.K20];[.O20];[.S20];[.W20];[.AA20];[.AE20];[.AI20];[.AM20];[.AQ20];[.AU20])" office:value-type="float" office:value="0.0319137573242187" calcext:value-type="float">
            <text:p>0,031913757324219</text:p>
          </table:table-cell>
          <table:table-cell table:formula="of:=MIN([.G20];[.K20];[.O20];[.S20];[.W20];[.AA20];[.AE20];[.AI20];[.AM20];[.AQ20];[.AU20])" office:value-type="float" office:value="0.0219099521636963" calcext:value-type="float">
            <text:p>0,021909952163696</text:p>
          </table:table-cell>
        </table:table-row>
        <table:table-row table:style-name="ro1">
          <table:table-cell office:value-type="string" calcext:value-type="string">
            <text:p>Janela19</text:p>
          </table:table-cell>
          <table:table-cell office:value-type="float" office:value="2" calcext:value-type="float">
            <text:p>2</text:p>
          </table:table-cell>
          <table:table-cell office:value-type="float" office:value="0.0548255443572998" calcext:value-type="float">
            <text:p>0,0548255443573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" calcext:value-type="float">
            <text:p>2</text:p>
          </table:table-cell>
          <table:table-cell office:value-type="float" office:value="0.0339086055755615" calcext:value-type="float">
            <text:p>0,033908605575562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" calcext:value-type="float">
            <text:p>2</text:p>
          </table:table-cell>
          <table:table-cell office:value-type="float" office:value="0.0288944244384766" calcext:value-type="float">
            <text:p>0,028894424438477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" calcext:value-type="float">
            <text:p>2</text:p>
          </table:table-cell>
          <table:table-cell office:value-type="float" office:value="0.0339353084564209" calcext:value-type="float">
            <text:p>0,033935308456421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" calcext:value-type="float">
            <text:p>2</text:p>
          </table:table-cell>
          <table:table-cell office:value-type="float" office:value="0.0329382419586182" calcext:value-type="float">
            <text:p>0,032938241958618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" calcext:value-type="float">
            <text:p>2</text:p>
          </table:table-cell>
          <table:table-cell office:value-type="float" office:value="0.0328831672668457" calcext:value-type="float">
            <text:p>0,032883167266846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" calcext:value-type="float">
            <text:p>2</text:p>
          </table:table-cell>
          <table:table-cell office:value-type="float" office:value="0.0329134464263916" calcext:value-type="float">
            <text:p>0,032913446426392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" calcext:value-type="float">
            <text:p>2</text:p>
          </table:table-cell>
          <table:table-cell office:value-type="float" office:value="0.0269541740417481" calcext:value-type="float">
            <text:p>0,026954174041748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" calcext:value-type="float">
            <text:p>2</text:p>
          </table:table-cell>
          <table:table-cell office:value-type="float" office:value="0.0309128761291504" calcext:value-type="float">
            <text:p>0,03091287612915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" calcext:value-type="float">
            <text:p>2</text:p>
          </table:table-cell>
          <table:table-cell office:value-type="float" office:value="0.0359053611755371" calcext:value-type="float">
            <text:p>0,035905361175537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" calcext:value-type="float">
            <text:p>2</text:p>
          </table:table-cell>
          <table:table-cell office:value-type="float" office:value="0.0328831672668457" calcext:value-type="float">
            <text:p>0,032883167266846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" calcext:value-type="float">
            <text:p>2</text:p>
          </table:table-cell>
          <table:table-cell office:value-type="float" office:value="0.0339155197143555" calcext:value-type="float">
            <text:p>0,033915519714356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" calcext:value-type="float">
            <text:p>2</text:p>
          </table:table-cell>
          <table:table-cell table:formula="of:=SUM([.C21];[.G21];[.K21];[.O21];[.S21];[.W21];[.AA21];[.AE21];[.AI21];[.AM21];[.AQ21];[.AU21])  / [.BA2]" office:value-type="float" office:value="0.0342391530672709" calcext:value-type="float">
            <text:p>0,034239153067271</text:p>
          </table:table-cell>
          <table:table-cell table:number-columns-repeated="3"/>
          <table:table-cell table:formula="of:=MAX([.G21];[.K21];[.O21];[.S21];[.W21];[.AA21];[.AE21];[.AI21];[.AM21];[.AQ21];[.AU21])" office:value-type="float" office:value="0.0359053611755371" calcext:value-type="float">
            <text:p>0,035905361175537</text:p>
          </table:table-cell>
          <table:table-cell table:formula="of:=MIN([.G21];[.K21];[.O21];[.S21];[.W21];[.AA21];[.AE21];[.AI21];[.AM21];[.AQ21];[.AU21])" office:value-type="float" office:value="0.0269541740417481" calcext:value-type="float">
            <text:p>0,026954174041748</text:p>
          </table:table-cell>
        </table:table-row>
        <table:table-row table:style-name="ro1"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office:value-type="float" office:value="0.0468423366546631" calcext:value-type="float">
            <text:p>0,046842336654663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office:value-type="float" office:value="0.0289514064788818" calcext:value-type="float">
            <text:p>0,028951406478882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office:value-type="float" office:value="0.0349071025848389" calcext:value-type="float">
            <text:p>0,034907102584839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office:value-type="float" office:value="0.0339303016662598" calcext:value-type="float">
            <text:p>0,03393030166626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office:value-type="float" office:value="0.0309457778930664" calcext:value-type="float">
            <text:p>0,030945777893066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office:value-type="float" office:value="0.038872241973877" calcext:value-type="float">
            <text:p>0,038872241973877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office:value-type="float" office:value="0.0289208889007568" calcext:value-type="float">
            <text:p>0,028920888900757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office:value-type="float" office:value="0.0289425849914551" calcext:value-type="float">
            <text:p>0,028942584991455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office:value-type="float" office:value="0.0299184322357178" calcext:value-type="float">
            <text:p>0,029918432235718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office:value-type="float" office:value="0.0288922786712647" calcext:value-type="float">
            <text:p>0,028892278671265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office:value-type="float" office:value="0.0349044799804687" calcext:value-type="float">
            <text:p>0,034904479980469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office:value-type="float" office:value="0.02994704246521" calcext:value-type="float">
            <text:p>0,02994704246521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" calcext:value-type="float">
            <text:p>3</text:p>
          </table:table-cell>
          <table:table-cell table:formula="of:=SUM([.C22];[.G22];[.K22];[.O22];[.S22];[.W22];[.AA22];[.AE22];[.AI22];[.AM22];[.AQ22];[.AU22])  / [.BA2]" office:value-type="float" office:value="0.0329979062080383" calcext:value-type="float">
            <text:p>0,032997906208038</text:p>
          </table:table-cell>
          <table:table-cell table:number-columns-repeated="3"/>
          <table:table-cell table:formula="of:=MAX([.G22];[.K22];[.O22];[.S22];[.W22];[.AA22];[.AE22];[.AI22];[.AM22];[.AQ22];[.AU22])" office:value-type="float" office:value="0.038872241973877" calcext:value-type="float">
            <text:p>0,038872241973877</text:p>
          </table:table-cell>
          <table:table-cell table:formula="of:=MIN([.G22];[.K22];[.O22];[.S22];[.W22];[.AA22];[.AE22];[.AI22];[.AM22];[.AQ22];[.AU22])" office:value-type="float" office:value="0.0288922786712647" calcext:value-type="float">
            <text:p>0,028892278671265</text:p>
          </table:table-cell>
        </table:table-row>
        <table:table-row table:style-name="ro1">
          <table:table-cell office:value-type="string" calcext:value-type="string">
            <text:p>Janela21</text:p>
          </table:table-cell>
          <table:table-cell office:value-type="float" office:value="3" calcext:value-type="float">
            <text:p>3</text:p>
          </table:table-cell>
          <table:table-cell office:value-type="float" office:value="0.0887308120727539" calcext:value-type="float">
            <text:p>0,088730812072754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3" calcext:value-type="float">
            <text:p>3</text:p>
          </table:table-cell>
          <table:table-cell office:value-type="float" office:value="0.0328841209411621" calcext:value-type="float">
            <text:p>0,03288412094116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3" calcext:value-type="float">
            <text:p>3</text:p>
          </table:table-cell>
          <table:table-cell office:value-type="float" office:value="0.0328834056854248" calcext:value-type="float">
            <text:p>0,032883405685425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3" calcext:value-type="float">
            <text:p>3</text:p>
          </table:table-cell>
          <table:table-cell office:value-type="float" office:value="0.033872127532959" calcext:value-type="float">
            <text:p>0,033872127532959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3" calcext:value-type="float">
            <text:p>3</text:p>
          </table:table-cell>
          <table:table-cell office:value-type="float" office:value="0.032912015914917" calcext:value-type="float">
            <text:p>0,032912015914917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3" calcext:value-type="float">
            <text:p>3</text:p>
          </table:table-cell>
          <table:table-cell office:value-type="float" office:value="0.0329122543334961" calcext:value-type="float">
            <text:p>0,03291225433349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3" calcext:value-type="float">
            <text:p>3</text:p>
          </table:table-cell>
          <table:table-cell office:value-type="float" office:value="0.0418877601623535" calcext:value-type="float">
            <text:p>0,041887760162354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3" calcext:value-type="float">
            <text:p>3</text:p>
          </table:table-cell>
          <table:table-cell office:value-type="float" office:value="0.0328822135925293" calcext:value-type="float">
            <text:p>0,032882213592529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3" calcext:value-type="float">
            <text:p>3</text:p>
          </table:table-cell>
          <table:table-cell office:value-type="float" office:value="0.0329122543334961" calcext:value-type="float">
            <text:p>0,03291225433349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3" calcext:value-type="float">
            <text:p>3</text:p>
          </table:table-cell>
          <table:table-cell office:value-type="float" office:value="0.0328984260559082" calcext:value-type="float">
            <text:p>0,032898426055908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3" calcext:value-type="float">
            <text:p>3</text:p>
          </table:table-cell>
          <table:table-cell office:value-type="float" office:value="0.0328831672668457" calcext:value-type="float">
            <text:p>0,03288316726684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3" calcext:value-type="float">
            <text:p>3</text:p>
          </table:table-cell>
          <table:table-cell office:value-type="float" office:value="0.0359055995941162" calcext:value-type="float">
            <text:p>0,03590559959411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3" calcext:value-type="float">
            <text:p>3</text:p>
          </table:table-cell>
          <table:table-cell table:formula="of:=SUM([.C23];[.G23];[.K23];[.O23];[.S23];[.W23];[.AA23];[.AE23];[.AI23];[.AM23];[.AQ23];[.AU23])  / [.BA2]" office:value-type="float" office:value="0.0386303464571635" calcext:value-type="float">
            <text:p>0,038630346457164</text:p>
          </table:table-cell>
          <table:table-cell table:number-columns-repeated="3"/>
          <table:table-cell table:formula="of:=MAX([.G23];[.K23];[.O23];[.S23];[.W23];[.AA23];[.AE23];[.AI23];[.AM23];[.AQ23];[.AU23])" office:value-type="float" office:value="0.0418877601623535" calcext:value-type="float">
            <text:p>0,041887760162354</text:p>
          </table:table-cell>
          <table:table-cell table:formula="of:=MIN([.G23];[.K23];[.O23];[.S23];[.W23];[.AA23];[.AE23];[.AI23];[.AM23];[.AQ23];[.AU23])" office:value-type="float" office:value="0.0328822135925293" calcext:value-type="float">
            <text:p>0,032882213592529</text:p>
          </table:table-cell>
        </table:table-row>
        <table:table-row table:style-name="ro1">
          <table:table-cell office:value-type="string" calcext:value-type="string">
            <text:p>Janela22</text:p>
          </table:table-cell>
          <table:table-cell office:value-type="float" office:value="3" calcext:value-type="float">
            <text:p>3</text:p>
          </table:table-cell>
          <table:table-cell office:value-type="float" office:value="0.0379183292388916" calcext:value-type="float">
            <text:p>0,037918329238892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3" calcext:value-type="float">
            <text:p>3</text:p>
          </table:table-cell>
          <table:table-cell office:value-type="float" office:value="0.0229113101959229" calcext:value-type="float">
            <text:p>0,022911310195923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3" calcext:value-type="float">
            <text:p>3</text:p>
          </table:table-cell>
          <table:table-cell office:value-type="float" office:value="0.0229144096374512" calcext:value-type="float">
            <text:p>0,022914409637451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3" calcext:value-type="float">
            <text:p>3</text:p>
          </table:table-cell>
          <table:table-cell office:value-type="float" office:value="0.0249066352844238" calcext:value-type="float">
            <text:p>0,024906635284424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3" calcext:value-type="float">
            <text:p>3</text:p>
          </table:table-cell>
          <table:table-cell office:value-type="float" office:value="0.0279226303100586" calcext:value-type="float">
            <text:p>0,027922630310059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3" calcext:value-type="float">
            <text:p>3</text:p>
          </table:table-cell>
          <table:table-cell office:value-type="float" office:value="0.0299062728881836" calcext:value-type="float">
            <text:p>0,029906272888184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3" calcext:value-type="float">
            <text:p>3</text:p>
          </table:table-cell>
          <table:table-cell office:value-type="float" office:value="0.0259301662445068" calcext:value-type="float">
            <text:p>0,025930166244507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3" calcext:value-type="float">
            <text:p>3</text:p>
          </table:table-cell>
          <table:table-cell office:value-type="float" office:value="0.025930643081665" calcext:value-type="float">
            <text:p>0,025930643081665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3" calcext:value-type="float">
            <text:p>3</text:p>
          </table:table-cell>
          <table:table-cell office:value-type="float" office:value="0.0219409465789795" calcext:value-type="float">
            <text:p>0,02194094657898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3" calcext:value-type="float">
            <text:p>3</text:p>
          </table:table-cell>
          <table:table-cell office:value-type="float" office:value="0.0239343643188477" calcext:value-type="float">
            <text:p>0,023934364318848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3" calcext:value-type="float">
            <text:p>3</text:p>
          </table:table-cell>
          <table:table-cell office:value-type="float" office:value="0.0309469699859619" calcext:value-type="float">
            <text:p>0,030946969985962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3" calcext:value-type="float">
            <text:p>3</text:p>
          </table:table-cell>
          <table:table-cell office:value-type="float" office:value="0.0239367485046387" calcext:value-type="float">
            <text:p>0,023936748504639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3" calcext:value-type="float">
            <text:p>3</text:p>
          </table:table-cell>
          <table:table-cell table:formula="of:=SUM([.C24];[.G24];[.K24];[.O24];[.S24];[.W24];[.AA24];[.AE24];[.AI24];[.AM24];[.AQ24];[.AU24])  / [.BA2]" office:value-type="float" office:value="0.0265916188557943" calcext:value-type="float">
            <text:p>0,026591618855794</text:p>
          </table:table-cell>
          <table:table-cell table:number-columns-repeated="3"/>
          <table:table-cell table:formula="of:=MAX([.G24];[.K24];[.O24];[.S24];[.W24];[.AA24];[.AE24];[.AI24];[.AM24];[.AQ24];[.AU24])" office:value-type="float" office:value="0.0309469699859619" calcext:value-type="float">
            <text:p>0,030946969985962</text:p>
          </table:table-cell>
          <table:table-cell table:formula="of:=MIN([.G24];[.K24];[.O24];[.S24];[.W24];[.AA24];[.AE24];[.AI24];[.AM24];[.AQ24];[.AU24])" office:value-type="float" office:value="0.0219409465789795" calcext:value-type="float">
            <text:p>0,02194094657898</text:p>
          </table:table-cell>
        </table:table-row>
        <table:table-row table:style-name="ro1">
          <table:table-cell office:value-type="string" calcext:value-type="string">
            <text:p>Janela23</text:p>
          </table:table-cell>
          <table:table-cell office:value-type="float" office:value="4" calcext:value-type="float">
            <text:p>4</text:p>
          </table:table-cell>
          <table:table-cell office:value-type="float" office:value="0.0558497905731201" calcext:value-type="float">
            <text:p>0,0558497905731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4" calcext:value-type="float">
            <text:p>4</text:p>
          </table:table-cell>
          <table:table-cell office:value-type="float" office:value="0.0319156646728516" calcext:value-type="float">
            <text:p>0,03191566467285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4" calcext:value-type="float">
            <text:p>4</text:p>
          </table:table-cell>
          <table:table-cell office:value-type="float" office:value="0.0268974304199219" calcext:value-type="float">
            <text:p>0,02689743041992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4" calcext:value-type="float">
            <text:p>4</text:p>
          </table:table-cell>
          <table:table-cell office:value-type="float" office:value="0.0358748435974121" calcext:value-type="float">
            <text:p>0,03587484359741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4" calcext:value-type="float">
            <text:p>4</text:p>
          </table:table-cell>
          <table:table-cell office:value-type="float" office:value="0.0329110622406006" calcext:value-type="float">
            <text:p>0,032911062240601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4" calcext:value-type="float">
            <text:p>4</text:p>
          </table:table-cell>
          <table:table-cell office:value-type="float" office:value="0.0299217700958252" calcext:value-type="float">
            <text:p>0,029921770095825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4" calcext:value-type="float">
            <text:p>4</text:p>
          </table:table-cell>
          <table:table-cell office:value-type="float" office:value="0.0319149494171143" calcext:value-type="float">
            <text:p>0,031914949417114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4" calcext:value-type="float">
            <text:p>4</text:p>
          </table:table-cell>
          <table:table-cell office:value-type="float" office:value="0.0309185981750488" calcext:value-type="float">
            <text:p>0,030918598175049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4" calcext:value-type="float">
            <text:p>4</text:p>
          </table:table-cell>
          <table:table-cell office:value-type="float" office:value="0.0369288921356201" calcext:value-type="float">
            <text:p>0,0369288921356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4" calcext:value-type="float">
            <text:p>4</text:p>
          </table:table-cell>
          <table:table-cell office:value-type="float" office:value="0.0269253253936768" calcext:value-type="float">
            <text:p>0,026925325393677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4" calcext:value-type="float">
            <text:p>4</text:p>
          </table:table-cell>
          <table:table-cell office:value-type="float" office:value="0.0308876037597656" calcext:value-type="float">
            <text:p>0,030887603759766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4" calcext:value-type="float">
            <text:p>4</text:p>
          </table:table-cell>
          <table:table-cell office:value-type="float" office:value="0.027968168258667" calcext:value-type="float">
            <text:p>0,027968168258667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4" calcext:value-type="float">
            <text:p>4</text:p>
          </table:table-cell>
          <table:table-cell table:formula="of:=SUM([.C25];[.G25];[.K25];[.O25];[.S25];[.W25];[.AA25];[.AE25];[.AI25];[.AM25];[.AQ25];[.AU25])  / [.BA2]" office:value-type="float" office:value="0.0332428415616353" calcext:value-type="float">
            <text:p>0,033242841561635</text:p>
          </table:table-cell>
          <table:table-cell table:number-columns-repeated="3"/>
          <table:table-cell table:formula="of:=MAX([.G25];[.K25];[.O25];[.S25];[.W25];[.AA25];[.AE25];[.AI25];[.AM25];[.AQ25];[.AU25])" office:value-type="float" office:value="0.0369288921356201" calcext:value-type="float">
            <text:p>0,03692889213562</text:p>
          </table:table-cell>
          <table:table-cell table:formula="of:=MIN([.G25];[.K25];[.O25];[.S25];[.W25];[.AA25];[.AE25];[.AI25];[.AM25];[.AQ25];[.AU25])" office:value-type="float" office:value="0.0268974304199219" calcext:value-type="float">
            <text:p>0,026897430419922</text:p>
          </table:table-cell>
        </table:table-row>
        <table:table-row table:style-name="ro1"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office:value-type="float" office:value="0.0269267559051514" calcext:value-type="float">
            <text:p>0,026926755905151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office:value-type="float" office:value="0.0189492702484131" calcext:value-type="float">
            <text:p>0,018949270248413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office:value-type="float" office:value="0.0189487934112549" calcext:value-type="float">
            <text:p>0,018948793411255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office:value-type="float" office:value="0.0169250965118408" calcext:value-type="float">
            <text:p>0,016925096511841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office:value-type="float" office:value="0.0169534683227539" calcext:value-type="float">
            <text:p>0,016953468322754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office:value-type="float" office:value="0.0199422836303711" calcext:value-type="float">
            <text:p>0,019942283630371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office:value-type="float" office:value="0.0189769268035889" calcext:value-type="float">
            <text:p>0,018976926803589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office:value-type="float" office:value="0.0189499855041504" calcext:value-type="float">
            <text:p>0,01894998550415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office:value-type="float" office:value="0.0219109058380127" calcext:value-type="float">
            <text:p>0,021910905838013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office:value-type="float" office:value="0.0179471969604492" calcext:value-type="float">
            <text:p>0,017947196960449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office:value-type="float" office:value="0.0179798603057861" calcext:value-type="float">
            <text:p>0,017979860305786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office:value-type="float" office:value="0.016977071762085" calcext:value-type="float">
            <text:p>0,016977071762085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" calcext:value-type="float">
            <text:p>3</text:p>
          </table:table-cell>
          <table:table-cell table:formula="of:=SUM([.C26];[.G26];[.K26];[.O26];[.S26];[.W26];[.AA26];[.AE26];[.AI26];[.AM26];[.AQ26];[.AU26])  / [.BA2]" office:value-type="float" office:value="0.0192823012669881" calcext:value-type="float">
            <text:p>0,019282301266988</text:p>
          </table:table-cell>
          <table:table-cell table:number-columns-repeated="3"/>
          <table:table-cell table:formula="of:=MAX([.G26];[.K26];[.O26];[.S26];[.W26];[.AA26];[.AE26];[.AI26];[.AM26];[.AQ26];[.AU26])" office:value-type="float" office:value="0.0219109058380127" calcext:value-type="float">
            <text:p>0,021910905838013</text:p>
          </table:table-cell>
          <table:table-cell table:formula="of:=MIN([.G26];[.K26];[.O26];[.S26];[.W26];[.AA26];[.AE26];[.AI26];[.AM26];[.AQ26];[.AU26])" office:value-type="float" office:value="0.0169250965118408" calcext:value-type="float">
            <text:p>0,016925096511841</text:p>
          </table:table-cell>
        </table:table-row>
        <table:table-row table:style-name="ro1"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office:value-type="float" office:value="0.05484938621521" calcext:value-type="float">
            <text:p>0,05484938621521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office:value-type="float" office:value="0.0279262065887451" calcext:value-type="float">
            <text:p>0,02792620658874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office:value-type="float" office:value="0.0319437980651856" calcext:value-type="float">
            <text:p>0,031943798065186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office:value-type="float" office:value="0.0379135608673096" calcext:value-type="float">
            <text:p>0,03791356086731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office:value-type="float" office:value="0.0428855419158936" calcext:value-type="float">
            <text:p>0,042885541915894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office:value-type="float" office:value="0.0388953685760498" calcext:value-type="float">
            <text:p>0,0388953685760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office:value-type="float" office:value="0.0308892726898193" calcext:value-type="float">
            <text:p>0,030889272689819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office:value-type="float" office:value="0.0418596267700195" calcext:value-type="float">
            <text:p>0,04185962677002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office:value-type="float" office:value="0.0299456119537354" calcext:value-type="float">
            <text:p>0,02994561195373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office:value-type="float" office:value="0.0398926734924316" calcext:value-type="float">
            <text:p>0,039892673492432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office:value-type="float" office:value="0.0339105129241943" calcext:value-type="float">
            <text:p>0,033910512924194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office:value-type="float" office:value="0.03194260597229" calcext:value-type="float">
            <text:p>0,03194260597229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" calcext:value-type="float">
            <text:p>2</text:p>
          </table:table-cell>
          <table:table-cell table:formula="of:=SUM([.C27];[.G27];[.K27];[.O27];[.S27];[.W27];[.AA27];[.AE27];[.AI27];[.AM27];[.AQ27];[.AU27])  / [.BA2]" office:value-type="float" office:value="0.036904513835907" calcext:value-type="float">
            <text:p>0,036904513835907</text:p>
          </table:table-cell>
          <table:table-cell table:number-columns-repeated="3"/>
          <table:table-cell table:formula="of:=MAX([.G27];[.K27];[.O27];[.S27];[.W27];[.AA27];[.AE27];[.AI27];[.AM27];[.AQ27];[.AU27])" office:value-type="float" office:value="0.0428855419158936" calcext:value-type="float">
            <text:p>0,042885541915894</text:p>
          </table:table-cell>
          <table:table-cell table:formula="of:=MIN([.G27];[.K27];[.O27];[.S27];[.W27];[.AA27];[.AE27];[.AI27];[.AM27];[.AQ27];[.AU27])" office:value-type="float" office:value="0.0279262065887451" calcext:value-type="float">
            <text:p>0,027926206588745</text:p>
          </table:table-cell>
        </table:table-row>
        <table:table-row table:style-name="ro1"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office:value-type="float" office:value="0.0329122543334961" calcext:value-type="float">
            <text:p>0,032912254333496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office:value-type="float" office:value="0.0312736034393311" calcext:value-type="float">
            <text:p>0,031273603439331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office:value-type="float" office:value="0.0169520378112793" calcext:value-type="float">
            <text:p>0,016952037811279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office:value-type="float" office:value="0.017979621887207" calcext:value-type="float">
            <text:p>0,017979621887207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office:value-type="float" office:value="0.0199723243713379" calcext:value-type="float">
            <text:p>0,019972324371338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office:value-type="float" office:value="0.0209448337554932" calcext:value-type="float">
            <text:p>0,020944833755493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office:value-type="float" office:value="0.0179212093353272" calcext:value-type="float">
            <text:p>0,017921209335327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office:value-type="float" office:value="0.0189218521118164" calcext:value-type="float">
            <text:p>0,018921852111816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office:value-type="float" office:value="0.0169374942779541" calcext:value-type="float">
            <text:p>0,016937494277954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office:value-type="float" office:value="0.0169558525085449" calcext:value-type="float">
            <text:p>0,016955852508545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office:value-type="float" office:value="0.0159854888916016" calcext:value-type="float">
            <text:p>0,015985488891602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office:value-type="float" office:value="0.0625176429748535" calcext:value-type="float">
            <text:p>0,062517642974854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" calcext:value-type="float">
            <text:p>3</text:p>
          </table:table-cell>
          <table:table-cell table:formula="of:=SUM([.C28];[.G28];[.K28];[.O28];[.S28];[.W28];[.AA28];[.AE28];[.AI28];[.AM28];[.AQ28];[.AU28])  / [.BA2]" office:value-type="float" office:value="0.0241061846415202" calcext:value-type="float">
            <text:p>0,02410618464152</text:p>
          </table:table-cell>
          <table:table-cell table:number-columns-repeated="3"/>
          <table:table-cell table:formula="of:=MAX([.G28];[.K28];[.O28];[.S28];[.W28];[.AA28];[.AE28];[.AI28];[.AM28];[.AQ28];[.AU28])" office:value-type="float" office:value="0.0625176429748535" calcext:value-type="float">
            <text:p>0,062517642974854</text:p>
          </table:table-cell>
          <table:table-cell table:formula="of:=MIN([.G28];[.K28];[.O28];[.S28];[.W28];[.AA28];[.AE28];[.AI28];[.AM28];[.AQ28];[.AU28])" office:value-type="float" office:value="0.0159854888916016" calcext:value-type="float">
            <text:p>0,015985488891602</text:p>
          </table:table-cell>
        </table:table-row>
        <table:table-row table:style-name="ro1">
          <table:table-cell office:value-type="string" calcext:value-type="string">
            <text:p>Janela27</text:p>
          </table:table-cell>
          <table:table-cell office:value-type="float" office:value="0" calcext:value-type="float">
            <text:p>0</text:p>
          </table:table-cell>
          <table:table-cell office:value-type="float" office:value="0.0508582592010498" calcext:value-type="float">
            <text:p>0,0508582592010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0" calcext:value-type="float">
            <text:p>0</text:p>
          </table:table-cell>
          <table:table-cell office:value-type="float" office:value="0.0278842449188232" calcext:value-type="float">
            <text:p>0,027884244918823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0" calcext:value-type="float">
            <text:p>0</text:p>
          </table:table-cell>
          <table:table-cell office:value-type="float" office:value="0.0319137573242187" calcext:value-type="float">
            <text:p>0,031913757324219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0" calcext:value-type="float">
            <text:p>0</text:p>
          </table:table-cell>
          <table:table-cell office:value-type="float" office:value="0.0329017639160156" calcext:value-type="float">
            <text:p>0,032901763916016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0" calcext:value-type="float">
            <text:p>0</text:p>
          </table:table-cell>
          <table:table-cell office:value-type="float" office:value="0.0358738899230957" calcext:value-type="float">
            <text:p>0,035873889923096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0" calcext:value-type="float">
            <text:p>0</text:p>
          </table:table-cell>
          <table:table-cell office:value-type="float" office:value="0.0339100360870361" calcext:value-type="float">
            <text:p>0,033910036087036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0" calcext:value-type="float">
            <text:p>0</text:p>
          </table:table-cell>
          <table:table-cell office:value-type="float" office:value="0.0378994941711426" calcext:value-type="float">
            <text:p>0,037899494171143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0" calcext:value-type="float">
            <text:p>0</text:p>
          </table:table-cell>
          <table:table-cell office:value-type="float" office:value="0.0369045734405518" calcext:value-type="float">
            <text:p>0,036904573440552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0" calcext:value-type="float">
            <text:p>0</text:p>
          </table:table-cell>
          <table:table-cell office:value-type="float" office:value="0.036900520324707" calcext:value-type="float">
            <text:p>0,036900520324707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0" calcext:value-type="float">
            <text:p>0</text:p>
          </table:table-cell>
          <table:table-cell office:value-type="float" office:value="0.0378708839416504" calcext:value-type="float">
            <text:p>0,0378708839416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0" calcext:value-type="float">
            <text:p>0</text:p>
          </table:table-cell>
          <table:table-cell office:value-type="float" office:value="0.0349068641662598" calcext:value-type="float">
            <text:p>0,03490686416626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0" calcext:value-type="float">
            <text:p>0</text:p>
          </table:table-cell>
          <table:table-cell office:value-type="float" office:value="0.0712161064147949" calcext:value-type="float">
            <text:p>0,07121610641479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0" calcext:value-type="float">
            <text:p>0</text:p>
          </table:table-cell>
          <table:table-cell table:formula="of:=SUM([.C29];[.G29];[.K29];[.O29];[.S29];[.W29];[.AA29];[.AE29];[.AI29];[.AM29];[.AQ29];[.AU29])  / [.BA2]" office:value-type="float" office:value="0.0390866994857788" calcext:value-type="float">
            <text:p>0,039086699485779</text:p>
          </table:table-cell>
          <table:table-cell table:number-columns-repeated="3"/>
          <table:table-cell table:formula="of:=MAX([.G29];[.K29];[.O29];[.S29];[.W29];[.AA29];[.AE29];[.AI29];[.AM29];[.AQ29];[.AU29])" office:value-type="float" office:value="0.0712161064147949" calcext:value-type="float">
            <text:p>0,071216106414795</text:p>
          </table:table-cell>
          <table:table-cell table:formula="of:=MIN([.G29];[.K29];[.O29];[.S29];[.W29];[.AA29];[.AE29];[.AI29];[.AM29];[.AQ29];[.AU29])" office:value-type="float" office:value="0.0278842449188232" calcext:value-type="float">
            <text:p>0,027884244918823</text:p>
          </table:table-cell>
        </table:table-row>
        <table:table-row table:style-name="ro1">
          <table:table-cell office:value-type="string" calcext:value-type="string">
            <text:p>Janela28</text:p>
          </table:table-cell>
          <table:table-cell office:value-type="float" office:value="3" calcext:value-type="float">
            <text:p>3</text:p>
          </table:table-cell>
          <table:table-cell office:value-type="float" office:value="0.0289239883422852" calcext:value-type="float">
            <text:p>0,028923988342285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3" calcext:value-type="float">
            <text:p>3</text:p>
          </table:table-cell>
          <table:table-cell office:value-type="float" office:value="0.0149579048156738" calcext:value-type="float">
            <text:p>0,014957904815674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3" calcext:value-type="float">
            <text:p>3</text:p>
          </table:table-cell>
          <table:table-cell office:value-type="float" office:value="0.0159373283386231" calcext:value-type="float">
            <text:p>0,015937328338623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3" calcext:value-type="float">
            <text:p>3</text:p>
          </table:table-cell>
          <table:table-cell office:value-type="float" office:value="0.0189485549926758" calcext:value-type="float">
            <text:p>0,018948554992676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3" calcext:value-type="float">
            <text:p>3</text:p>
          </table:table-cell>
          <table:table-cell office:value-type="float" office:value="0.0169544219970703" calcext:value-type="float">
            <text:p>0,01695442199707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3" calcext:value-type="float">
            <text:p>3</text:p>
          </table:table-cell>
          <table:table-cell office:value-type="float" office:value="0.0159587860107422" calcext:value-type="float">
            <text:p>0,015958786010742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3" calcext:value-type="float">
            <text:p>3</text:p>
          </table:table-cell>
          <table:table-cell office:value-type="float" office:value="0.016981840133667" calcext:value-type="float">
            <text:p>0,016981840133667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3" calcext:value-type="float">
            <text:p>3</text:p>
          </table:table-cell>
          <table:table-cell office:value-type="float" office:value="0.0159571170806885" calcext:value-type="float">
            <text:p>0,015957117080689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3" calcext:value-type="float">
            <text:p>3</text:p>
          </table:table-cell>
          <table:table-cell office:value-type="float" office:value="0.0169477462768555" calcext:value-type="float">
            <text:p>0,016947746276856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3" calcext:value-type="float">
            <text:p>3</text:p>
          </table:table-cell>
          <table:table-cell office:value-type="float" office:value="0.0179519653320313" calcext:value-type="float">
            <text:p>0,017951965332031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3" calcext:value-type="float">
            <text:p>3</text:p>
          </table:table-cell>
          <table:table-cell office:value-type="float" office:value="0.0159857273101807" calcext:value-type="float">
            <text:p>0,015985727310181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3" calcext:value-type="float">
            <text:p>3</text:p>
          </table:table-cell>
          <table:table-cell office:value-type="float" office:value="0.0289452075958252" calcext:value-type="float">
            <text:p>0,028945207595825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3" calcext:value-type="float">
            <text:p>3</text:p>
          </table:table-cell>
          <table:table-cell table:formula="of:=SUM([.C30];[.G30];[.K30];[.O30];[.S30];[.W30];[.AA30];[.AE30];[.AI30];[.AM30];[.AQ30];[.AU30])  / [.BA2]" office:value-type="float" office:value="0.0187042156855265" calcext:value-type="float">
            <text:p>0,018704215685527</text:p>
          </table:table-cell>
          <table:table-cell table:number-columns-repeated="3"/>
          <table:table-cell table:formula="of:=MAX([.G30];[.K30];[.O30];[.S30];[.W30];[.AA30];[.AE30];[.AI30];[.AM30];[.AQ30];[.AU30])" office:value-type="float" office:value="0.0289452075958252" calcext:value-type="float">
            <text:p>0,028945207595825</text:p>
          </table:table-cell>
          <table:table-cell table:formula="of:=MIN([.G30];[.K30];[.O30];[.S30];[.W30];[.AA30];[.AE30];[.AI30];[.AM30];[.AQ30];[.AU30])" office:value-type="float" office:value="0.0149579048156738" calcext:value-type="float">
            <text:p>0,014957904815674</text:p>
          </table:table-cell>
        </table:table-row>
        <table:table-row table:style-name="ro1">
          <table:table-cell office:value-type="string" calcext:value-type="string">
            <text:p>Janela29</text:p>
          </table:table-cell>
          <table:table-cell office:value-type="float" office:value="1" calcext:value-type="float">
            <text:p>1</text:p>
          </table:table-cell>
          <table:table-cell office:value-type="float" office:value="0.0478689670562744" calcext:value-type="float">
            <text:p>0,047868967056274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" calcext:value-type="float">
            <text:p>1</text:p>
          </table:table-cell>
          <table:table-cell office:value-type="float" office:value="0.0189504623413086" calcext:value-type="float">
            <text:p>0,01895046234130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" calcext:value-type="float">
            <text:p>1</text:p>
          </table:table-cell>
          <table:table-cell office:value-type="float" office:value="0.0219392776489258" calcext:value-type="float">
            <text:p>0,021939277648926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" calcext:value-type="float">
            <text:p>1</text:p>
          </table:table-cell>
          <table:table-cell office:value-type="float" office:value="0.0219154357910156" calcext:value-type="float">
            <text:p>0,021915435791016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" calcext:value-type="float">
            <text:p>1</text:p>
          </table:table-cell>
          <table:table-cell office:value-type="float" office:value="0.021914005279541" calcext:value-type="float">
            <text:p>0,021914005279541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" calcext:value-type="float">
            <text:p>1</text:p>
          </table:table-cell>
          <table:table-cell office:value-type="float" office:value="0.022939920425415" calcext:value-type="float">
            <text:p>0,022939920425415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" calcext:value-type="float">
            <text:p>1</text:p>
          </table:table-cell>
          <table:table-cell office:value-type="float" office:value="0.0239348411560059" calcext:value-type="float">
            <text:p>0,023934841156006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" calcext:value-type="float">
            <text:p>1</text:p>
          </table:table-cell>
          <table:table-cell office:value-type="float" office:value="0.0199456214904785" calcext:value-type="float">
            <text:p>0,01994562149047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" calcext:value-type="float">
            <text:p>1</text:p>
          </table:table-cell>
          <table:table-cell office:value-type="float" office:value="0.0239207744598389" calcext:value-type="float">
            <text:p>0,02392077445983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" calcext:value-type="float">
            <text:p>1</text:p>
          </table:table-cell>
          <table:table-cell office:value-type="float" office:value="0.0219390392303467" calcext:value-type="float">
            <text:p>0,021939039230347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" calcext:value-type="float">
            <text:p>1</text:p>
          </table:table-cell>
          <table:table-cell office:value-type="float" office:value="0.0209434032440186" calcext:value-type="float">
            <text:p>0,02094340324401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" calcext:value-type="float">
            <text:p>1</text:p>
          </table:table-cell>
          <table:table-cell office:value-type="float" office:value="0.0339102745056152" calcext:value-type="float">
            <text:p>0,033910274505615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" calcext:value-type="float">
            <text:p>1</text:p>
          </table:table-cell>
          <table:table-cell table:formula="of:=SUM([.C31];[.G31];[.K31];[.O31];[.S31];[.W31];[.AA31];[.AE31];[.AI31];[.AM31];[.AQ31];[.AU31])  / [.BA2]" office:value-type="float" office:value="0.0250101685523987" calcext:value-type="float">
            <text:p>0,025010168552399</text:p>
          </table:table-cell>
          <table:table-cell table:number-columns-repeated="3"/>
          <table:table-cell table:formula="of:=MAX([.G31];[.K31];[.O31];[.S31];[.W31];[.AA31];[.AE31];[.AI31];[.AM31];[.AQ31];[.AU31])" office:value-type="float" office:value="0.0339102745056152" calcext:value-type="float">
            <text:p>0,033910274505615</text:p>
          </table:table-cell>
          <table:table-cell table:formula="of:=MIN([.G31];[.K31];[.O31];[.S31];[.W31];[.AA31];[.AE31];[.AI31];[.AM31];[.AQ31];[.AU31])" office:value-type="float" office:value="0.0189504623413086" calcext:value-type="float">
            <text:p>0,018950462341309</text:p>
          </table:table-cell>
        </table:table-row>
        <table:table-row table:style-name="ro1">
          <table:table-cell office:value-type="string" calcext:value-type="string">
            <text:p>Janela30</text:p>
          </table:table-cell>
          <table:table-cell office:value-type="float" office:value="2" calcext:value-type="float">
            <text:p>2</text:p>
          </table:table-cell>
          <table:table-cell office:value-type="float" office:value="0.0468735694885254" calcext:value-type="float">
            <text:p>0,046873569488525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2" calcext:value-type="float">
            <text:p>2</text:p>
          </table:table-cell>
          <table:table-cell office:value-type="float" office:value="0.0319132804870606" calcext:value-type="float">
            <text:p>0,031913280487061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2" calcext:value-type="float">
            <text:p>2</text:p>
          </table:table-cell>
          <table:table-cell office:value-type="float" office:value="0.0279502868652344" calcext:value-type="float">
            <text:p>0,027950286865234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2" calcext:value-type="float">
            <text:p>2</text:p>
          </table:table-cell>
          <table:table-cell office:value-type="float" office:value="0.0309441089630127" calcext:value-type="float">
            <text:p>0,030944108963013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2" calcext:value-type="float">
            <text:p>2</text:p>
          </table:table-cell>
          <table:table-cell office:value-type="float" office:value="0.0279250144958496" calcext:value-type="float">
            <text:p>0,02792501449585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2" calcext:value-type="float">
            <text:p>2</text:p>
          </table:table-cell>
          <table:table-cell office:value-type="float" office:value="0.0338954925537109" calcext:value-type="float">
            <text:p>0,033895492553711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2" calcext:value-type="float">
            <text:p>2</text:p>
          </table:table-cell>
          <table:table-cell office:value-type="float" office:value="0.030919075012207" calcext:value-type="float">
            <text:p>0,030919075012207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2" calcext:value-type="float">
            <text:p>2</text:p>
          </table:table-cell>
          <table:table-cell office:value-type="float" office:value="0.0249590873718262" calcext:value-type="float">
            <text:p>0,024959087371826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2" calcext:value-type="float">
            <text:p>2</text:p>
          </table:table-cell>
          <table:table-cell office:value-type="float" office:value="0.0369045734405518" calcext:value-type="float">
            <text:p>0,036904573440552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2" calcext:value-type="float">
            <text:p>2</text:p>
          </table:table-cell>
          <table:table-cell office:value-type="float" office:value="0.0289223194122314" calcext:value-type="float">
            <text:p>0,028922319412231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2" calcext:value-type="float">
            <text:p>2</text:p>
          </table:table-cell>
          <table:table-cell office:value-type="float" office:value="0.0349082946777344" calcext:value-type="float">
            <text:p>0,034908294677734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2" calcext:value-type="float">
            <text:p>2</text:p>
          </table:table-cell>
          <table:table-cell office:value-type="float" office:value="0.0289497375488281" calcext:value-type="float">
            <text:p>0,028949737548828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2" calcext:value-type="float">
            <text:p>2</text:p>
          </table:table-cell>
          <table:table-cell table:formula="of:=SUM([.C32];[.G32];[.K32];[.O32];[.S32];[.W32];[.AA32];[.AE32];[.AI32];[.AM32];[.AQ32];[.AU32])  / [.BA2]" office:value-type="float" office:value="0.0320887366930644" calcext:value-type="float">
            <text:p>0,032088736693064</text:p>
          </table:table-cell>
          <table:table-cell table:number-columns-repeated="3"/>
          <table:table-cell table:formula="of:=MAX([.G32];[.K32];[.O32];[.S32];[.W32];[.AA32];[.AE32];[.AI32];[.AM32];[.AQ32];[.AU32])" office:value-type="float" office:value="0.0369045734405518" calcext:value-type="float">
            <text:p>0,036904573440552</text:p>
          </table:table-cell>
          <table:table-cell table:formula="of:=MIN([.G32];[.K32];[.O32];[.S32];[.W32];[.AA32];[.AE32];[.AI32];[.AM32];[.AQ32];[.AU32])" office:value-type="float" office:value="0.0249590873718262" calcext:value-type="float">
            <text:p>0,024959087371826</text:p>
          </table:table-cell>
        </table:table-row>
        <table:table-row table:style-name="ro1">
          <table:table-cell office:value-type="string" calcext:value-type="string">
            <text:p>Janela31</text:p>
          </table:table-cell>
          <table:table-cell office:value-type="float" office:value="3" calcext:value-type="float">
            <text:p>3</text:p>
          </table:table-cell>
          <table:table-cell office:value-type="float" office:value="0.0339350700378418" calcext:value-type="float">
            <text:p>0,033935070037842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3" calcext:value-type="float">
            <text:p>3</text:p>
          </table:table-cell>
          <table:table-cell office:value-type="float" office:value="0.0249114036560059" calcext:value-type="float">
            <text:p>0,024911403656006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3" calcext:value-type="float">
            <text:p>3</text:p>
          </table:table-cell>
          <table:table-cell office:value-type="float" office:value="0.0199449062347412" calcext:value-type="float">
            <text:p>0,019944906234741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3" calcext:value-type="float">
            <text:p>3</text:p>
          </table:table-cell>
          <table:table-cell office:value-type="float" office:value="0.0219416618347168" calcext:value-type="float">
            <text:p>0,021941661834717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3" calcext:value-type="float">
            <text:p>3</text:p>
          </table:table-cell>
          <table:table-cell office:value-type="float" office:value="0.0210072994232178" calcext:value-type="float">
            <text:p>0,021007299423218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3" calcext:value-type="float">
            <text:p>3</text:p>
          </table:table-cell>
          <table:table-cell office:value-type="float" office:value="0.0209431648254395" calcext:value-type="float">
            <text:p>0,02094316482544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3" calcext:value-type="float">
            <text:p>3</text:p>
          </table:table-cell>
          <table:table-cell office:value-type="float" office:value="0.019946813583374" calcext:value-type="float">
            <text:p>0,019946813583374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3" calcext:value-type="float">
            <text:p>3</text:p>
          </table:table-cell>
          <table:table-cell office:value-type="float" office:value="0.0219738483428955" calcext:value-type="float">
            <text:p>0,021973848342896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3" calcext:value-type="float">
            <text:p>3</text:p>
          </table:table-cell>
          <table:table-cell office:value-type="float" office:value="0.0199460983276367" calcext:value-type="float">
            <text:p>0,019946098327637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3" calcext:value-type="float">
            <text:p>3</text:p>
          </table:table-cell>
          <table:table-cell office:value-type="float" office:value="0.0229406356811523" calcext:value-type="float">
            <text:p>0,022940635681152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3" calcext:value-type="float">
            <text:p>3</text:p>
          </table:table-cell>
          <table:table-cell office:value-type="float" office:value="0.0189754962921143" calcext:value-type="float">
            <text:p>0,018975496292114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3" calcext:value-type="float">
            <text:p>3</text:p>
          </table:table-cell>
          <table:table-cell office:value-type="float" office:value="0.0179519653320313" calcext:value-type="float">
            <text:p>0,017951965332031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3" calcext:value-type="float">
            <text:p>3</text:p>
          </table:table-cell>
          <table:table-cell table:formula="of:=SUM([.C33];[.G33];[.K33];[.O33];[.S33];[.W33];[.AA33];[.AE33];[.AI33];[.AM33];[.AQ33];[.AU33])  / [.BA2]" office:value-type="float" office:value="0.0220348636309306" calcext:value-type="float">
            <text:p>0,022034863630931</text:p>
          </table:table-cell>
          <table:table-cell table:number-columns-repeated="3"/>
          <table:table-cell table:formula="of:=MAX([.G33];[.K33];[.O33];[.S33];[.W33];[.AA33];[.AE33];[.AI33];[.AM33];[.AQ33];[.AU33])" office:value-type="float" office:value="0.0249114036560059" calcext:value-type="float">
            <text:p>0,024911403656006</text:p>
          </table:table-cell>
          <table:table-cell table:formula="of:=MIN([.G33];[.K33];[.O33];[.S33];[.W33];[.AA33];[.AE33];[.AI33];[.AM33];[.AQ33];[.AU33])" office:value-type="float" office:value="0.0179519653320313" calcext:value-type="float">
            <text:p>0,017951965332031</text:p>
          </table:table-cell>
        </table:table-row>
        <table:table-row table:style-name="ro1">
          <table:table-cell office:value-type="string" calcext:value-type="string">
            <text:p>Janela32</text:p>
          </table:table-cell>
          <table:table-cell office:value-type="float" office:value="0" calcext:value-type="float">
            <text:p>0</text:p>
          </table:table-cell>
          <table:table-cell office:value-type="float" office:value="0.0508623123168945" calcext:value-type="float">
            <text:p>0,050862312316895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0" calcext:value-type="float">
            <text:p>0</text:p>
          </table:table-cell>
          <table:table-cell office:value-type="float" office:value="0.0418031215667725" calcext:value-type="float">
            <text:p>0,041803121566773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0" calcext:value-type="float">
            <text:p>0</text:p>
          </table:table-cell>
          <table:table-cell office:value-type="float" office:value="0.0219414234161377" calcext:value-type="float">
            <text:p>0,021941423416138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0" calcext:value-type="float">
            <text:p>0</text:p>
          </table:table-cell>
          <table:table-cell office:value-type="float" office:value="0.0219640731811523" calcext:value-type="float">
            <text:p>0,021964073181152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0" calcext:value-type="float">
            <text:p>0</text:p>
          </table:table-cell>
          <table:table-cell office:value-type="float" office:value="0.0249454975128174" calcext:value-type="float">
            <text:p>0,024945497512817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0" calcext:value-type="float">
            <text:p>0</text:p>
          </table:table-cell>
          <table:table-cell office:value-type="float" office:value="0.0269057750701904" calcext:value-type="float">
            <text:p>0,02690577507019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0" calcext:value-type="float">
            <text:p>0</text:p>
          </table:table-cell>
          <table:table-cell office:value-type="float" office:value="0.0259284973144531" calcext:value-type="float">
            <text:p>0,025928497314453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0" calcext:value-type="float">
            <text:p>0</text:p>
          </table:table-cell>
          <table:table-cell office:value-type="float" office:value="0.0269296169281006" calcext:value-type="float">
            <text:p>0,026929616928101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0" calcext:value-type="float">
            <text:p>0</text:p>
          </table:table-cell>
          <table:table-cell office:value-type="float" office:value="0.0249619483947754" calcext:value-type="float">
            <text:p>0,024961948394775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0" calcext:value-type="float">
            <text:p>0</text:p>
          </table:table-cell>
          <table:table-cell office:value-type="float" office:value="0.0288946628570557" calcext:value-type="float">
            <text:p>0,028894662857056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0" calcext:value-type="float">
            <text:p>0</text:p>
          </table:table-cell>
          <table:table-cell office:value-type="float" office:value="0.024930477142334" calcext:value-type="float">
            <text:p>0,024930477142334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0" calcext:value-type="float">
            <text:p>0</text:p>
          </table:table-cell>
          <table:table-cell office:value-type="float" office:value="0.0219409465789795" calcext:value-type="float">
            <text:p>0,02194094657898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0" calcext:value-type="float">
            <text:p>0</text:p>
          </table:table-cell>
          <table:table-cell table:formula="of:=SUM([.C34];[.G34];[.K34];[.O34];[.S34];[.W34];[.AA34];[.AE34];[.AI34];[.AM34];[.AQ34];[.AU34])  / [.BA2]" office:value-type="float" office:value="0.0285006960233053" calcext:value-type="float">
            <text:p>0,028500696023305</text:p>
          </table:table-cell>
          <table:table-cell table:number-columns-repeated="3"/>
          <table:table-cell table:formula="of:=MAX([.G34];[.K34];[.O34];[.S34];[.W34];[.AA34];[.AE34];[.AI34];[.AM34];[.AQ34];[.AU34])" office:value-type="float" office:value="0.0418031215667725" calcext:value-type="float">
            <text:p>0,041803121566773</text:p>
          </table:table-cell>
          <table:table-cell table:formula="of:=MIN([.G34];[.K34];[.O34];[.S34];[.W34];[.AA34];[.AE34];[.AI34];[.AM34];[.AQ34];[.AU34])" office:value-type="float" office:value="0.0219409465789795" calcext:value-type="float">
            <text:p>0,02194094657898</text:p>
          </table:table-cell>
        </table:table-row>
        <table:table-row table:style-name="ro1">
          <table:table-cell office:value-type="string" calcext:value-type="string">
            <text:p>Janela33</text:p>
          </table:table-cell>
          <table:table-cell office:value-type="float" office:value="3" calcext:value-type="float">
            <text:p>3</text:p>
          </table:table-cell>
          <table:table-cell office:value-type="float" office:value="0.0339112281799316" calcext:value-type="float">
            <text:p>0,033911228179932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3" calcext:value-type="float">
            <text:p>3</text:p>
          </table:table-cell>
          <table:table-cell office:value-type="float" office:value="0.0179507732391357" calcext:value-type="float">
            <text:p>0,017950773239136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3" calcext:value-type="float">
            <text:p>3</text:p>
          </table:table-cell>
          <table:table-cell office:value-type="float" office:value="0.018965482711792" calcext:value-type="float">
            <text:p>0,018965482711792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3" calcext:value-type="float">
            <text:p>3</text:p>
          </table:table-cell>
          <table:table-cell office:value-type="float" office:value="0.0169816017150879" calcext:value-type="float">
            <text:p>0,016981601715088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3" calcext:value-type="float">
            <text:p>3</text:p>
          </table:table-cell>
          <table:table-cell office:value-type="float" office:value="0.0169260501861572" calcext:value-type="float">
            <text:p>0,016926050186157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3" calcext:value-type="float">
            <text:p>3</text:p>
          </table:table-cell>
          <table:table-cell office:value-type="float" office:value="0.0169520378112793" calcext:value-type="float">
            <text:p>0,016952037811279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3" calcext:value-type="float">
            <text:p>3</text:p>
          </table:table-cell>
          <table:table-cell office:value-type="float" office:value="0.0169548988342285" calcext:value-type="float">
            <text:p>0,016954898834229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3" calcext:value-type="float">
            <text:p>3</text:p>
          </table:table-cell>
          <table:table-cell office:value-type="float" office:value="0.0169787406921387" calcext:value-type="float">
            <text:p>0,016978740692139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3" calcext:value-type="float">
            <text:p>3</text:p>
          </table:table-cell>
          <table:table-cell office:value-type="float" office:value="0.0189499855041504" calcext:value-type="float">
            <text:p>0,01894998550415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3" calcext:value-type="float">
            <text:p>3</text:p>
          </table:table-cell>
          <table:table-cell office:value-type="float" office:value="0.0169534683227539" calcext:value-type="float">
            <text:p>0,016953468322754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3" calcext:value-type="float">
            <text:p>3</text:p>
          </table:table-cell>
          <table:table-cell office:value-type="float" office:value="0.0179243087768555" calcext:value-type="float">
            <text:p>0,017924308776856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3" calcext:value-type="float">
            <text:p>3</text:p>
          </table:table-cell>
          <table:table-cell office:value-type="float" office:value="0.046858549118042" calcext:value-type="float">
            <text:p>0,046858549118042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3" calcext:value-type="float">
            <text:p>3</text:p>
          </table:table-cell>
          <table:table-cell table:formula="of:=SUM([.C35];[.G35];[.K35];[.O35];[.S35];[.W35];[.AA35];[.AE35];[.AI35];[.AM35];[.AQ35];[.AU35])  / [.BA2]" office:value-type="float" office:value="0.0213589270909627" calcext:value-type="float">
            <text:p>0,021358927090963</text:p>
          </table:table-cell>
          <table:table-cell table:number-columns-repeated="3"/>
          <table:table-cell table:formula="of:=MAX([.G35];[.K35];[.O35];[.S35];[.W35];[.AA35];[.AE35];[.AI35];[.AM35];[.AQ35];[.AU35])" office:value-type="float" office:value="0.046858549118042" calcext:value-type="float">
            <text:p>0,046858549118042</text:p>
          </table:table-cell>
          <table:table-cell table:formula="of:=MIN([.G35];[.K35];[.O35];[.S35];[.W35];[.AA35];[.AE35];[.AI35];[.AM35];[.AQ35];[.AU35])" office:value-type="float" office:value="0.0169260501861572" calcext:value-type="float">
            <text:p>0,016926050186157</text:p>
          </table:table-cell>
        </table:table-row>
        <table:table-row table:style-name="ro1">
          <table:table-cell office:value-type="string" calcext:value-type="string">
            <text:p>Janela34</text:p>
          </table:table-cell>
          <table:table-cell office:value-type="float" office:value="1" calcext:value-type="float">
            <text:p>1</text:p>
          </table:table-cell>
          <table:table-cell office:value-type="float" office:value="0.0738043785095215" calcext:value-type="float">
            <text:p>0,073804378509522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" calcext:value-type="float">
            <text:p>1</text:p>
          </table:table-cell>
          <table:table-cell office:value-type="float" office:value="0.0997581481933594" calcext:value-type="float">
            <text:p>0,099758148193359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" calcext:value-type="float">
            <text:p>1</text:p>
          </table:table-cell>
          <table:table-cell office:value-type="float" office:value="0.0528559684753418" calcext:value-type="float">
            <text:p>0,052855968475342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" calcext:value-type="float">
            <text:p>1</text:p>
          </table:table-cell>
          <table:table-cell office:value-type="float" office:value="0.0438773632049561" calcext:value-type="float">
            <text:p>0,043877363204956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" calcext:value-type="float">
            <text:p>1</text:p>
          </table:table-cell>
          <table:table-cell office:value-type="float" office:value="0.0459055900573731" calcext:value-type="float">
            <text:p>0,045905590057373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" calcext:value-type="float">
            <text:p>1</text:p>
          </table:table-cell>
          <table:table-cell office:value-type="float" office:value="0.0528583526611328" calcext:value-type="float">
            <text:p>0,052858352661133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" calcext:value-type="float">
            <text:p>1</text:p>
          </table:table-cell>
          <table:table-cell office:value-type="float" office:value="0.0528919696807861" calcext:value-type="float">
            <text:p>0,052891969680786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" calcext:value-type="float">
            <text:p>1</text:p>
          </table:table-cell>
          <table:table-cell office:value-type="float" office:value="0.0498976707458496" calcext:value-type="float">
            <text:p>0,04989767074585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" calcext:value-type="float">
            <text:p>1</text:p>
          </table:table-cell>
          <table:table-cell office:value-type="float" office:value="0.0468719005584717" calcext:value-type="float">
            <text:p>0,046871900558472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" calcext:value-type="float">
            <text:p>1</text:p>
          </table:table-cell>
          <table:table-cell office:value-type="float" office:value="0.0448501110076904" calcext:value-type="float">
            <text:p>0,04485011100769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" calcext:value-type="float">
            <text:p>1</text:p>
          </table:table-cell>
          <table:table-cell office:value-type="float" office:value="0.0458493232727051" calcext:value-type="float">
            <text:p>0,045849323272705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" calcext:value-type="float">
            <text:p>1</text:p>
          </table:table-cell>
          <table:table-cell office:value-type="float" office:value="0.0682485103607178" calcext:value-type="float">
            <text:p>0,068248510360718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" calcext:value-type="float">
            <text:p>1</text:p>
          </table:table-cell>
          <table:table-cell table:formula="of:=SUM([.C36];[.G36];[.K36];[.O36];[.S36];[.W36];[.AA36];[.AE36];[.AI36];[.AM36];[.AQ36];[.AU36])  / [.BA2]" office:value-type="float" office:value="0.0564724405606588" calcext:value-type="float">
            <text:p>0,056472440560659</text:p>
          </table:table-cell>
          <table:table-cell table:number-columns-repeated="3"/>
          <table:table-cell table:formula="of:=MAX([.G36];[.K36];[.O36];[.S36];[.W36];[.AA36];[.AE36];[.AI36];[.AM36];[.AQ36];[.AU36])" office:value-type="float" office:value="0.0997581481933594" calcext:value-type="float">
            <text:p>0,099758148193359</text:p>
          </table:table-cell>
          <table:table-cell table:formula="of:=MIN([.G36];[.K36];[.O36];[.S36];[.W36];[.AA36];[.AE36];[.AI36];[.AM36];[.AQ36];[.AU36])" office:value-type="float" office:value="0.0438773632049561" calcext:value-type="float">
            <text:p>0,043877363204956</text:p>
          </table:table-cell>
        </table:table-row>
        <table:table-row table:style-name="ro1">
          <table:table-cell office:value-type="string" calcext:value-type="string">
            <text:p>Janela35</text:p>
          </table:table-cell>
          <table:table-cell office:value-type="float" office:value="3" calcext:value-type="float">
            <text:p>3</text:p>
          </table:table-cell>
          <table:table-cell office:value-type="float" office:value="0.0339093208312988" calcext:value-type="float">
            <text:p>0,033909320831299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3" calcext:value-type="float">
            <text:p>3</text:p>
          </table:table-cell>
          <table:table-cell office:value-type="float" office:value="0.0329432487487793" calcext:value-type="float">
            <text:p>0,032943248748779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3" calcext:value-type="float">
            <text:p>3</text:p>
          </table:table-cell>
          <table:table-cell office:value-type="float" office:value="0.0171115398406982" calcext:value-type="float">
            <text:p>0,017111539840698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3" calcext:value-type="float">
            <text:p>3</text:p>
          </table:table-cell>
          <table:table-cell office:value-type="float" office:value="0.0229091644287109" calcext:value-type="float">
            <text:p>0,022909164428711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3" calcext:value-type="float">
            <text:p>3</text:p>
          </table:table-cell>
          <table:table-cell office:value-type="float" office:value="0.0229470729827881" calcext:value-type="float">
            <text:p>0,022947072982788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3" calcext:value-type="float">
            <text:p>3</text:p>
          </table:table-cell>
          <table:table-cell office:value-type="float" office:value="0.0199470520019531" calcext:value-type="float">
            <text:p>0,019947052001953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3" calcext:value-type="float">
            <text:p>3</text:p>
          </table:table-cell>
          <table:table-cell office:value-type="float" office:value="0.0219125747680664" calcext:value-type="float">
            <text:p>0,021912574768066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3" calcext:value-type="float">
            <text:p>3</text:p>
          </table:table-cell>
          <table:table-cell office:value-type="float" office:value="0.0209708213806152" calcext:value-type="float">
            <text:p>0,020970821380615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3" calcext:value-type="float">
            <text:p>3</text:p>
          </table:table-cell>
          <table:table-cell office:value-type="float" office:value="0.0199193954467773" calcext:value-type="float">
            <text:p>0,019919395446777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3" calcext:value-type="float">
            <text:p>3</text:p>
          </table:table-cell>
          <table:table-cell office:value-type="float" office:value="0.0204002857208252" calcext:value-type="float">
            <text:p>0,020400285720825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3" calcext:value-type="float">
            <text:p>3</text:p>
          </table:table-cell>
          <table:table-cell office:value-type="float" office:value="0.0199191570281982" calcext:value-type="float">
            <text:p>0,019919157028198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3" calcext:value-type="float">
            <text:p>3</text:p>
          </table:table-cell>
          <table:table-cell office:value-type="float" office:value="0.0199265480041504" calcext:value-type="float">
            <text:p>0,01992654800415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3" calcext:value-type="float">
            <text:p>3</text:p>
          </table:table-cell>
          <table:table-cell table:formula="of:=SUM([.C37];[.G37];[.K37];[.O37];[.S37];[.W37];[.AA37];[.AE37];[.AI37];[.AM37];[.AQ37];[.AU37])  / [.BA2]" office:value-type="float" office:value="0.0227346817652384" calcext:value-type="float">
            <text:p>0,022734681765239</text:p>
          </table:table-cell>
          <table:table-cell table:number-columns-repeated="3"/>
          <table:table-cell table:formula="of:=MAX([.G37];[.K37];[.O37];[.S37];[.W37];[.AA37];[.AE37];[.AI37];[.AM37];[.AQ37];[.AU37])" office:value-type="float" office:value="0.0329432487487793" calcext:value-type="float">
            <text:p>0,032943248748779</text:p>
          </table:table-cell>
          <table:table-cell table:formula="of:=MIN([.G37];[.K37];[.O37];[.S37];[.W37];[.AA37];[.AE37];[.AI37];[.AM37];[.AQ37];[.AU37])" office:value-type="float" office:value="0.0171115398406982" calcext:value-type="float">
            <text:p>0,017111539840698</text:p>
          </table:table-cell>
        </table:table-row>
        <table:table-row table:style-name="ro1">
          <table:table-cell office:value-type="string" calcext:value-type="string">
            <text:p>Janela36</text:p>
          </table:table-cell>
          <table:table-cell office:value-type="float" office:value="3" calcext:value-type="float">
            <text:p>3</text:p>
          </table:table-cell>
          <table:table-cell office:value-type="float" office:value="0.0668203830718994" calcext:value-type="float">
            <text:p>0,066820383071899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3" calcext:value-type="float">
            <text:p>3</text:p>
          </table:table-cell>
          <table:table-cell office:value-type="float" office:value="0.0647966861724854" calcext:value-type="float">
            <text:p>0,064796686172485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3" calcext:value-type="float">
            <text:p>3</text:p>
          </table:table-cell>
          <table:table-cell office:value-type="float" office:value="0.040916919708252" calcext:value-type="float">
            <text:p>0,040916919708252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3" calcext:value-type="float">
            <text:p>3</text:p>
          </table:table-cell>
          <table:table-cell office:value-type="float" office:value="0.0488677024841309" calcext:value-type="float">
            <text:p>0,048867702484131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3" calcext:value-type="float">
            <text:p>3</text:p>
          </table:table-cell>
          <table:table-cell office:value-type="float" office:value="0.041886568069458" calcext:value-type="float">
            <text:p>0,041886568069458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3" calcext:value-type="float">
            <text:p>3</text:p>
          </table:table-cell>
          <table:table-cell office:value-type="float" office:value="0.0388960838317871" calcext:value-type="float">
            <text:p>0,038896083831787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3" calcext:value-type="float">
            <text:p>3</text:p>
          </table:table-cell>
          <table:table-cell office:value-type="float" office:value="0.0399215221405029" calcext:value-type="float">
            <text:p>0,039921522140503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3" calcext:value-type="float">
            <text:p>3</text:p>
          </table:table-cell>
          <table:table-cell office:value-type="float" office:value="0.0438828468322754" calcext:value-type="float">
            <text:p>0,043882846832275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3" calcext:value-type="float">
            <text:p>3</text:p>
          </table:table-cell>
          <table:table-cell office:value-type="float" office:value="0.0369300842285156" calcext:value-type="float">
            <text:p>0,036930084228516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3" calcext:value-type="float">
            <text:p>3</text:p>
          </table:table-cell>
          <table:table-cell office:value-type="float" office:value="0.0409150123596191" calcext:value-type="float">
            <text:p>0,040915012359619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3" calcext:value-type="float">
            <text:p>3</text:p>
          </table:table-cell>
          <table:table-cell office:value-type="float" office:value="0.038865327835083" calcext:value-type="float">
            <text:p>0,038865327835083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3" calcext:value-type="float">
            <text:p>3</text:p>
          </table:table-cell>
          <table:table-cell office:value-type="float" office:value="0.0251085758209229" calcext:value-type="float">
            <text:p>0,025108575820923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3" calcext:value-type="float">
            <text:p>3</text:p>
          </table:table-cell>
          <table:table-cell table:style-name="ce2" table:formula="of:=SUM([.C38];[.G38];[.K38];[.O38];[.S38];[.W38];[.AA38];[.AE38];[.AI38];[.AM38];[.AQ38];[.AU38])  / [.BA2]" office:value-type="float" office:value="0.0439839760462443" calcext:value-type="float">
            <text:p>0,043983976046244</text:p>
          </table:table-cell>
          <table:table-cell table:number-columns-repeated="3"/>
          <table:table-cell table:formula="of:=MAX([.G38];[.K38];[.O38];[.S38];[.W38];[.AA38];[.AE38];[.AI38];[.AM38];[.AQ38];[.AU38])" office:value-type="float" office:value="0.0647966861724854" calcext:value-type="float">
            <text:p>0,064796686172485</text:p>
          </table:table-cell>
          <table:table-cell table:formula="of:=MIN([.G38];[.K38];[.O38];[.S38];[.W38];[.AA38];[.AE38];[.AI38];[.AM38];[.AQ38];[.AU38])" office:value-type="float" office:value="0.0251085758209229" calcext:value-type="float">
            <text:p>0,025108575820923</text:p>
          </table:table-cell>
        </table:table-row>
        <table:table-row table:style-name="ro1">
          <table:table-cell office:value-type="string" calcext:value-type="string">
            <text:p>Janela37</text:p>
          </table:table-cell>
          <table:table-cell office:value-type="float" office:value="2" calcext:value-type="float">
            <text:p>2</text:p>
          </table:table-cell>
          <table:table-cell office:value-type="float" office:value="0.0398955345153809" calcext:value-type="float">
            <text:p>0,039895534515381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" calcext:value-type="float">
            <text:p>2</text:p>
          </table:table-cell>
          <table:table-cell office:value-type="float" office:value="0.0159838199615479" calcext:value-type="float">
            <text:p>0,015983819961548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" calcext:value-type="float">
            <text:p>2</text:p>
          </table:table-cell>
          <table:table-cell office:value-type="float" office:value="0.0179529190063477" calcext:value-type="float">
            <text:p>0,017952919006348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" calcext:value-type="float">
            <text:p>2</text:p>
          </table:table-cell>
          <table:table-cell office:value-type="float" office:value="0.0169813632965088" calcext:value-type="float">
            <text:p>0,016981363296509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" calcext:value-type="float">
            <text:p>2</text:p>
          </table:table-cell>
          <table:table-cell office:value-type="float" office:value="0.0199441909790039" calcext:value-type="float">
            <text:p>0,019944190979004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" calcext:value-type="float">
            <text:p>2</text:p>
          </table:table-cell>
          <table:table-cell office:value-type="float" office:value="0.0229089260101318" calcext:value-type="float">
            <text:p>0,022908926010132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" calcext:value-type="float">
            <text:p>2</text:p>
          </table:table-cell>
          <table:table-cell office:value-type="float" office:value="0.0179781913757324" calcext:value-type="float">
            <text:p>0,017978191375732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" calcext:value-type="float">
            <text:p>2</text:p>
          </table:table-cell>
          <table:table-cell office:value-type="float" office:value="0.0189754962921143" calcext:value-type="float">
            <text:p>0,018975496292114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" calcext:value-type="float">
            <text:p>2</text:p>
          </table:table-cell>
          <table:table-cell office:value-type="float" office:value="0.0209465026855469" calcext:value-type="float">
            <text:p>0,020946502685547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" calcext:value-type="float">
            <text:p>2</text:p>
          </table:table-cell>
          <table:table-cell office:value-type="float" office:value="0.0259006023406982" calcext:value-type="float">
            <text:p>0,025900602340698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" calcext:value-type="float">
            <text:p>2</text:p>
          </table:table-cell>
          <table:table-cell office:value-type="float" office:value="0.0179517269134522" calcext:value-type="float">
            <text:p>0,017951726913452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" calcext:value-type="float">
            <text:p>2</text:p>
          </table:table-cell>
          <table:table-cell office:value-type="float" office:value="0.0159544944763184" calcext:value-type="float">
            <text:p>0,015954494476318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" calcext:value-type="float">
            <text:p>2</text:p>
          </table:table-cell>
          <table:table-cell table:formula="of:=SUM([.C39];[.G39];[.K39];[.O39];[.S39];[.W39];[.AA39];[.AE39];[.AI39];[.AM39];[.AQ39];[.AU39])  / [.BA2]" office:value-type="float" office:value="0.020947813987732" calcext:value-type="float">
            <text:p>0,020947813987732</text:p>
          </table:table-cell>
          <table:table-cell table:number-columns-repeated="3"/>
          <table:table-cell table:formula="of:=MAX([.G39];[.K39];[.O39];[.S39];[.W39];[.AA39];[.AE39];[.AI39];[.AM39];[.AQ39];[.AU39])" office:value-type="float" office:value="0.0259006023406982" calcext:value-type="float">
            <text:p>0,025900602340698</text:p>
          </table:table-cell>
          <table:table-cell table:formula="of:=MIN([.G39];[.K39];[.O39];[.S39];[.W39];[.AA39];[.AE39];[.AI39];[.AM39];[.AQ39];[.AU39])" office:value-type="float" office:value="0.0159544944763184" calcext:value-type="float">
            <text:p>0,015954494476318</text:p>
          </table:table-cell>
        </table:table-row>
        <table:table-row table:style-name="ro1">
          <table:table-cell office:value-type="string" calcext:value-type="string">
            <text:p>Janela38</text:p>
          </table:table-cell>
          <table:table-cell office:value-type="float" office:value="3" calcext:value-type="float">
            <text:p>3</text:p>
          </table:table-cell>
          <table:table-cell office:value-type="float" office:value="0.0449080467224121" calcext:value-type="float">
            <text:p>0,044908046722412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3" calcext:value-type="float">
            <text:p>3</text:p>
          </table:table-cell>
          <table:table-cell office:value-type="float" office:value="0.0502629280090332" calcext:value-type="float">
            <text:p>0,050262928009033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3" calcext:value-type="float">
            <text:p>3</text:p>
          </table:table-cell>
          <table:table-cell office:value-type="float" office:value="0.0319464206695557" calcext:value-type="float">
            <text:p>0,031946420669556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3" calcext:value-type="float">
            <text:p>3</text:p>
          </table:table-cell>
          <table:table-cell office:value-type="float" office:value="0.0259242057800293" calcext:value-type="float">
            <text:p>0,025924205780029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3" calcext:value-type="float">
            <text:p>3</text:p>
          </table:table-cell>
          <table:table-cell office:value-type="float" office:value="0.0279257297515869" calcext:value-type="float">
            <text:p>0,027925729751587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3" calcext:value-type="float">
            <text:p>3</text:p>
          </table:table-cell>
          <table:table-cell office:value-type="float" office:value="0.0309169292449951" calcext:value-type="float">
            <text:p>0,030916929244995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3" calcext:value-type="float">
            <text:p>3</text:p>
          </table:table-cell>
          <table:table-cell office:value-type="float" office:value="0.0299181938171387" calcext:value-type="float">
            <text:p>0,029918193817139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3" calcext:value-type="float">
            <text:p>3</text:p>
          </table:table-cell>
          <table:table-cell office:value-type="float" office:value="0.02994704246521" calcext:value-type="float">
            <text:p>0,02994704246521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3" calcext:value-type="float">
            <text:p>3</text:p>
          </table:table-cell>
          <table:table-cell office:value-type="float" office:value="0.0299496650695801" calcext:value-type="float">
            <text:p>0,02994966506958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3" calcext:value-type="float">
            <text:p>3</text:p>
          </table:table-cell>
          <table:table-cell office:value-type="float" office:value="0.0328848361968994" calcext:value-type="float">
            <text:p>0,032884836196899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3" calcext:value-type="float">
            <text:p>3</text:p>
          </table:table-cell>
          <table:table-cell office:value-type="float" office:value="0.0249326229095459" calcext:value-type="float">
            <text:p>0,024932622909546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3" calcext:value-type="float">
            <text:p>3</text:p>
          </table:table-cell>
          <table:table-cell office:value-type="float" office:value="0.0532803535461426" calcext:value-type="float">
            <text:p>0,053280353546143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3" calcext:value-type="float">
            <text:p>3</text:p>
          </table:table-cell>
          <table:table-cell table:formula="of:=SUM([.C40];[.G40];[.K40];[.O40];[.S40];[.W40];[.AA40];[.AE40];[.AI40];[.AM40];[.AQ40];[.AU40])  / [.BA2]" office:value-type="float" office:value="0.0343997478485107" calcext:value-type="float">
            <text:p>0,034399747848511</text:p>
          </table:table-cell>
          <table:table-cell table:number-columns-repeated="3"/>
          <table:table-cell table:formula="of:=MAX([.G40];[.K40];[.O40];[.S40];[.W40];[.AA40];[.AE40];[.AI40];[.AM40];[.AQ40];[.AU40])" office:value-type="float" office:value="0.0532803535461426" calcext:value-type="float">
            <text:p>0,053280353546143</text:p>
          </table:table-cell>
          <table:table-cell table:formula="of:=MIN([.G40];[.K40];[.O40];[.S40];[.W40];[.AA40];[.AE40];[.AI40];[.AM40];[.AQ40];[.AU40])" office:value-type="float" office:value="0.0249326229095459" calcext:value-type="float">
            <text:p>0,024932622909546</text:p>
          </table:table-cell>
        </table:table-row>
        <table:table-row table:style-name="ro1">
          <table:table-cell office:value-type="string" calcext:value-type="string">
            <text:p>Janela39</text:p>
          </table:table-cell>
          <table:table-cell office:value-type="float" office:value="3" calcext:value-type="float">
            <text:p>3</text:p>
          </table:table-cell>
          <table:table-cell office:value-type="float" office:value="0.040865421295166" calcext:value-type="float">
            <text:p>0,040865421295166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3" calcext:value-type="float">
            <text:p>3</text:p>
          </table:table-cell>
          <table:table-cell office:value-type="float" office:value="0.0279521942138672" calcext:value-type="float">
            <text:p>0,027952194213867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3" calcext:value-type="float">
            <text:p>3</text:p>
          </table:table-cell>
          <table:table-cell office:value-type="float" office:value="0.020944356918335" calcext:value-type="float">
            <text:p>0,020944356918335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3" calcext:value-type="float">
            <text:p>3</text:p>
          </table:table-cell>
          <table:table-cell office:value-type="float" office:value="0.0249025821685791" calcext:value-type="float">
            <text:p>0,024902582168579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3" calcext:value-type="float">
            <text:p>3</text:p>
          </table:table-cell>
          <table:table-cell office:value-type="float" office:value="0.021939754486084" calcext:value-type="float">
            <text:p>0,021939754486084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3" calcext:value-type="float">
            <text:p>3</text:p>
          </table:table-cell>
          <table:table-cell office:value-type="float" office:value="0.0259311199188232" calcext:value-type="float">
            <text:p>0,025931119918823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3" calcext:value-type="float">
            <text:p>3</text:p>
          </table:table-cell>
          <table:table-cell office:value-type="float" office:value="0.0259568691253662" calcext:value-type="float">
            <text:p>0,025956869125366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3" calcext:value-type="float">
            <text:p>3</text:p>
          </table:table-cell>
          <table:table-cell office:value-type="float" office:value="0.0219347476959229" calcext:value-type="float">
            <text:p>0,021934747695923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3" calcext:value-type="float">
            <text:p>3</text:p>
          </table:table-cell>
          <table:table-cell office:value-type="float" office:value="0.0239615440368652" calcext:value-type="float">
            <text:p>0,023961544036865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3" calcext:value-type="float">
            <text:p>3</text:p>
          </table:table-cell>
          <table:table-cell office:value-type="float" office:value="0.025928258895874" calcext:value-type="float">
            <text:p>0,025928258895874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3" calcext:value-type="float">
            <text:p>3</text:p>
          </table:table-cell>
          <table:table-cell office:value-type="float" office:value="0.0239055156707764" calcext:value-type="float">
            <text:p>0,023905515670776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3" calcext:value-type="float">
            <text:p>3</text:p>
          </table:table-cell>
          <table:table-cell office:value-type="float" office:value="0.0219395160675049" calcext:value-type="float">
            <text:p>0,021939516067505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3" calcext:value-type="float">
            <text:p>3</text:p>
          </table:table-cell>
          <table:table-cell table:formula="of:=SUM([.C41];[.G41];[.K41];[.O41];[.S41];[.W41];[.AA41];[.AE41];[.AI41];[.AM41];[.AQ41];[.AU41])  / [.BA2]" office:value-type="float" office:value="0.025513490041097" calcext:value-type="float">
            <text:p>0,025513490041097</text:p>
          </table:table-cell>
          <table:table-cell table:number-columns-repeated="3"/>
          <table:table-cell table:formula="of:=MAX([.G41];[.K41];[.O41];[.S41];[.W41];[.AA41];[.AE41];[.AI41];[.AM41];[.AQ41];[.AU41])" office:value-type="float" office:value="0.0279521942138672" calcext:value-type="float">
            <text:p>0,027952194213867</text:p>
          </table:table-cell>
          <table:table-cell table:formula="of:=MIN([.G41];[.K41];[.O41];[.S41];[.W41];[.AA41];[.AE41];[.AI41];[.AM41];[.AQ41];[.AU41])" office:value-type="float" office:value="0.020944356918335" calcext:value-type="float">
            <text:p>0,020944356918335</text:p>
          </table:table-cell>
        </table:table-row>
        <table:table-row table:style-name="ro1">
          <table:table-cell office:value-type="string" calcext:value-type="string">
            <text:p>Janela40</text:p>
          </table:table-cell>
          <table:table-cell office:value-type="float" office:value="3" calcext:value-type="float">
            <text:p>3</text:p>
          </table:table-cell>
          <table:table-cell office:value-type="float" office:value="0.0388965606689453" calcext:value-type="float">
            <text:p>0,038896560668945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3" calcext:value-type="float">
            <text:p>3</text:p>
          </table:table-cell>
          <table:table-cell office:value-type="float" office:value="0.0249326229095459" calcext:value-type="float">
            <text:p>0,024932622909546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3" calcext:value-type="float">
            <text:p>3</text:p>
          </table:table-cell>
          <table:table-cell office:value-type="float" office:value="0.0239207744598389" calcext:value-type="float">
            <text:p>0,023920774459839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3" calcext:value-type="float">
            <text:p>3</text:p>
          </table:table-cell>
          <table:table-cell office:value-type="float" office:value="0.0249083042144775" calcext:value-type="float">
            <text:p>0,024908304214478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3" calcext:value-type="float">
            <text:p>3</text:p>
          </table:table-cell>
          <table:table-cell office:value-type="float" office:value="0.0269238948822022" calcext:value-type="float">
            <text:p>0,026923894882202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3" calcext:value-type="float">
            <text:p>3</text:p>
          </table:table-cell>
          <table:table-cell office:value-type="float" office:value="0.0369279384613037" calcext:value-type="float">
            <text:p>0,036927938461304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3" calcext:value-type="float">
            <text:p>3</text:p>
          </table:table-cell>
          <table:table-cell office:value-type="float" office:value="0.025932788848877" calcext:value-type="float">
            <text:p>0,025932788848877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3" calcext:value-type="float">
            <text:p>3</text:p>
          </table:table-cell>
          <table:table-cell office:value-type="float" office:value="0.0249042510986328" calcext:value-type="float">
            <text:p>0,024904251098633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3" calcext:value-type="float">
            <text:p>3</text:p>
          </table:table-cell>
          <table:table-cell office:value-type="float" office:value="0.0269420146942139" calcext:value-type="float">
            <text:p>0,026942014694214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3" calcext:value-type="float">
            <text:p>3</text:p>
          </table:table-cell>
          <table:table-cell office:value-type="float" office:value="0.0289218425750732" calcext:value-type="float">
            <text:p>0,028921842575073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3" calcext:value-type="float">
            <text:p>3</text:p>
          </table:table-cell>
          <table:table-cell office:value-type="float" office:value="0.0269267559051514" calcext:value-type="float">
            <text:p>0,026926755905151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3" calcext:value-type="float">
            <text:p>3</text:p>
          </table:table-cell>
          <table:table-cell office:value-type="float" office:value="0.0239624977111816" calcext:value-type="float">
            <text:p>0,023962497711182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3" calcext:value-type="float">
            <text:p>3</text:p>
          </table:table-cell>
          <table:table-cell table:formula="of:=SUM([.C42];[.G42];[.K42];[.O42];[.S42];[.W42];[.AA42];[.AE42];[.AI42];[.AM42];[.AQ42];[.AU42])  / [.BA2]" office:value-type="float" office:value="0.0278416872024536" calcext:value-type="float">
            <text:p>0,027841687202454</text:p>
          </table:table-cell>
          <table:table-cell table:number-columns-repeated="3"/>
          <table:table-cell table:formula="of:=MAX([.G42];[.K42];[.O42];[.S42];[.W42];[.AA42];[.AE42];[.AI42];[.AM42];[.AQ42];[.AU42])" office:value-type="float" office:value="0.0369279384613037" calcext:value-type="float">
            <text:p>0,036927938461304</text:p>
          </table:table-cell>
          <table:table-cell table:formula="of:=MIN([.G42];[.K42];[.O42];[.S42];[.W42];[.AA42];[.AE42];[.AI42];[.AM42];[.AQ42];[.AU42])" office:value-type="float" office:value="0.0239207744598389" calcext:value-type="float">
            <text:p>0,023920774459839</text:p>
          </table:table-cell>
        </table:table-row>
        <table:table-row table:style-name="ro1">
          <table:table-cell office:value-type="string" calcext:value-type="string">
            <text:p>Janela41</text:p>
          </table:table-cell>
          <table:table-cell office:value-type="float" office:value="3" calcext:value-type="float">
            <text:p>3</text:p>
          </table:table-cell>
          <table:table-cell office:value-type="float" office:value="0.0448789596557617" calcext:value-type="float">
            <text:p>0,044878959655762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3" calcext:value-type="float">
            <text:p>3</text:p>
          </table:table-cell>
          <table:table-cell office:value-type="float" office:value="0.028921365737915" calcext:value-type="float">
            <text:p>0,028921365737915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3" calcext:value-type="float">
            <text:p>3</text:p>
          </table:table-cell>
          <table:table-cell office:value-type="float" office:value="0.0279538631439209" calcext:value-type="float">
            <text:p>0,027953863143921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3" calcext:value-type="float">
            <text:p>3</text:p>
          </table:table-cell>
          <table:table-cell office:value-type="float" office:value="0.0348746776580811" calcext:value-type="float">
            <text:p>0,034874677658081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3" calcext:value-type="float">
            <text:p>3</text:p>
          </table:table-cell>
          <table:table-cell office:value-type="float" office:value="0.0299201011657715" calcext:value-type="float">
            <text:p>0,029920101165772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3" calcext:value-type="float">
            <text:p>3</text:p>
          </table:table-cell>
          <table:table-cell office:value-type="float" office:value="0.0299458503723145" calcext:value-type="float">
            <text:p>0,029945850372315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3" calcext:value-type="float">
            <text:p>3</text:p>
          </table:table-cell>
          <table:table-cell office:value-type="float" office:value="0.0319156646728516" calcext:value-type="float">
            <text:p>0,031915664672852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3" calcext:value-type="float">
            <text:p>3</text:p>
          </table:table-cell>
          <table:table-cell office:value-type="float" office:value="0.0269553661346436" calcext:value-type="float">
            <text:p>0,026955366134644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3" calcext:value-type="float">
            <text:p>3</text:p>
          </table:table-cell>
          <table:table-cell office:value-type="float" office:value="0.0269269943237305" calcext:value-type="float">
            <text:p>0,026926994323731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3" calcext:value-type="float">
            <text:p>3</text:p>
          </table:table-cell>
          <table:table-cell office:value-type="float" office:value="0.0677902698516846" calcext:value-type="float">
            <text:p>0,067790269851685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3" calcext:value-type="float">
            <text:p>3</text:p>
          </table:table-cell>
          <table:table-cell office:value-type="float" office:value="0.0289223194122314" calcext:value-type="float">
            <text:p>0,028922319412231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3" calcext:value-type="float">
            <text:p>3</text:p>
          </table:table-cell>
          <table:table-cell office:value-type="float" office:value="0.0279521942138672" calcext:value-type="float">
            <text:p>0,027952194213867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3" calcext:value-type="float">
            <text:p>3</text:p>
          </table:table-cell>
          <table:table-cell table:formula="of:=SUM([.C43];[.G43];[.K43];[.O43];[.S43];[.W43];[.AA43];[.AE43];[.AI43];[.AM43];[.AQ43];[.AU43])  / [.BA2]" office:value-type="float" office:value="0.0339131355285645" calcext:value-type="float">
            <text:p>0,033913135528565</text:p>
          </table:table-cell>
          <table:table-cell table:number-columns-repeated="3"/>
          <table:table-cell table:formula="of:=MAX([.G43];[.K43];[.O43];[.S43];[.W43];[.AA43];[.AE43];[.AI43];[.AM43];[.AQ43];[.AU43])" office:value-type="float" office:value="0.0677902698516846" calcext:value-type="float">
            <text:p>0,067790269851685</text:p>
          </table:table-cell>
          <table:table-cell table:formula="of:=MIN([.G43];[.K43];[.O43];[.S43];[.W43];[.AA43];[.AE43];[.AI43];[.AM43];[.AQ43];[.AU43])" office:value-type="float" office:value="0.0269269943237305" calcext:value-type="float">
            <text:p>0,026926994323731</text:p>
          </table:table-cell>
        </table:table-row>
        <table:table-row table:style-name="ro1">
          <table:table-cell office:value-type="string" calcext:value-type="string">
            <text:p>Janela42</text:p>
          </table:table-cell>
          <table:table-cell office:value-type="float" office:value="1" calcext:value-type="float">
            <text:p>1</text:p>
          </table:table-cell>
          <table:table-cell office:value-type="float" office:value="0.0528948307037354" calcext:value-type="float">
            <text:p>0,052894830703735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" calcext:value-type="float">
            <text:p>1</text:p>
          </table:table-cell>
          <table:table-cell office:value-type="float" office:value="0.0362670421600342" calcext:value-type="float">
            <text:p>0,036267042160034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" calcext:value-type="float">
            <text:p>1</text:p>
          </table:table-cell>
          <table:table-cell office:value-type="float" office:value="0.0388691425323486" calcext:value-type="float">
            <text:p>0,038869142532349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" calcext:value-type="float">
            <text:p>1</text:p>
          </table:table-cell>
          <table:table-cell office:value-type="float" office:value="0.051861047744751" calcext:value-type="float">
            <text:p>0,051861047744751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" calcext:value-type="float">
            <text:p>1</text:p>
          </table:table-cell>
          <table:table-cell office:value-type="float" office:value="0.0489001274108887" calcext:value-type="float">
            <text:p>0,048900127410889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" calcext:value-type="float">
            <text:p>1</text:p>
          </table:table-cell>
          <table:table-cell office:value-type="float" office:value="0.0368983745574951" calcext:value-type="float">
            <text:p>0,036898374557495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" calcext:value-type="float">
            <text:p>1</text:p>
          </table:table-cell>
          <table:table-cell office:value-type="float" office:value="0.0378687381744385" calcext:value-type="float">
            <text:p>0,037868738174439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" calcext:value-type="float">
            <text:p>1</text:p>
          </table:table-cell>
          <table:table-cell office:value-type="float" office:value="0.0419096946716309" calcext:value-type="float">
            <text:p>0,041909694671631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" calcext:value-type="float">
            <text:p>1</text:p>
          </table:table-cell>
          <table:table-cell office:value-type="float" office:value="0.0359296798706055" calcext:value-type="float">
            <text:p>0,035929679870606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" calcext:value-type="float">
            <text:p>1</text:p>
          </table:table-cell>
          <table:table-cell office:value-type="float" office:value="0.0438823699951172" calcext:value-type="float">
            <text:p>0,043882369995117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" calcext:value-type="float">
            <text:p>1</text:p>
          </table:table-cell>
          <table:table-cell office:value-type="float" office:value="0.0369007587432861" calcext:value-type="float">
            <text:p>0,036900758743286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" calcext:value-type="float">
            <text:p>1</text:p>
          </table:table-cell>
          <table:table-cell office:value-type="float" office:value="0.0408897399902344" calcext:value-type="float">
            <text:p>0,040889739990234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" calcext:value-type="float">
            <text:p>1</text:p>
          </table:table-cell>
          <table:table-cell table:formula="of:=SUM([.C44];[.G44];[.K44];[.O44];[.S44];[.W44];[.AA44];[.AE44];[.AI44];[.AM44];[.AQ44];[.AU44])  / [.BA2]" office:value-type="float" office:value="0.0419226288795471" calcext:value-type="float">
            <text:p>0,041922628879547</text:p>
          </table:table-cell>
          <table:table-cell table:number-columns-repeated="3"/>
          <table:table-cell table:formula="of:=MAX([.G44];[.K44];[.O44];[.S44];[.W44];[.AA44];[.AE44];[.AI44];[.AM44];[.AQ44];[.AU44])" office:value-type="float" office:value="0.051861047744751" calcext:value-type="float">
            <text:p>0,051861047744751</text:p>
          </table:table-cell>
          <table:table-cell table:formula="of:=MIN([.G44];[.K44];[.O44];[.S44];[.W44];[.AA44];[.AE44];[.AI44];[.AM44];[.AQ44];[.AU44])" office:value-type="float" office:value="0.0359296798706055" calcext:value-type="float">
            <text:p>0,035929679870606</text:p>
          </table:table-cell>
        </table:table-row>
        <table:table-row table:style-name="ro1">
          <table:table-cell office:value-type="string" calcext:value-type="string">
            <text:p>Janela43</text:p>
          </table:table-cell>
          <table:table-cell office:value-type="float" office:value="3" calcext:value-type="float">
            <text:p>3</text:p>
          </table:table-cell>
          <table:table-cell office:value-type="float" office:value="0.064812183380127" calcext:value-type="float">
            <text:p>0,064812183380127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3" calcext:value-type="float">
            <text:p>3</text:p>
          </table:table-cell>
          <table:table-cell office:value-type="float" office:value="0.0468659400939941" calcext:value-type="float">
            <text:p>0,046865940093994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3" calcext:value-type="float">
            <text:p>3</text:p>
          </table:table-cell>
          <table:table-cell office:value-type="float" office:value="0.0488986968994141" calcext:value-type="float">
            <text:p>0,048898696899414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3" calcext:value-type="float">
            <text:p>3</text:p>
          </table:table-cell>
          <table:table-cell office:value-type="float" office:value="0.0408904552459717" calcext:value-type="float">
            <text:p>0,040890455245972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3" calcext:value-type="float">
            <text:p>3</text:p>
          </table:table-cell>
          <table:table-cell office:value-type="float" office:value="0.0372302532196045" calcext:value-type="float">
            <text:p>0,037230253219605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3" calcext:value-type="float">
            <text:p>3</text:p>
          </table:table-cell>
          <table:table-cell office:value-type="float" office:value="0.0438880920410156" calcext:value-type="float">
            <text:p>0,043888092041016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3" calcext:value-type="float">
            <text:p>3</text:p>
          </table:table-cell>
          <table:table-cell office:value-type="float" office:value="0.0458769798278809" calcext:value-type="float">
            <text:p>0,045876979827881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3" calcext:value-type="float">
            <text:p>3</text:p>
          </table:table-cell>
          <table:table-cell office:value-type="float" office:value="0.0399181842803955" calcext:value-type="float">
            <text:p>0,039918184280396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3" calcext:value-type="float">
            <text:p>3</text:p>
          </table:table-cell>
          <table:table-cell office:value-type="float" office:value="0.0389182567596436" calcext:value-type="float">
            <text:p>0,038918256759644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3" calcext:value-type="float">
            <text:p>3</text:p>
          </table:table-cell>
          <table:table-cell office:value-type="float" office:value="0.0378999710083008" calcext:value-type="float">
            <text:p>0,037899971008301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3" calcext:value-type="float">
            <text:p>3</text:p>
          </table:table-cell>
          <table:table-cell office:value-type="float" office:value="0.0418899059295654" calcext:value-type="float">
            <text:p>0,041889905929565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3" calcext:value-type="float">
            <text:p>3</text:p>
          </table:table-cell>
          <table:table-cell office:value-type="float" office:value="0.0379254817962647" calcext:value-type="float">
            <text:p>0,037925481796265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3" calcext:value-type="float">
            <text:p>3</text:p>
          </table:table-cell>
          <table:table-cell table:formula="of:=SUM([.C45];[.G45];[.K45];[.O45];[.S45];[.W45];[.AA45];[.AE45];[.AI45];[.AM45];[.AQ45];[.AU45])  / [.BA2]" office:value-type="float" office:value="0.0437512000401815" calcext:value-type="float">
            <text:p>0,043751200040182</text:p>
          </table:table-cell>
          <table:table-cell table:number-columns-repeated="3"/>
          <table:table-cell table:formula="of:=MAX([.G45];[.K45];[.O45];[.S45];[.W45];[.AA45];[.AE45];[.AI45];[.AM45];[.AQ45];[.AU45])" office:value-type="float" office:value="0.0488986968994141" calcext:value-type="float">
            <text:p>0,048898696899414</text:p>
          </table:table-cell>
          <table:table-cell table:formula="of:=MIN([.G45];[.K45];[.O45];[.S45];[.W45];[.AA45];[.AE45];[.AI45];[.AM45];[.AQ45];[.AU45])" office:value-type="float" office:value="0.0372302532196045" calcext:value-type="float">
            <text:p>0,037230253219605</text:p>
          </table:table-cell>
        </table:table-row>
        <table:table-row table:style-name="ro1">
          <table:table-cell office:value-type="string" calcext:value-type="string">
            <text:p>Janela44</text:p>
          </table:table-cell>
          <table:table-cell office:value-type="float" office:value="3" calcext:value-type="float">
            <text:p>3</text:p>
          </table:table-cell>
          <table:table-cell office:value-type="float" office:value="0.0546140670776367" calcext:value-type="float">
            <text:p>0,054614067077637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3" calcext:value-type="float">
            <text:p>3</text:p>
          </table:table-cell>
          <table:table-cell office:value-type="float" office:value="0.0359339714050293" calcext:value-type="float">
            <text:p>0,035933971405029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3" calcext:value-type="float">
            <text:p>3</text:p>
          </table:table-cell>
          <table:table-cell office:value-type="float" office:value="0.0428853034973145" calcext:value-type="float">
            <text:p>0,042885303497315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3" calcext:value-type="float">
            <text:p>3</text:p>
          </table:table-cell>
          <table:table-cell office:value-type="float" office:value="0.04986572265625" calcext:value-type="float">
            <text:p>0,04986572265625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3" calcext:value-type="float">
            <text:p>3</text:p>
          </table:table-cell>
          <table:table-cell office:value-type="float" office:value="0.0458512306213379" calcext:value-type="float">
            <text:p>0,045851230621338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3" calcext:value-type="float">
            <text:p>3</text:p>
          </table:table-cell>
          <table:table-cell office:value-type="float" office:value="0.0378942489624023" calcext:value-type="float">
            <text:p>0,037894248962402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3" calcext:value-type="float">
            <text:p>3</text:p>
          </table:table-cell>
          <table:table-cell office:value-type="float" office:value="0.0418863296508789" calcext:value-type="float">
            <text:p>0,041886329650879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3" calcext:value-type="float">
            <text:p>3</text:p>
          </table:table-cell>
          <table:table-cell office:value-type="float" office:value="0.0438718795776367" calcext:value-type="float">
            <text:p>0,043871879577637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3" calcext:value-type="float">
            <text:p>3</text:p>
          </table:table-cell>
          <table:table-cell office:value-type="float" office:value="0.0438802242279053" calcext:value-type="float">
            <text:p>0,043880224227905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3" calcext:value-type="float">
            <text:p>3</text:p>
          </table:table-cell>
          <table:table-cell office:value-type="float" office:value="0.0418875217437744" calcext:value-type="float">
            <text:p>0,041887521743774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3" calcext:value-type="float">
            <text:p>3</text:p>
          </table:table-cell>
          <table:table-cell office:value-type="float" office:value="0.0458788871765137" calcext:value-type="float">
            <text:p>0,045878887176514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3" calcext:value-type="float">
            <text:p>3</text:p>
          </table:table-cell>
          <table:table-cell office:value-type="float" office:value="0.037799596786499" calcext:value-type="float">
            <text:p>0,037799596786499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3" calcext:value-type="float">
            <text:p>3</text:p>
          </table:table-cell>
          <table:table-cell table:formula="of:=SUM([.C46];[.G46];[.K46];[.O46];[.S46];[.W46];[.AA46];[.AE46];[.AI46];[.AM46];[.AQ46];[.AU46])  / [.BA2]" office:value-type="float" office:value="0.0435207486152649" calcext:value-type="float">
            <text:p>0,043520748615265</text:p>
          </table:table-cell>
          <table:table-cell table:number-columns-repeated="3"/>
          <table:table-cell table:formula="of:=MAX([.G46];[.K46];[.O46];[.S46];[.W46];[.AA46];[.AE46];[.AI46];[.AM46];[.AQ46];[.AU46])" office:value-type="float" office:value="0.04986572265625" calcext:value-type="float">
            <text:p>0,04986572265625</text:p>
          </table:table-cell>
          <table:table-cell table:formula="of:=MIN([.G46];[.K46];[.O46];[.S46];[.W46];[.AA46];[.AE46];[.AI46];[.AM46];[.AQ46];[.AU46])" office:value-type="float" office:value="0.0359339714050293" calcext:value-type="float">
            <text:p>0,035933971405029</text:p>
          </table:table-cell>
        </table:table-row>
        <table:table-row table:style-name="ro1">
          <table:table-cell office:value-type="string" calcext:value-type="string">
            <text:p>Janela45</text:p>
          </table:table-cell>
          <table:table-cell office:value-type="float" office:value="0" calcext:value-type="float">
            <text:p>0</text:p>
          </table:table-cell>
          <table:table-cell office:value-type="float" office:value="0.0478694438934326" calcext:value-type="float">
            <text:p>0,047869443893433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0" calcext:value-type="float">
            <text:p>0</text:p>
          </table:table-cell>
          <table:table-cell office:value-type="float" office:value="0.0279269218444824" calcext:value-type="float">
            <text:p>0,027926921844482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0" calcext:value-type="float">
            <text:p>0</text:p>
          </table:table-cell>
          <table:table-cell office:value-type="float" office:value="0.0308856964111328" calcext:value-type="float">
            <text:p>0,030885696411133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0" calcext:value-type="float">
            <text:p>0</text:p>
          </table:table-cell>
          <table:table-cell office:value-type="float" office:value="0.0309443473815918" calcext:value-type="float">
            <text:p>0,030944347381592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0" calcext:value-type="float">
            <text:p>0</text:p>
          </table:table-cell>
          <table:table-cell office:value-type="float" office:value="0.0339086055755615" calcext:value-type="float">
            <text:p>0,033908605575562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0" calcext:value-type="float">
            <text:p>0</text:p>
          </table:table-cell>
          <table:table-cell office:value-type="float" office:value="0.0359053611755371" calcext:value-type="float">
            <text:p>0,035905361175537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0" calcext:value-type="float">
            <text:p>0</text:p>
          </table:table-cell>
          <table:table-cell office:value-type="float" office:value="0.0318844318389893" calcext:value-type="float">
            <text:p>0,031884431838989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0" calcext:value-type="float">
            <text:p>0</text:p>
          </table:table-cell>
          <table:table-cell office:value-type="float" office:value="0.0309431552886963" calcext:value-type="float">
            <text:p>0,030943155288696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0" calcext:value-type="float">
            <text:p>0</text:p>
          </table:table-cell>
          <table:table-cell office:value-type="float" office:value="0.0359303951263428" calcext:value-type="float">
            <text:p>0,035930395126343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0" calcext:value-type="float">
            <text:p>0</text:p>
          </table:table-cell>
          <table:table-cell office:value-type="float" office:value="0.0388970375061035" calcext:value-type="float">
            <text:p>0,038897037506104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0" calcext:value-type="float">
            <text:p>0</text:p>
          </table:table-cell>
          <table:table-cell office:value-type="float" office:value="0.0309147834777832" calcext:value-type="float">
            <text:p>0,030914783477783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0" calcext:value-type="float">
            <text:p>0</text:p>
          </table:table-cell>
          <table:table-cell office:value-type="float" office:value="0.0299468040466309" calcext:value-type="float">
            <text:p>0,029946804046631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0" calcext:value-type="float">
            <text:p>0</text:p>
          </table:table-cell>
          <table:table-cell table:formula="of:=SUM([.C47];[.G47];[.K47];[.O47];[.S47];[.W47];[.AA47];[.AE47];[.AI47];[.AM47];[.AQ47];[.AU47])  / [.BA2]" office:value-type="float" office:value="0.0338297486305237" calcext:value-type="float">
            <text:p>0,033829748630524</text:p>
          </table:table-cell>
          <table:table-cell table:number-columns-repeated="3"/>
          <table:table-cell table:formula="of:=MAX([.G47];[.K47];[.O47];[.S47];[.W47];[.AA47];[.AE47];[.AI47];[.AM47];[.AQ47];[.AU47])" office:value-type="float" office:value="0.0388970375061035" calcext:value-type="float">
            <text:p>0,038897037506104</text:p>
          </table:table-cell>
          <table:table-cell table:formula="of:=MIN([.G47];[.K47];[.O47];[.S47];[.W47];[.AA47];[.AE47];[.AI47];[.AM47];[.AQ47];[.AU47])" office:value-type="float" office:value="0.0279269218444824" calcext:value-type="float">
            <text:p>0,027926921844482</text:p>
          </table:table-cell>
        </table:table-row>
        <table:table-row table:style-name="ro1">
          <table:table-cell office:value-type="string" calcext:value-type="string">
            <text:p>Janela46</text:p>
          </table:table-cell>
          <table:table-cell office:value-type="float" office:value="15" calcext:value-type="float">
            <text:p>15</text:p>
          </table:table-cell>
          <table:table-cell office:value-type="float" office:value="0.0538821220397949" calcext:value-type="float">
            <text:p>0,053882122039795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5" calcext:value-type="float">
            <text:p>15</text:p>
          </table:table-cell>
          <table:table-cell office:value-type="float" office:value="0.0316305160522461" calcext:value-type="float">
            <text:p>0,031630516052246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5" calcext:value-type="float">
            <text:p>15</text:p>
          </table:table-cell>
          <table:table-cell office:value-type="float" office:value="0.0378978252410889" calcext:value-type="float">
            <text:p>0,037897825241089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5" calcext:value-type="float">
            <text:p>15</text:p>
          </table:table-cell>
          <table:table-cell office:value-type="float" office:value="0.0448544025421143" calcext:value-type="float">
            <text:p>0,044854402542114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5" calcext:value-type="float">
            <text:p>15</text:p>
          </table:table-cell>
          <table:table-cell office:value-type="float" office:value="0.0478708744049072" calcext:value-type="float">
            <text:p>0,047870874404907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5" calcext:value-type="float">
            <text:p>15</text:p>
          </table:table-cell>
          <table:table-cell office:value-type="float" office:value="0.0448513031005859" calcext:value-type="float">
            <text:p>0,044851303100586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5" calcext:value-type="float">
            <text:p>15</text:p>
          </table:table-cell>
          <table:table-cell office:value-type="float" office:value="0.0458803176879883" calcext:value-type="float">
            <text:p>0,045880317687988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5" calcext:value-type="float">
            <text:p>15</text:p>
          </table:table-cell>
          <table:table-cell office:value-type="float" office:value="0.0438804626464844" calcext:value-type="float">
            <text:p>0,043880462646484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5" calcext:value-type="float">
            <text:p>15</text:p>
          </table:table-cell>
          <table:table-cell office:value-type="float" office:value="0.0388681888580322" calcext:value-type="float">
            <text:p>0,038868188858032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5" calcext:value-type="float">
            <text:p>15</text:p>
          </table:table-cell>
          <table:table-cell office:value-type="float" office:value="0.0398647785186768" calcext:value-type="float">
            <text:p>0,039864778518677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5" calcext:value-type="float">
            <text:p>15</text:p>
          </table:table-cell>
          <table:table-cell office:value-type="float" office:value="0.0408897399902344" calcext:value-type="float">
            <text:p>0,040889739990234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5" calcext:value-type="float">
            <text:p>15</text:p>
          </table:table-cell>
          <table:table-cell office:value-type="float" office:value="0.0515842437744141" calcext:value-type="float">
            <text:p>0,051584243774414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5" calcext:value-type="float">
            <text:p>15</text:p>
          </table:table-cell>
          <table:table-cell table:formula="of:=SUM([.C48];[.G48];[.K48];[.O48];[.S48];[.W48];[.AA48];[.AE48];[.AI48];[.AM48];[.AQ48];[.AU48])  / [.BA2]" office:value-type="float" office:value="0.0434962312380473" calcext:value-type="float">
            <text:p>0,043496231238047</text:p>
          </table:table-cell>
          <table:table-cell table:number-columns-repeated="3"/>
          <table:table-cell table:formula="of:=MAX([.G48];[.K48];[.O48];[.S48];[.W48];[.AA48];[.AE48];[.AI48];[.AM48];[.AQ48];[.AU48])" office:value-type="float" office:value="0.0515842437744141" calcext:value-type="float">
            <text:p>0,051584243774414</text:p>
          </table:table-cell>
          <table:table-cell table:formula="of:=MIN([.G48];[.K48];[.O48];[.S48];[.W48];[.AA48];[.AE48];[.AI48];[.AM48];[.AQ48];[.AU48])" office:value-type="float" office:value="0.0316305160522461" calcext:value-type="float">
            <text:p>0,031630516052246</text:p>
          </table:table-cell>
        </table:table-row>
        <table:table-row table:style-name="ro1">
          <table:table-cell office:value-type="string" calcext:value-type="string">
            <text:p>Janela47</text:p>
          </table:table-cell>
          <table:table-cell office:value-type="float" office:value="10" calcext:value-type="float">
            <text:p>10</text:p>
          </table:table-cell>
          <table:table-cell office:value-type="float" office:value="0.0638010501861572" calcext:value-type="float">
            <text:p>0,063801050186157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0" calcext:value-type="float">
            <text:p>10</text:p>
          </table:table-cell>
          <table:table-cell office:value-type="float" office:value="0.0469350814819336" calcext:value-type="float">
            <text:p>0,046935081481934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0" calcext:value-type="float">
            <text:p>10</text:p>
          </table:table-cell>
          <table:table-cell office:value-type="float" office:value="0.0468456745147705" calcext:value-type="float">
            <text:p>0,046845674514771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0" calcext:value-type="float">
            <text:p>10</text:p>
          </table:table-cell>
          <table:table-cell office:value-type="float" office:value="0.0439219474792481" calcext:value-type="float">
            <text:p>0,043921947479248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0" calcext:value-type="float">
            <text:p>10</text:p>
          </table:table-cell>
          <table:table-cell office:value-type="float" office:value="0.0449075698852539" calcext:value-type="float">
            <text:p>0,044907569885254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0" calcext:value-type="float">
            <text:p>10</text:p>
          </table:table-cell>
          <table:table-cell office:value-type="float" office:value="0.0418884754180908" calcext:value-type="float">
            <text:p>0,041888475418091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0" calcext:value-type="float">
            <text:p>10</text:p>
          </table:table-cell>
          <table:table-cell office:value-type="float" office:value="0.0448806285858154" calcext:value-type="float">
            <text:p>0,044880628585815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0" calcext:value-type="float">
            <text:p>10</text:p>
          </table:table-cell>
          <table:table-cell office:value-type="float" office:value="0.0448775291442871" calcext:value-type="float">
            <text:p>0,044877529144287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0" calcext:value-type="float">
            <text:p>10</text:p>
          </table:table-cell>
          <table:table-cell office:value-type="float" office:value="0.049868106842041" calcext:value-type="float">
            <text:p>0,049868106842041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0" calcext:value-type="float">
            <text:p>10</text:p>
          </table:table-cell>
          <table:table-cell office:value-type="float" office:value="0.0408589839935303" calcext:value-type="float">
            <text:p>0,04085898399353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0" calcext:value-type="float">
            <text:p>10</text:p>
          </table:table-cell>
          <table:table-cell office:value-type="float" office:value="0.0448794364929199" calcext:value-type="float">
            <text:p>0,04487943649292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0" calcext:value-type="float">
            <text:p>10</text:p>
          </table:table-cell>
          <table:table-cell office:value-type="float" office:value="0.0675709247589111" calcext:value-type="float">
            <text:p>0,067570924758911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0" calcext:value-type="float">
            <text:p>10</text:p>
          </table:table-cell>
          <table:table-cell table:formula="of:=SUM([.C49];[.G49];[.K49];[.O49];[.S49];[.W49];[.AA49];[.AE49];[.AI49];[.AM49];[.AQ49];[.AU49])  / [.BA2]" office:value-type="float" office:value="0.0484362840652466" calcext:value-type="float">
            <text:p>0,048436284065247</text:p>
          </table:table-cell>
          <table:table-cell table:number-columns-repeated="3"/>
          <table:table-cell table:formula="of:=MAX([.G49];[.K49];[.O49];[.S49];[.W49];[.AA49];[.AE49];[.AI49];[.AM49];[.AQ49];[.AU49])" office:value-type="float" office:value="0.0675709247589111" calcext:value-type="float">
            <text:p>0,067570924758911</text:p>
          </table:table-cell>
          <table:table-cell table:formula="of:=MIN([.G49];[.K49];[.O49];[.S49];[.W49];[.AA49];[.AE49];[.AI49];[.AM49];[.AQ49];[.AU49])" office:value-type="float" office:value="0.0408589839935303" calcext:value-type="float">
            <text:p>0,04085898399353</text:p>
          </table:table-cell>
        </table:table-row>
        <table:table-row table:style-name="ro1">
          <table:table-cell office:value-type="string" calcext:value-type="string">
            <text:p>Janela48</text:p>
          </table:table-cell>
          <table:table-cell office:value-type="float" office:value="2" calcext:value-type="float">
            <text:p>2</text:p>
          </table:table-cell>
          <table:table-cell office:value-type="float" office:value="0.061582088470459" calcext:value-type="float">
            <text:p>0,061582088470459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2" calcext:value-type="float">
            <text:p>2</text:p>
          </table:table-cell>
          <table:table-cell office:value-type="float" office:value="0.0309157371520996" calcext:value-type="float">
            <text:p>0,0309157371521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2" calcext:value-type="float">
            <text:p>2</text:p>
          </table:table-cell>
          <table:table-cell office:value-type="float" office:value="0.0369021892547607" calcext:value-type="float">
            <text:p>0,036902189254761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2" calcext:value-type="float">
            <text:p>2</text:p>
          </table:table-cell>
          <table:table-cell office:value-type="float" office:value="0.0359292030334473" calcext:value-type="float">
            <text:p>0,035929203033447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2" calcext:value-type="float">
            <text:p>2</text:p>
          </table:table-cell>
          <table:table-cell office:value-type="float" office:value="0.0339376926422119" calcext:value-type="float">
            <text:p>0,033937692642212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2" calcext:value-type="float">
            <text:p>2</text:p>
          </table:table-cell>
          <table:table-cell office:value-type="float" office:value="0.0349071025848389" calcext:value-type="float">
            <text:p>0,034907102584839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2" calcext:value-type="float">
            <text:p>2</text:p>
          </table:table-cell>
          <table:table-cell office:value-type="float" office:value="0.0458791255950928" calcext:value-type="float">
            <text:p>0,045879125595093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2" calcext:value-type="float">
            <text:p>2</text:p>
          </table:table-cell>
          <table:table-cell office:value-type="float" office:value="0.0409195423126221" calcext:value-type="float">
            <text:p>0,040919542312622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2" calcext:value-type="float">
            <text:p>2</text:p>
          </table:table-cell>
          <table:table-cell office:value-type="float" office:value="0.0478713512420654" calcext:value-type="float">
            <text:p>0,047871351242065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2" calcext:value-type="float">
            <text:p>2</text:p>
          </table:table-cell>
          <table:table-cell office:value-type="float" office:value="0.0319137573242187" calcext:value-type="float">
            <text:p>0,031913757324219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2" calcext:value-type="float">
            <text:p>2</text:p>
          </table:table-cell>
          <table:table-cell office:value-type="float" office:value="0.0349044799804687" calcext:value-type="float">
            <text:p>0,034904479980469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2" calcext:value-type="float">
            <text:p>2</text:p>
          </table:table-cell>
          <table:table-cell office:value-type="float" office:value="0.0359344482421875" calcext:value-type="float">
            <text:p>0,035934448242188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2" calcext:value-type="float">
            <text:p>2</text:p>
          </table:table-cell>
          <table:table-cell table:formula="of:=SUM([.C50];[.G50];[.K50];[.O50];[.S50];[.W50];[.AA50];[.AE50];[.AI50];[.AM50];[.AQ50];[.AU50])  / [.BA2]" office:value-type="float" office:value="0.039299726486206" calcext:value-type="float">
            <text:p>0,039299726486206</text:p>
          </table:table-cell>
          <table:table-cell table:number-columns-repeated="3"/>
          <table:table-cell table:formula="of:=MAX([.G50];[.K50];[.O50];[.S50];[.W50];[.AA50];[.AE50];[.AI50];[.AM50];[.AQ50];[.AU50])" office:value-type="float" office:value="0.0478713512420654" calcext:value-type="float">
            <text:p>0,047871351242065</text:p>
          </table:table-cell>
          <table:table-cell table:formula="of:=MIN([.G50];[.K50];[.O50];[.S50];[.W50];[.AA50];[.AE50];[.AI50];[.AM50];[.AQ50];[.AU50])" office:value-type="float" office:value="0.0309157371520996" calcext:value-type="float">
            <text:p>0,0309157371521</text:p>
          </table:table-cell>
        </table:table-row>
        <table:table-row table:style-name="ro1">
          <table:table-cell office:value-type="string" calcext:value-type="string">
            <text:p>Janela49</text:p>
          </table:table-cell>
          <table:table-cell office:value-type="float" office:value="0" calcext:value-type="float">
            <text:p>0</text:p>
          </table:table-cell>
          <table:table-cell office:value-type="float" office:value="0.0718057155609131" calcext:value-type="float">
            <text:p>0,071805715560913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0" calcext:value-type="float">
            <text:p>0</text:p>
          </table:table-cell>
          <table:table-cell office:value-type="float" office:value="0.0468740463256836" calcext:value-type="float">
            <text:p>0,046874046325684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0" calcext:value-type="float">
            <text:p>0</text:p>
          </table:table-cell>
          <table:table-cell office:value-type="float" office:value="0.0528867244720459" calcext:value-type="float">
            <text:p>0,052886724472046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0" calcext:value-type="float">
            <text:p>0</text:p>
          </table:table-cell>
          <table:table-cell office:value-type="float" office:value="0.0558247566223145" calcext:value-type="float">
            <text:p>0,055824756622315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0" calcext:value-type="float">
            <text:p>0</text:p>
          </table:table-cell>
          <table:table-cell office:value-type="float" office:value="0.04986572265625" calcext:value-type="float">
            <text:p>0,04986572265625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0" calcext:value-type="float">
            <text:p>0</text:p>
          </table:table-cell>
          <table:table-cell office:value-type="float" office:value="0.0608651638031006" calcext:value-type="float">
            <text:p>0,060865163803101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0" calcext:value-type="float">
            <text:p>0</text:p>
          </table:table-cell>
          <table:table-cell office:value-type="float" office:value="0.0508923530578613" calcext:value-type="float">
            <text:p>0,050892353057861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0" calcext:value-type="float">
            <text:p>0</text:p>
          </table:table-cell>
          <table:table-cell office:value-type="float" office:value="0.0588681697845459" calcext:value-type="float">
            <text:p>0,058868169784546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0" calcext:value-type="float">
            <text:p>0</text:p>
          </table:table-cell>
          <table:table-cell office:value-type="float" office:value="0.0558769702911377" calcext:value-type="float">
            <text:p>0,055876970291138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0" calcext:value-type="float">
            <text:p>0</text:p>
          </table:table-cell>
          <table:table-cell office:value-type="float" office:value="0.0478715896606445" calcext:value-type="float">
            <text:p>0,047871589660645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0" calcext:value-type="float">
            <text:p>0</text:p>
          </table:table-cell>
          <table:table-cell office:value-type="float" office:value="0.0488691329956055" calcext:value-type="float">
            <text:p>0,048869132995606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0" calcext:value-type="float">
            <text:p>0</text:p>
          </table:table-cell>
          <table:table-cell office:value-type="float" office:value="0.0754785537719727" calcext:value-type="float">
            <text:p>0,075478553771973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0" calcext:value-type="float">
            <text:p>0</text:p>
          </table:table-cell>
          <table:table-cell table:formula="of:=SUM([.C51];[.G51];[.K51];[.O51];[.S51];[.W51];[.AA51];[.AE51];[.AI51];[.AM51];[.AQ51];[.AU51])  / [.BA2]" office:value-type="float" office:value="0.0563315749168396" calcext:value-type="float">
            <text:p>0,05633157491684</text:p>
          </table:table-cell>
          <table:table-cell table:number-columns-repeated="3"/>
          <table:table-cell table:formula="of:=MAX([.G51];[.K51];[.O51];[.S51];[.W51];[.AA51];[.AE51];[.AI51];[.AM51];[.AQ51];[.AU51])" office:value-type="float" office:value="0.0754785537719727" calcext:value-type="float">
            <text:p>0,075478553771973</text:p>
          </table:table-cell>
          <table:table-cell table:formula="of:=MIN([.G51];[.K51];[.O51];[.S51];[.W51];[.AA51];[.AE51];[.AI51];[.AM51];[.AQ51];[.AU51])" office:value-type="float" office:value="0.0468740463256836" calcext:value-type="float">
            <text:p>0,046874046325684</text:p>
          </table:table-cell>
        </table:table-row>
        <table:table-row table:style-name="ro1">
          <table:table-cell office:value-type="string" calcext:value-type="string">
            <text:p>Janela50</text:p>
          </table:table-cell>
          <table:table-cell office:value-type="float" office:value="13" calcext:value-type="float">
            <text:p>13</text:p>
          </table:table-cell>
          <table:table-cell office:value-type="float" office:value="0.0548529624938965" calcext:value-type="float">
            <text:p>0,054852962493897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3" calcext:value-type="float">
            <text:p>13</text:p>
          </table:table-cell>
          <table:table-cell office:value-type="float" office:value="0.0336058139801025" calcext:value-type="float">
            <text:p>0,033605813980103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3" calcext:value-type="float">
            <text:p>13</text:p>
          </table:table-cell>
          <table:table-cell office:value-type="float" office:value="0.0349323749542236" calcext:value-type="float">
            <text:p>0,034932374954224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3" calcext:value-type="float">
            <text:p>13</text:p>
          </table:table-cell>
          <table:table-cell office:value-type="float" office:value="0.0308918952941895" calcext:value-type="float">
            <text:p>0,03089189529419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3" calcext:value-type="float">
            <text:p>13</text:p>
          </table:table-cell>
          <table:table-cell office:value-type="float" office:value="0.0318870544433594" calcext:value-type="float">
            <text:p>0,031887054443359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3" calcext:value-type="float">
            <text:p>13</text:p>
          </table:table-cell>
          <table:table-cell office:value-type="float" office:value="0.0329136848449707" calcext:value-type="float">
            <text:p>0,032913684844971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3" calcext:value-type="float">
            <text:p>13</text:p>
          </table:table-cell>
          <table:table-cell office:value-type="float" office:value="0.0339367389678955" calcext:value-type="float">
            <text:p>0,033936738967896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3" calcext:value-type="float">
            <text:p>13</text:p>
          </table:table-cell>
          <table:table-cell office:value-type="float" office:value="0.0319406986236572" calcext:value-type="float">
            <text:p>0,031940698623657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3" calcext:value-type="float">
            <text:p>13</text:p>
          </table:table-cell>
          <table:table-cell office:value-type="float" office:value="0.0289287567138672" calcext:value-type="float">
            <text:p>0,028928756713867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3" calcext:value-type="float">
            <text:p>13</text:p>
          </table:table-cell>
          <table:table-cell office:value-type="float" office:value="0.0329093933105469" calcext:value-type="float">
            <text:p>0,032909393310547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3" calcext:value-type="float">
            <text:p>13</text:p>
          </table:table-cell>
          <table:table-cell office:value-type="float" office:value="0.0299479961395264" calcext:value-type="float">
            <text:p>0,029947996139526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3" calcext:value-type="float">
            <text:p>13</text:p>
          </table:table-cell>
          <table:table-cell office:value-type="float" office:value="0.0359306335449219" calcext:value-type="float">
            <text:p>0,035930633544922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3" calcext:value-type="float">
            <text:p>13</text:p>
          </table:table-cell>
          <table:table-cell table:formula="of:=SUM([.C52];[.G52];[.K52];[.O52];[.S52];[.W52];[.AA52];[.AE52];[.AI52];[.AM52];[.AQ52];[.AU52])  / [.BA2]" office:value-type="float" office:value="0.0343898336092631" calcext:value-type="float">
            <text:p>0,034389833609263</text:p>
          </table:table-cell>
          <table:table-cell table:number-columns-repeated="3"/>
          <table:table-cell table:formula="of:=MAX([.G52];[.K52];[.O52];[.S52];[.W52];[.AA52];[.AE52];[.AI52];[.AM52];[.AQ52];[.AU52])" office:value-type="float" office:value="0.0359306335449219" calcext:value-type="float">
            <text:p>0,035930633544922</text:p>
          </table:table-cell>
          <table:table-cell table:formula="of:=MIN([.G52];[.K52];[.O52];[.S52];[.W52];[.AA52];[.AE52];[.AI52];[.AM52];[.AQ52];[.AU52])" office:value-type="float" office:value="0.0289287567138672" calcext:value-type="float">
            <text:p>0,028928756713867</text:p>
          </table:table-cell>
        </table:table-row>
        <table:table-row table:style-name="ro1">
          <table:table-cell table:number-columns-repeated="5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52])" office:value-type="float" office:value="2.48488998413086" calcext:value-type="float">
            <text:p>2,4848899841308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52])" office:value-type="float" office:value="1.65906143188477" calcext:value-type="float">
            <text:p>1,6590614318847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52])" office:value-type="float" office:value="1.54680180549622" calcext:value-type="float">
            <text:p>1,5468018054962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52])" office:value-type="float" office:value="1.58969879150391" calcext:value-type="float">
            <text:p>1,5896987915039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52])" office:value-type="float" office:value="1.60013628005981" calcext:value-type="float">
            <text:p>1,6001362800598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52])" office:value-type="float" office:value="1.60660123825073" calcext:value-type="float">
            <text:p>1,6066012382507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52])" office:value-type="float" office:value="1.60176587104797" calcext:value-type="float">
            <text:p>1,6017658710479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E3:.AE52])" office:value-type="float" office:value="1.64528036117554" calcext:value-type="float">
            <text:p>1,6452803611755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I3:.AI52])" office:value-type="float" office:value="1.57078909873962" calcext:value-type="float">
            <text:p>1,5707890987396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M3:.AM52])" office:value-type="float" office:value="1.6348922252655" calcext:value-type="float">
            <text:p>1,634892225265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Q3:.AQ52])" office:value-type="float" office:value="1.54981994628906" calcext:value-type="float">
            <text:p>1,5498199462890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U3:.AU52])" office:value-type="float" office:value="1.72176361083984" calcext:value-type="float">
            <text:p>1,7217636108398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Y3:.AY52])" office:value-type="float" office:value="2.37261259555817" calcext:value-type="float">
            <text:p>2,37261259555817</text:p>
          </table:table-cell>
          <table:table-cell table:number-columns-repeated="3"/>
          <table:table-cell table:style-name="ce1" office:value-type="string" calcext:value-type="string">
            <text:p>Pior caso</text:p>
          </table:table-cell>
          <table:table-cell table:style-name="ce1" office:value-type="string" calcext:value-type="string">
            <text:p>Melhor caso</text:p>
          </table:table-cell>
        </table:table-row>
        <table:table-row table:style-name="ro1">
          <table:table-cell table:number-columns-repeated="54"/>
          <table:table-cell table:formula="of:=SUM([.BC3:.BC52])" office:value-type="float" office:value="2.18523550033569" calcext:value-type="float">
            <text:p>2,18523550033569</text:p>
          </table:table-cell>
          <table:table-cell table:formula="of:=SUM([.BD3:.BD52])" office:value-type="float" office:value="1.34862399101257" calcext:value-type="float">
            <text:p>1,348623991012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16:46:06.4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10-31T17:17:44.195000000</dc:date>
    <meta:editing-duration>PT50M57S</meta:editing-duration>
    <meta:editing-cycles>14</meta:editing-cycles>
    <meta:document-statistic meta:table-count="4" meta:cell-count="4551" meta:object-count="0"/>
  </office:meta>
</office:document-meta>
</file>